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4" table:style-name="ta1">
        <table:shapes>
          <draw:frame draw:z-index="0" draw:style-name="gr1" draw:text-style-name="P1" svg:width="159.99mm" svg:height="89.99mm" svg:x="294.1mm" svg:y="0.53mm">
            <loext:p draw:notify-on-update-of-ranges="test164.B1:test164.B1 test164.B2:test164.B717 test164.C1:test164.C1 test164.C2:test164.C717 test164.D1:test164.D1 test164.D2:test164.D7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85mm" svg:y="94.84mm">
            <loext:p draw:notify-on-update-of-ranges="test164.B2:test164.B717 test164.F1:test164.F1 test164.F2:test164.F7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8.25mm" svg:height="89.99mm" svg:x="293.5mm" svg:y="90.59mm">
            <loext:p draw:notify-on-update-of-ranges="test164.B2:test164.B717 test164.G1:test164.G1 test164.G2:test164.G7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3.28mm" svg:y="1mm">
            <loext:p draw:notify-on-update-of-ranges="test164.G1:test164.G1 test164.G2:test164.G717 test164.C1:test164.C1 test164.C2:test164.C717 test164.G1:test164.G1 test164.G2:test164.G717 test164.D1:test164.D1 test164.D2:test164.D7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1</text:p>
          </table:table-cell>
          <table:table-cell office:value-type="float" office:value="0.012667" calcext:value-type="float">
            <text:p>0.01266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2</text:p>
          </table:table-cell>
          <table:table-cell office:value-type="float" office:value="0.066536" calcext:value-type="float">
            <text:p>0.066536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4722" calcext:value-type="float">
            <text:p>47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3</text:p>
          </table:table-cell>
          <table:table-cell office:value-type="float" office:value="0.015711" calcext:value-type="float">
            <text:p>0.015711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834" calcext:value-type="float">
            <text:p>48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4</text:p>
          </table:table-cell>
          <table:table-cell office:value-type="float" office:value="0.039403" calcext:value-type="float">
            <text:p>0.039403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5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482" calcext:value-type="float">
            <text:p>54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6</text:p>
          </table:table-cell>
          <table:table-cell office:value-type="float" office:value="0.011521" calcext:value-type="float">
            <text:p>0.01152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office:value-type="float" office:value="5738" calcext:value-type="float">
            <text:p>57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7</text:p>
          </table:table-cell>
          <table:table-cell office:value-type="float" office:value="0.011553" calcext:value-type="float">
            <text:p>0.01155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923" calcext:value-type="float">
            <text:p>49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49</text:p>
          </table:table-cell>
          <table:table-cell office:value-type="float" office:value="0.011815" calcext:value-type="float">
            <text:p>0.011815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109" calcext:value-type="float">
            <text:p>51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0</text:p>
          </table:table-cell>
          <table:table-cell office:value-type="float" office:value="0.012044" calcext:value-type="float">
            <text:p>0.01204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1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312" calcext:value-type="float">
            <text:p>43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2</text:p>
          </table:table-cell>
          <table:table-cell office:value-type="float" office:value="0.011566" calcext:value-type="float">
            <text:p>0.011566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5026" calcext:value-type="float">
            <text:p>50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3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4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6105" calcext:value-type="float">
            <text:p>61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5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" calcext:value-type="float">
            <text:p>0</text:p>
          </table:table-cell>
          <table:table-cell office:value-type="float" office:value="5678" calcext:value-type="float">
            <text:p>56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6</text:p>
          </table:table-cell>
          <table:table-cell office:value-type="float" office:value="0.781098" calcext:value-type="float">
            <text:p>0.781098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" calcext:value-type="float">
            <text:p>0</text:p>
          </table:table-cell>
          <table:table-cell office:value-type="float" office:value="5020" calcext:value-type="float">
            <text:p>50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7</text:p>
          </table:table-cell>
          <table:table-cell office:value-type="float" office:value="0.561854" calcext:value-type="float">
            <text:p>0.56185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" calcext:value-type="float">
            <text:p>0</text:p>
          </table:table-cell>
          <table:table-cell office:value-type="float" office:value="5278" calcext:value-type="float">
            <text:p>52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8</text:p>
          </table:table-cell>
          <table:table-cell office:value-type="float" office:value="0.295499" calcext:value-type="float">
            <text:p>0.29549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" calcext:value-type="float">
            <text:p>0</text:p>
          </table:table-cell>
          <table:table-cell office:value-type="float" office:value="6494" calcext:value-type="float">
            <text:p>64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7:59</text:p>
          </table:table-cell>
          <table:table-cell office:value-type="float" office:value="0.038877" calcext:value-type="float">
            <text:p>0.03887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0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1</text:p>
          </table:table-cell>
          <table:table-cell office:value-type="float" office:value="0.011701" calcext:value-type="float">
            <text:p>0.01170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5241" calcext:value-type="float">
            <text:p>52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2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5059" calcext:value-type="float">
            <text:p>50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3</text:p>
          </table:table-cell>
          <table:table-cell office:value-type="float" office:value="0.285098" calcext:value-type="float">
            <text:p>0.285098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796" calcext:value-type="float">
            <text:p>47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4</text:p>
          </table:table-cell>
          <table:table-cell office:value-type="float" office:value="0.619165" calcext:value-type="float">
            <text:p>0.619165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5523" calcext:value-type="float">
            <text:p>552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5</text:p>
          </table:table-cell>
          <table:table-cell office:value-type="float" office:value="0.379552" calcext:value-type="float">
            <text:p>0.379552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5679" calcext:value-type="float">
            <text:p>56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6</text:p>
          </table:table-cell>
          <table:table-cell office:value-type="float" office:value="0.085557" calcext:value-type="float">
            <text:p>0.08555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4425" calcext:value-type="float">
            <text:p>442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7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657" calcext:value-type="float">
            <text:p>56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8</text:p>
          </table:table-cell>
          <table:table-cell office:value-type="float" office:value="0.011516" calcext:value-type="float">
            <text:p>0.011516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09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4803" calcext:value-type="float">
            <text:p>48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0</text:p>
          </table:table-cell>
          <table:table-cell office:value-type="float" office:value="0.011794" calcext:value-type="float">
            <text:p>0.01179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5226" calcext:value-type="float">
            <text:p>52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1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6004" calcext:value-type="float">
            <text:p>60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2</text:p>
          </table:table-cell>
          <table:table-cell office:value-type="float" office:value="0.011548" calcext:value-type="float">
            <text:p>0.01154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476" calcext:value-type="float">
            <text:p>44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3</text:p>
          </table:table-cell>
          <table:table-cell office:value-type="float" office:value="0.011082" calcext:value-type="float">
            <text:p>0.01108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4229" calcext:value-type="float">
            <text:p>42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4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5</text:p>
          </table:table-cell>
          <table:table-cell office:value-type="float" office:value="0.011871" calcext:value-type="float">
            <text:p>0.01187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6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7</text:p>
          </table:table-cell>
          <table:table-cell office:value-type="float" office:value="0.011747" calcext:value-type="float">
            <text:p>0.01174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5345" calcext:value-type="float">
            <text:p>53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8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5383" calcext:value-type="float">
            <text:p>53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19</text:p>
          </table:table-cell>
          <table:table-cell office:value-type="float" office:value="0.015114" calcext:value-type="float">
            <text:p>0.015114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0</text:p>
          </table:table-cell>
          <table:table-cell office:value-type="float" office:value="0.011803" calcext:value-type="float">
            <text:p>0.01180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4711" calcext:value-type="float">
            <text:p>47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1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3876" calcext:value-type="float">
            <text:p>38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2</text:p>
          </table:table-cell>
          <table:table-cell office:value-type="float" office:value="0.011122" calcext:value-type="float">
            <text:p>0.01112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4794" calcext:value-type="float">
            <text:p>47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3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4</text:p>
          </table:table-cell>
          <table:table-cell office:value-type="float" office:value="0.011571" calcext:value-type="float">
            <text:p>0.011571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4402" calcext:value-type="float">
            <text:p>44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5</text:p>
          </table:table-cell>
          <table:table-cell office:value-type="float" office:value="0.011224" calcext:value-type="float">
            <text:p>0.011224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362" calcext:value-type="float">
            <text:p>53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6</text:p>
          </table:table-cell>
          <table:table-cell office:value-type="float" office:value="0.011862" calcext:value-type="float">
            <text:p>0.01186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5742" calcext:value-type="float">
            <text:p>57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7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6993" calcext:value-type="float">
            <text:p>6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29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4323" calcext:value-type="float">
            <text:p>43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0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1</text:p>
          </table:table-cell>
          <table:table-cell office:value-type="float" office:value="0.012409" calcext:value-type="float">
            <text:p>0.01240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4486" calcext:value-type="float">
            <text:p>44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2</text:p>
          </table:table-cell>
          <table:table-cell office:value-type="float" office:value="0.016611" calcext:value-type="float">
            <text:p>0.016611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4812" calcext:value-type="float">
            <text:p>48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3</text:p>
          </table:table-cell>
          <table:table-cell office:value-type="float" office:value="0.064975" calcext:value-type="float">
            <text:p>0.064975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4237" calcext:value-type="float">
            <text:p>42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4</text:p>
          </table:table-cell>
          <table:table-cell office:value-type="float" office:value="0.033226" calcext:value-type="float">
            <text:p>0.033226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4849" calcext:value-type="float">
            <text:p>48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5</text:p>
          </table:table-cell>
          <table:table-cell office:value-type="float" office:value="0.011587" calcext:value-type="float">
            <text:p>0.01158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4785" calcext:value-type="float">
            <text:p>47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6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5581" calcext:value-type="float">
            <text:p>55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7</text:p>
          </table:table-cell>
          <table:table-cell office:value-type="float" office:value="0.012865" calcext:value-type="float">
            <text:p>0.01286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8</text:p>
          </table:table-cell>
          <table:table-cell office:value-type="float" office:value="0.011713" calcext:value-type="float">
            <text:p>0.011713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5052" calcext:value-type="float">
            <text:p>50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39</text:p>
          </table:table-cell>
          <table:table-cell office:value-type="float" office:value="0.025247" calcext:value-type="float">
            <text:p>0.025247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5041" calcext:value-type="float">
            <text:p>50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0</text:p>
          </table:table-cell>
          <table:table-cell office:value-type="float" office:value="0.047899" calcext:value-type="float">
            <text:p>0.04789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6286" calcext:value-type="float">
            <text:p>62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1</text:p>
          </table:table-cell>
          <table:table-cell office:value-type="float" office:value="0.060326" calcext:value-type="float">
            <text:p>0.060326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7195" calcext:value-type="float">
            <text:p>71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2</text:p>
          </table:table-cell>
          <table:table-cell office:value-type="float" office:value="0.023596" calcext:value-type="float">
            <text:p>0.023596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3</text:p>
          </table:table-cell>
          <table:table-cell office:value-type="float" office:value="0.012976" calcext:value-type="float">
            <text:p>0.01297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4</text:p>
          </table:table-cell>
          <table:table-cell office:value-type="float" office:value="0.012874" calcext:value-type="float">
            <text:p>0.01287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629" calcext:value-type="float">
            <text:p>56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5</text:p>
          </table:table-cell>
          <table:table-cell office:value-type="float" office:value="0.014936" calcext:value-type="float">
            <text:p>0.014936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" calcext:value-type="float">
            <text:p>0</text:p>
          </table:table-cell>
          <table:table-cell office:value-type="float" office:value="6087" calcext:value-type="float">
            <text:p>60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6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5427" calcext:value-type="float">
            <text:p>54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7</text:p>
          </table:table-cell>
          <table:table-cell office:value-type="float" office:value="0.011659" calcext:value-type="float">
            <text:p>0.011659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8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49</text:p>
          </table:table-cell>
          <table:table-cell office:value-type="float" office:value="0.011428" calcext:value-type="float">
            <text:p>0.01142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5157" calcext:value-type="float">
            <text:p>51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0</text:p>
          </table:table-cell>
          <table:table-cell office:value-type="float" office:value="0.013276" calcext:value-type="float">
            <text:p>0.01327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1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2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4375" calcext:value-type="float">
            <text:p>43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3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4806" calcext:value-type="float">
            <text:p>48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4</text:p>
          </table:table-cell>
          <table:table-cell office:value-type="float" office:value="0.099337" calcext:value-type="float">
            <text:p>0.09933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4651" calcext:value-type="float">
            <text:p>46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5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6</text:p>
          </table:table-cell>
          <table:table-cell office:value-type="float" office:value="0.016211" calcext:value-type="float">
            <text:p>0.016211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5385" calcext:value-type="float">
            <text:p>53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7</text:p>
          </table:table-cell>
          <table:table-cell office:value-type="float" office:value="0.011406" calcext:value-type="float">
            <text:p>0.011406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4868" calcext:value-type="float">
            <text:p>48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8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217" calcext:value-type="float">
            <text:p>52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8:59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952" calcext:value-type="float">
            <text:p>49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3691" calcext:value-type="float">
            <text:p>36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1</text:p>
          </table:table-cell>
          <table:table-cell office:value-type="float" office:value="0.011981" calcext:value-type="float">
            <text:p>0.011981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2</text:p>
          </table:table-cell>
          <table:table-cell office:value-type="float" office:value="0.011473" calcext:value-type="float">
            <text:p>0.01147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3</text:p>
          </table:table-cell>
          <table:table-cell office:value-type="float" office:value="0.012146" calcext:value-type="float">
            <text:p>0.012146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4746" calcext:value-type="float">
            <text:p>47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4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4625" calcext:value-type="float">
            <text:p>46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5</text:p>
          </table:table-cell>
          <table:table-cell office:value-type="float" office:value="0.058085" calcext:value-type="float">
            <text:p>0.058085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6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4642" calcext:value-type="float">
            <text:p>46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7</text:p>
          </table:table-cell>
          <table:table-cell office:value-type="float" office:value="0.017746" calcext:value-type="float">
            <text:p>0.017746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8</text:p>
          </table:table-cell>
          <table:table-cell office:value-type="float" office:value="0.013956" calcext:value-type="float">
            <text:p>0.013956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5887" calcext:value-type="float">
            <text:p>58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09</text:p>
          </table:table-cell>
          <table:table-cell office:value-type="float" office:value="0.011998" calcext:value-type="float">
            <text:p>0.01199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0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1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5367" calcext:value-type="float">
            <text:p>53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2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3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4</text:p>
          </table:table-cell>
          <table:table-cell office:value-type="float" office:value="0.022406" calcext:value-type="float">
            <text:p>0.02240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5</text:p>
          </table:table-cell>
          <table:table-cell office:value-type="float" office:value="0.012115" calcext:value-type="float">
            <text:p>0.01211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6307" calcext:value-type="float">
            <text:p>63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6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5334" calcext:value-type="float">
            <text:p>53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7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8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5463" calcext:value-type="float">
            <text:p>54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19</text:p>
          </table:table-cell>
          <table:table-cell office:value-type="float" office:value="0.012238" calcext:value-type="float">
            <text:p>0.01223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063" calcext:value-type="float">
            <text:p>50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0</text:p>
          </table:table-cell>
          <table:table-cell office:value-type="float" office:value="0.012755" calcext:value-type="float">
            <text:p>0.012755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207" calcext:value-type="float">
            <text:p>52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1</text:p>
          </table:table-cell>
          <table:table-cell office:value-type="float" office:value="0.015813" calcext:value-type="float">
            <text:p>0.015813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5111" calcext:value-type="float">
            <text:p>51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2</text:p>
          </table:table-cell>
          <table:table-cell office:value-type="float" office:value="0.091845" calcext:value-type="float">
            <text:p>0.091845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" calcext:value-type="float">
            <text:p>0</text:p>
          </table:table-cell>
          <table:table-cell office:value-type="float" office:value="5013" calcext:value-type="float">
            <text:p>50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3</text:p>
          </table:table-cell>
          <table:table-cell office:value-type="float" office:value="0.313018" calcext:value-type="float">
            <text:p>0.313018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" calcext:value-type="float">
            <text:p>0</text:p>
          </table:table-cell>
          <table:table-cell office:value-type="float" office:value="4841" calcext:value-type="float">
            <text:p>48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4</text:p>
          </table:table-cell>
          <table:table-cell office:value-type="float" office:value="0.239749" calcext:value-type="float">
            <text:p>0.239749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" calcext:value-type="float">
            <text:p>0</text:p>
          </table:table-cell>
          <table:table-cell office:value-type="float" office:value="4853" calcext:value-type="float">
            <text:p>48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5</text:p>
          </table:table-cell>
          <table:table-cell office:value-type="float" office:value="0.168462" calcext:value-type="float">
            <text:p>0.168462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</text:p>
          </table:table-cell>
          <table:table-cell office:value-type="float" office:value="4853" calcext:value-type="float">
            <text:p>485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7</text:p>
          </table:table-cell>
          <table:table-cell office:value-type="float" office:value="0.091351" calcext:value-type="float">
            <text:p>0.091351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" calcext:value-type="float">
            <text:p>0</text:p>
          </table:table-cell>
          <table:table-cell office:value-type="float" office:value="4978" calcext:value-type="float">
            <text:p>49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8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" calcext:value-type="float">
            <text:p>0</text:p>
          </table:table-cell>
          <table:table-cell office:value-type="float" office:value="5387" calcext:value-type="float">
            <text:p>538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29</text:p>
          </table:table-cell>
          <table:table-cell office:value-type="float" office:value="0.112226" calcext:value-type="float">
            <text:p>0.112226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office:value-type="float" office:value="5452" calcext:value-type="float">
            <text:p>54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0</text:p>
          </table:table-cell>
          <table:table-cell office:value-type="float" office:value="0.069753" calcext:value-type="float">
            <text:p>0.069753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" calcext:value-type="float">
            <text:p>0</text:p>
          </table:table-cell>
          <table:table-cell office:value-type="float" office:value="4803" calcext:value-type="float">
            <text:p>480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1</text:p>
          </table:table-cell>
          <table:table-cell office:value-type="float" office:value="0.072898" calcext:value-type="float">
            <text:p>0.07289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5191" calcext:value-type="float">
            <text:p>51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2</text:p>
          </table:table-cell>
          <table:table-cell office:value-type="float" office:value="0.152023" calcext:value-type="float">
            <text:p>0.152023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140" calcext:value-type="float">
            <text:p>514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3</text:p>
          </table:table-cell>
          <table:table-cell office:value-type="float" office:value="0.115415" calcext:value-type="float">
            <text:p>0.115415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" calcext:value-type="float">
            <text:p>0</text:p>
          </table:table-cell>
          <table:table-cell office:value-type="float" office:value="5105" calcext:value-type="float">
            <text:p>51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4</text:p>
          </table:table-cell>
          <table:table-cell office:value-type="float" office:value="0.03927" calcext:value-type="float">
            <text:p>0.03927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756" calcext:value-type="float">
            <text:p>475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5</text:p>
          </table:table-cell>
          <table:table-cell office:value-type="float" office:value="0.144391" calcext:value-type="float">
            <text:p>0.144391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" calcext:value-type="float">
            <text:p>0</text:p>
          </table:table-cell>
          <table:table-cell office:value-type="float" office:value="4825" calcext:value-type="float">
            <text:p>48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6</text:p>
          </table:table-cell>
          <table:table-cell office:value-type="float" office:value="0.059256" calcext:value-type="float">
            <text:p>0.059256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7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8</text:p>
          </table:table-cell>
          <table:table-cell office:value-type="float" office:value="0.11652" calcext:value-type="float">
            <text:p>0.11652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" calcext:value-type="float">
            <text:p>0</text:p>
          </table:table-cell>
          <table:table-cell office:value-type="float" office:value="3669" calcext:value-type="float">
            <text:p>366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39</text:p>
          </table:table-cell>
          <table:table-cell office:value-type="float" office:value="0.119262" calcext:value-type="float">
            <text:p>0.11926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041" calcext:value-type="float">
            <text:p>50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0</text:p>
          </table:table-cell>
          <table:table-cell office:value-type="float" office:value="0.058365" calcext:value-type="float">
            <text:p>0.058365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" calcext:value-type="float">
            <text:p>0</text:p>
          </table:table-cell>
          <table:table-cell office:value-type="float" office:value="4477" calcext:value-type="float">
            <text:p>447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1</text:p>
          </table:table-cell>
          <table:table-cell office:value-type="float" office:value="0.104835" calcext:value-type="float">
            <text:p>0.104835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2</text:p>
          </table:table-cell>
          <table:table-cell office:value-type="float" office:value="0.114366" calcext:value-type="float">
            <text:p>0.114366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" calcext:value-type="float">
            <text:p>0</text:p>
          </table:table-cell>
          <table:table-cell office:value-type="float" office:value="4217" calcext:value-type="float">
            <text:p>42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3</text:p>
          </table:table-cell>
          <table:table-cell office:value-type="float" office:value="0.078369" calcext:value-type="float">
            <text:p>0.078369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4</text:p>
          </table:table-cell>
          <table:table-cell office:value-type="float" office:value="0.028858" calcext:value-type="float">
            <text:p>0.028858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237" calcext:value-type="float">
            <text:p>423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5</text:p>
          </table:table-cell>
          <table:table-cell office:value-type="float" office:value="0.062838" calcext:value-type="float">
            <text:p>0.06283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" calcext:value-type="float">
            <text:p>0</text:p>
          </table:table-cell>
          <table:table-cell office:value-type="float" office:value="4282" calcext:value-type="float">
            <text:p>42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6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7</text:p>
          </table:table-cell>
          <table:table-cell office:value-type="float" office:value="0.031526" calcext:value-type="float">
            <text:p>0.03152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4218" calcext:value-type="float">
            <text:p>421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8</text:p>
          </table:table-cell>
          <table:table-cell office:value-type="float" office:value="0.029077" calcext:value-type="float">
            <text:p>0.029077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49</text:p>
          </table:table-cell>
          <table:table-cell office:value-type="float" office:value="0.029086" calcext:value-type="float">
            <text:p>0.02908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514" calcext:value-type="float">
            <text:p>45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0</text:p>
          </table:table-cell>
          <table:table-cell office:value-type="float" office:value="0.130841" calcext:value-type="float">
            <text:p>0.13084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4029" calcext:value-type="float">
            <text:p>40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1</text:p>
          </table:table-cell>
          <table:table-cell office:value-type="float" office:value="0.20624" calcext:value-type="float">
            <text:p>0.20624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2</text:p>
          </table:table-cell>
          <table:table-cell office:value-type="float" office:value="0.130437" calcext:value-type="float">
            <text:p>0.13043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4483" calcext:value-type="float">
            <text:p>448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3</text:p>
          </table:table-cell>
          <table:table-cell office:value-type="float" office:value="0.063057" calcext:value-type="float">
            <text:p>0.063057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4</text:p>
          </table:table-cell>
          <table:table-cell office:value-type="float" office:value="0.061124" calcext:value-type="float">
            <text:p>0.06112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5429" calcext:value-type="float">
            <text:p>542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5</text:p>
          </table:table-cell>
          <table:table-cell office:value-type="float" office:value="0.027155" calcext:value-type="float">
            <text:p>0.02715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6</text:p>
          </table:table-cell>
          <table:table-cell office:value-type="float" office:value="0.033686" calcext:value-type="float">
            <text:p>0.03368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7</text:p>
          </table:table-cell>
          <table:table-cell office:value-type="float" office:value="0.057423" calcext:value-type="float">
            <text:p>0.05742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7951" calcext:value-type="float">
            <text:p>79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8</text:p>
          </table:table-cell>
          <table:table-cell office:value-type="float" office:value="0.052338" calcext:value-type="float">
            <text:p>0.052338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float" office:value="7308" calcext:value-type="float">
            <text:p>73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49:59</text:p>
          </table:table-cell>
          <table:table-cell office:value-type="float" office:value="0.026865" calcext:value-type="float">
            <text:p>0.026865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4603" calcext:value-type="float">
            <text:p>46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0</text:p>
          </table:table-cell>
          <table:table-cell office:value-type="float" office:value="0.035437" calcext:value-type="float">
            <text:p>0.03543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" calcext:value-type="float">
            <text:p>0</text:p>
          </table:table-cell>
          <table:table-cell office:value-type="float" office:value="5547" calcext:value-type="float">
            <text:p>55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1</text:p>
          </table:table-cell>
          <table:table-cell office:value-type="float" office:value="0.031865" calcext:value-type="float">
            <text:p>0.03186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4446" calcext:value-type="float">
            <text:p>44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2</text:p>
          </table:table-cell>
          <table:table-cell office:value-type="float" office:value="0.028711" calcext:value-type="float">
            <text:p>0.028711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4535" calcext:value-type="float">
            <text:p>45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3</text:p>
          </table:table-cell>
          <table:table-cell office:value-type="float" office:value="0.038532" calcext:value-type="float">
            <text:p>0.038532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5108" calcext:value-type="float">
            <text:p>51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4</text:p>
          </table:table-cell>
          <table:table-cell office:value-type="float" office:value="0.030125" calcext:value-type="float">
            <text:p>0.03012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5183" calcext:value-type="float">
            <text:p>51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5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6</text:p>
          </table:table-cell>
          <table:table-cell office:value-type="float" office:value="0.036537" calcext:value-type="float">
            <text:p>0.036537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7</text:p>
          </table:table-cell>
          <table:table-cell office:value-type="float" office:value="0.055139" calcext:value-type="float">
            <text:p>0.055139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8</text:p>
          </table:table-cell>
          <table:table-cell office:value-type="float" office:value="0.031098" calcext:value-type="float">
            <text:p>0.031098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6713" calcext:value-type="float">
            <text:p>67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09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5510" calcext:value-type="float">
            <text:p>55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0</text:p>
          </table:table-cell>
          <table:table-cell office:value-type="float" office:value="0.046338" calcext:value-type="float">
            <text:p>0.046338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5395" calcext:value-type="float">
            <text:p>539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1</text:p>
          </table:table-cell>
          <table:table-cell office:value-type="float" office:value="0.098963" calcext:value-type="float">
            <text:p>0.09896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2</text:p>
          </table:table-cell>
          <table:table-cell office:value-type="float" office:value="0.046048" calcext:value-type="float">
            <text:p>0.04604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4621" calcext:value-type="float">
            <text:p>46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3</text:p>
          </table:table-cell>
          <table:table-cell office:value-type="float" office:value="0.032218" calcext:value-type="float">
            <text:p>0.03221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6241" calcext:value-type="float">
            <text:p>62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4</text:p>
          </table:table-cell>
          <table:table-cell office:value-type="float" office:value="0.032598" calcext:value-type="float">
            <text:p>0.03259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5</text:p>
          </table:table-cell>
          <table:table-cell office:value-type="float" office:value="0.057232" calcext:value-type="float">
            <text:p>0.057232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6</text:p>
          </table:table-cell>
          <table:table-cell office:value-type="float" office:value="0.067935" calcext:value-type="float">
            <text:p>0.067935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4498" calcext:value-type="float">
            <text:p>44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7</text:p>
          </table:table-cell>
          <table:table-cell office:value-type="float" office:value="0.063394" calcext:value-type="float">
            <text:p>0.06339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5242" calcext:value-type="float">
            <text:p>524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8</text:p>
          </table:table-cell>
          <table:table-cell office:value-type="float" office:value="0.036032" calcext:value-type="float">
            <text:p>0.03603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218" calcext:value-type="float">
            <text:p>521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19</text:p>
          </table:table-cell>
          <table:table-cell office:value-type="float" office:value="0.031753" calcext:value-type="float">
            <text:p>0.03175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" calcext:value-type="float">
            <text:p>0</text:p>
          </table:table-cell>
          <table:table-cell office:value-type="float" office:value="5514" calcext:value-type="float">
            <text:p>55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0</text:p>
          </table:table-cell>
          <table:table-cell office:value-type="float" office:value="0.033547" calcext:value-type="float">
            <text:p>0.03354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043" calcext:value-type="float">
            <text:p>304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1</text:p>
          </table:table-cell>
          <table:table-cell office:value-type="float" office:value="0.051664" calcext:value-type="float">
            <text:p>0.05166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2</text:p>
          </table:table-cell>
          <table:table-cell office:value-type="float" office:value="0.023516" calcext:value-type="float">
            <text:p>0.023516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3</text:p>
          </table:table-cell>
          <table:table-cell office:value-type="float" office:value="0.028525" calcext:value-type="float">
            <text:p>0.02852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4611" calcext:value-type="float">
            <text:p>461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4</text:p>
          </table:table-cell>
          <table:table-cell office:value-type="float" office:value="0.028837" calcext:value-type="float">
            <text:p>0.02883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4845" calcext:value-type="float">
            <text:p>48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5</text:p>
          </table:table-cell>
          <table:table-cell office:value-type="float" office:value="0.321084" calcext:value-type="float">
            <text:p>0.32108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4599" calcext:value-type="float">
            <text:p>45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6</text:p>
          </table:table-cell>
          <table:table-cell office:value-type="float" office:value="0.843427" calcext:value-type="float">
            <text:p>0.84342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  <table:table-cell office:value-type="float" office:value="4919" calcext:value-type="float">
            <text:p>49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7</text:p>
          </table:table-cell>
          <table:table-cell office:value-type="float" office:value="0.631464" calcext:value-type="float">
            <text:p>0.63146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8</text:p>
          </table:table-cell>
          <table:table-cell office:value-type="float" office:value="0.368026" calcext:value-type="float">
            <text:p>0.368026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" calcext:value-type="float">
            <text:p>0</text:p>
          </table:table-cell>
          <table:table-cell office:value-type="float" office:value="5593" calcext:value-type="float">
            <text:p>55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29</text:p>
          </table:table-cell>
          <table:table-cell office:value-type="float" office:value="0.086505" calcext:value-type="float">
            <text:p>0.08650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6130" calcext:value-type="float">
            <text:p>61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0</text:p>
          </table:table-cell>
          <table:table-cell office:value-type="float" office:value="0.064275" calcext:value-type="float">
            <text:p>0.06427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" calcext:value-type="float">
            <text:p>0</text:p>
          </table:table-cell>
          <table:table-cell office:value-type="float" office:value="5051" calcext:value-type="float">
            <text:p>505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1</text:p>
          </table:table-cell>
          <table:table-cell office:value-type="float" office:value="0.068564" calcext:value-type="float">
            <text:p>0.068564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5057" calcext:value-type="float">
            <text:p>50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2</text:p>
          </table:table-cell>
          <table:table-cell office:value-type="float" office:value="0.043388" calcext:value-type="float">
            <text:p>0.04338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3</text:p>
          </table:table-cell>
          <table:table-cell office:value-type="float" office:value="0.029888" calcext:value-type="float">
            <text:p>0.02988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4</text:p>
          </table:table-cell>
          <table:table-cell office:value-type="float" office:value="0.033518" calcext:value-type="float">
            <text:p>0.03351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5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6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4611" calcext:value-type="float">
            <text:p>46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7</text:p>
          </table:table-cell>
          <table:table-cell office:value-type="float" office:value="0.072494" calcext:value-type="float">
            <text:p>0.07249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5302" calcext:value-type="float">
            <text:p>53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8</text:p>
          </table:table-cell>
          <table:table-cell office:value-type="float" office:value="0.811105" calcext:value-type="float">
            <text:p>0.811105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362" calcext:value-type="float">
            <text:p>53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39</text:p>
          </table:table-cell>
          <table:table-cell office:value-type="float" office:value="0.764358" calcext:value-type="float">
            <text:p>0.76435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5652" calcext:value-type="float">
            <text:p>56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0</text:p>
          </table:table-cell>
          <table:table-cell office:value-type="float" office:value="0.473418" calcext:value-type="float">
            <text:p>0.473418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1</text:p>
          </table:table-cell>
          <table:table-cell office:value-type="float" office:value="0.203151" calcext:value-type="float">
            <text:p>0.20315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2</text:p>
          </table:table-cell>
          <table:table-cell office:value-type="float" office:value="0.031143" calcext:value-type="float">
            <text:p>0.03114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3</text:p>
          </table:table-cell>
          <table:table-cell office:value-type="float" office:value="0.052887" calcext:value-type="float">
            <text:p>0.05288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5190" calcext:value-type="float">
            <text:p>51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4</text:p>
          </table:table-cell>
          <table:table-cell office:value-type="float" office:value="0.05493" calcext:value-type="float">
            <text:p>0.05493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  <table:table-cell office:value-type="float" office:value="5084" calcext:value-type="float">
            <text:p>50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5</text:p>
          </table:table-cell>
          <table:table-cell office:value-type="float" office:value="0.026992" calcext:value-type="float">
            <text:p>0.02699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5228" calcext:value-type="float">
            <text:p>522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6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4704" calcext:value-type="float">
            <text:p>47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7</text:p>
          </table:table-cell>
          <table:table-cell office:value-type="float" office:value="0.055729" calcext:value-type="float">
            <text:p>0.055729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" calcext:value-type="float">
            <text:p>0</text:p>
          </table:table-cell>
          <table:table-cell office:value-type="float" office:value="5972" calcext:value-type="float">
            <text:p>59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8</text:p>
          </table:table-cell>
          <table:table-cell office:value-type="float" office:value="0.053215" calcext:value-type="float">
            <text:p>0.05321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5779" calcext:value-type="float">
            <text:p>57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49</text:p>
          </table:table-cell>
          <table:table-cell office:value-type="float" office:value="0.263711" calcext:value-type="float">
            <text:p>0.263711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0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0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" calcext:value-type="float">
            <text:p>0</text:p>
          </table:table-cell>
          <table:table-cell office:value-type="float" office:value="4766" calcext:value-type="float">
            <text:p>47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1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6206" calcext:value-type="float">
            <text:p>620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2</text:p>
          </table:table-cell>
          <table:table-cell office:value-type="float" office:value="0.07659" calcext:value-type="float">
            <text:p>0.0765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346" calcext:value-type="float">
            <text:p>534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3</text:p>
          </table:table-cell>
          <table:table-cell office:value-type="float" office:value="0.058782" calcext:value-type="float">
            <text:p>0.05878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" calcext:value-type="float">
            <text:p>0</text:p>
          </table:table-cell>
          <table:table-cell office:value-type="float" office:value="4603" calcext:value-type="float">
            <text:p>46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4</text:p>
          </table:table-cell>
          <table:table-cell office:value-type="float" office:value="0.051896" calcext:value-type="float">
            <text:p>0.05189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462" calcext:value-type="float">
            <text:p>546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5</text:p>
          </table:table-cell>
          <table:table-cell office:value-type="float" office:value="0.026675" calcext:value-type="float">
            <text:p>0.02667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4497" calcext:value-type="float">
            <text:p>44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6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495" calcext:value-type="float">
            <text:p>54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7</text:p>
          </table:table-cell>
          <table:table-cell office:value-type="float" office:value="0.037486" calcext:value-type="float">
            <text:p>0.03748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4437" calcext:value-type="float">
            <text:p>44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8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0:59</text:p>
          </table:table-cell>
          <table:table-cell office:value-type="float" office:value="0.024777" calcext:value-type="float">
            <text:p>0.024777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1</text:p>
          </table:table-cell>
          <table:table-cell office:value-type="float" office:value="0.027928" calcext:value-type="float">
            <text:p>0.02792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522" calcext:value-type="float">
            <text:p>35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2</text:p>
          </table:table-cell>
          <table:table-cell office:value-type="float" office:value="0.027138" calcext:value-type="float">
            <text:p>0.027138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4586" calcext:value-type="float">
            <text:p>45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3</text:p>
          </table:table-cell>
          <table:table-cell office:value-type="float" office:value="0.031025" calcext:value-type="float">
            <text:p>0.031025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4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5</text:p>
          </table:table-cell>
          <table:table-cell office:value-type="float" office:value="0.025046" calcext:value-type="float">
            <text:p>0.02504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6</text:p>
          </table:table-cell>
          <table:table-cell office:value-type="float" office:value="0.029629" calcext:value-type="float">
            <text:p>0.02962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7</text:p>
          </table:table-cell>
          <table:table-cell office:value-type="float" office:value="0.034943" calcext:value-type="float">
            <text:p>0.03494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8</text:p>
          </table:table-cell>
          <table:table-cell office:value-type="float" office:value="0.026725" calcext:value-type="float">
            <text:p>0.02672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485" calcext:value-type="float">
            <text:p>44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09</text:p>
          </table:table-cell>
          <table:table-cell office:value-type="float" office:value="0.027453" calcext:value-type="float">
            <text:p>0.027453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0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8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1</text:p>
          </table:table-cell>
          <table:table-cell office:value-type="float" office:value="0.047378" calcext:value-type="float">
            <text:p>0.04737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5786" calcext:value-type="float">
            <text:p>57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2</text:p>
          </table:table-cell>
          <table:table-cell office:value-type="float" office:value="0.086166" calcext:value-type="float">
            <text:p>0.086166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4553" calcext:value-type="float">
            <text:p>45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3</text:p>
          </table:table-cell>
          <table:table-cell office:value-type="float" office:value="0.076391" calcext:value-type="float">
            <text:p>0.07639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4855" calcext:value-type="float">
            <text:p>48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4</text:p>
          </table:table-cell>
          <table:table-cell office:value-type="float" office:value="0.041211" calcext:value-type="float">
            <text:p>0.041211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4802" calcext:value-type="float">
            <text:p>48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5</text:p>
          </table:table-cell>
          <table:table-cell office:value-type="float" office:value="0.067484" calcext:value-type="float">
            <text:p>0.06748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6</text:p>
          </table:table-cell>
          <table:table-cell office:value-type="float" office:value="0.037145" calcext:value-type="float">
            <text:p>0.037145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5297" calcext:value-type="float">
            <text:p>52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7</text:p>
          </table:table-cell>
          <table:table-cell office:value-type="float" office:value="0.078262" calcext:value-type="float">
            <text:p>0.07826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4099" calcext:value-type="float">
            <text:p>4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8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4853" calcext:value-type="float">
            <text:p>48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19</text:p>
          </table:table-cell>
          <table:table-cell office:value-type="float" office:value="0.105763" calcext:value-type="float">
            <text:p>0.105763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0</text:p>
          </table:table-cell>
          <table:table-cell office:value-type="float" office:value="0.072489" calcext:value-type="float">
            <text:p>0.072489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6086" calcext:value-type="float">
            <text:p>608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1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6213" calcext:value-type="float">
            <text:p>62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2</text:p>
          </table:table-cell>
          <table:table-cell office:value-type="float" office:value="0.082822" calcext:value-type="float">
            <text:p>0.082822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4540" calcext:value-type="float">
            <text:p>45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3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4007" calcext:value-type="float">
            <text:p>400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4</text:p>
          </table:table-cell>
          <table:table-cell office:value-type="float" office:value="0.034097" calcext:value-type="float">
            <text:p>0.034097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6341" calcext:value-type="float">
            <text:p>63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5</text:p>
          </table:table-cell>
          <table:table-cell office:value-type="float" office:value="0.176449" calcext:value-type="float">
            <text:p>0.17644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5557" calcext:value-type="float">
            <text:p>55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6</text:p>
          </table:table-cell>
          <table:table-cell office:value-type="float" office:value="0.865383" calcext:value-type="float">
            <text:p>0.865383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4488" calcext:value-type="float">
            <text:p>448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7</text:p>
          </table:table-cell>
          <table:table-cell office:value-type="float" office:value="0.682489" calcext:value-type="float">
            <text:p>0.682489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182" calcext:value-type="float">
            <text:p>51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8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" calcext:value-type="float">
            <text:p>0</text:p>
          </table:table-cell>
          <table:table-cell office:value-type="float" office:value="5714" calcext:value-type="float">
            <text:p>57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29</text:p>
          </table:table-cell>
          <table:table-cell office:value-type="float" office:value="0.122382" calcext:value-type="float">
            <text:p>0.122382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802" calcext:value-type="float">
            <text:p>480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0</text:p>
          </table:table-cell>
          <table:table-cell office:value-type="float" office:value="0.062594" calcext:value-type="float">
            <text:p>0.06259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1</text:p>
          </table:table-cell>
          <table:table-cell office:value-type="float" office:value="0.027566" calcext:value-type="float">
            <text:p>0.02756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2</text:p>
          </table:table-cell>
          <table:table-cell office:value-type="float" office:value="0.06236" calcext:value-type="float">
            <text:p>0.0623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3</text:p>
          </table:table-cell>
          <table:table-cell office:value-type="float" office:value="0.033909" calcext:value-type="float">
            <text:p>0.03390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4</text:p>
          </table:table-cell>
          <table:table-cell office:value-type="float" office:value="0.071347" calcext:value-type="float">
            <text:p>0.07134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4522" calcext:value-type="float">
            <text:p>452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5</text:p>
          </table:table-cell>
          <table:table-cell office:value-type="float" office:value="0.073086" calcext:value-type="float">
            <text:p>0.07308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6</text:p>
          </table:table-cell>
          <table:table-cell office:value-type="float" office:value="0.122369" calcext:value-type="float">
            <text:p>0.122369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" calcext:value-type="float">
            <text:p>0</text:p>
          </table:table-cell>
          <table:table-cell office:value-type="float" office:value="3949" calcext:value-type="float">
            <text:p>394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7</text:p>
          </table:table-cell>
          <table:table-cell office:value-type="float" office:value="0.815133" calcext:value-type="float">
            <text:p>0.81513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8</text:p>
          </table:table-cell>
          <table:table-cell office:value-type="float" office:value="0.77578" calcext:value-type="float">
            <text:p>0.7757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39</text:p>
          </table:table-cell>
          <table:table-cell office:value-type="float" office:value="0.577705" calcext:value-type="float">
            <text:p>0.5777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0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1</text:p>
          </table:table-cell>
          <table:table-cell office:value-type="float" office:value="0.032362" calcext:value-type="float">
            <text:p>0.032362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2</text:p>
          </table:table-cell>
          <table:table-cell office:value-type="float" office:value="0.026991" calcext:value-type="float">
            <text:p>0.02699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3</text:p>
          </table:table-cell>
          <table:table-cell office:value-type="float" office:value="0.084127" calcext:value-type="float">
            <text:p>0.084127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4</text:p>
          </table:table-cell>
          <table:table-cell office:value-type="float" office:value="0.029409" calcext:value-type="float">
            <text:p>0.02940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5</text:p>
          </table:table-cell>
          <table:table-cell office:value-type="float" office:value="0.061888" calcext:value-type="float">
            <text:p>0.06188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" calcext:value-type="float">
            <text:p>0</text:p>
          </table:table-cell>
          <table:table-cell office:value-type="float" office:value="4597" calcext:value-type="float">
            <text:p>45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6</text:p>
          </table:table-cell>
          <table:table-cell office:value-type="float" office:value="0.075514" calcext:value-type="float">
            <text:p>0.07551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  <table:table-cell office:value-type="float" office:value="4908" calcext:value-type="float">
            <text:p>490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7</text:p>
          </table:table-cell>
          <table:table-cell office:value-type="float" office:value="0.036469" calcext:value-type="float">
            <text:p>0.03646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8</text:p>
          </table:table-cell>
          <table:table-cell office:value-type="float" office:value="0.680588" calcext:value-type="float">
            <text:p>0.680588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49</text:p>
          </table:table-cell>
          <table:table-cell office:value-type="float" office:value="0.47878" calcext:value-type="float">
            <text:p>0.47878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0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1</text:p>
          </table:table-cell>
          <table:table-cell office:value-type="float" office:value="0.414551" calcext:value-type="float">
            <text:p>0.414551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" calcext:value-type="float">
            <text:p>0</text:p>
          </table:table-cell>
          <table:table-cell office:value-type="float" office:value="5011" calcext:value-type="float">
            <text:p>50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2</text:p>
          </table:table-cell>
          <table:table-cell office:value-type="float" office:value="0.218542" calcext:value-type="float">
            <text:p>0.218542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3</text:p>
          </table:table-cell>
          <table:table-cell office:value-type="float" office:value="0.966222" calcext:value-type="float">
            <text:p>0.966222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0" calcext:value-type="float">
            <text:p>0</text:p>
          </table:table-cell>
          <table:table-cell office:value-type="float" office:value="5156" calcext:value-type="float">
            <text:p>51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4</text:p>
          </table:table-cell>
          <table:table-cell office:value-type="float" office:value="1.615386" calcext:value-type="float">
            <text:p>1.615386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" calcext:value-type="float">
            <text:p>0</text:p>
          </table:table-cell>
          <table:table-cell office:value-type="float" office:value="3949" calcext:value-type="float">
            <text:p>39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5</text:p>
          </table:table-cell>
          <table:table-cell office:value-type="float" office:value="1.340793" calcext:value-type="float">
            <text:p>1.340793</text:p>
          </table:table-cell>
          <table:table-cell office:value-type="float" office:value="0.006047" calcext:value-type="float">
            <text:p>0.006047</text:p>
          </table:table-cell>
          <table:table-cell office:value-type="float" office:value="0" calcext:value-type="float">
            <text:p>0</text:p>
          </table:table-cell>
          <table:table-cell office:value-type="float" office:value="5625" calcext:value-type="float">
            <text:p>56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6</text:p>
          </table:table-cell>
          <table:table-cell office:value-type="float" office:value="1.095855" calcext:value-type="float">
            <text:p>1.095855</text:p>
          </table:table-cell>
          <table:table-cell office:value-type="float" office:value="0.015422" calcext:value-type="float">
            <text:p>0.015422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7</text:p>
          </table:table-cell>
          <table:table-cell office:value-type="float" office:value="0.819952" calcext:value-type="float">
            <text:p>0.819952</text:p>
          </table:table-cell>
          <table:table-cell office:value-type="float" office:value="0.011285" calcext:value-type="float">
            <text:p>0.011285</text:p>
          </table:table-cell>
          <table:table-cell office:value-type="float" office:value="0" calcext:value-type="float">
            <text:p>0</text:p>
          </table:table-cell>
          <table:table-cell office:value-type="float" office:value="4654" calcext:value-type="float">
            <text:p>46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8</text:p>
          </table:table-cell>
          <table:table-cell office:value-type="float" office:value="0.836408" calcext:value-type="float">
            <text:p>0.836408</text:p>
          </table:table-cell>
          <table:table-cell office:value-type="float" office:value="0.005764" calcext:value-type="float">
            <text:p>0.005764</text:p>
          </table:table-cell>
          <table:table-cell office:value-type="float" office:value="0" calcext:value-type="float">
            <text:p>0</text:p>
          </table:table-cell>
          <table:table-cell office:value-type="float" office:value="5248" calcext:value-type="float">
            <text:p>524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1:59</text:p>
          </table:table-cell>
          <table:table-cell office:value-type="float" office:value="0.702788" calcext:value-type="float">
            <text:p>0.702788</text:p>
          </table:table-cell>
          <table:table-cell office:value-type="float" office:value="0.010386" calcext:value-type="float">
            <text:p>0.010386</text:p>
          </table:table-cell>
          <table:table-cell office:value-type="float" office:value="0" calcext:value-type="float">
            <text:p>0</text:p>
          </table:table-cell>
          <table:table-cell office:value-type="float" office:value="5186" calcext:value-type="float">
            <text:p>51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0</text:p>
          </table:table-cell>
          <table:table-cell office:value-type="float" office:value="0.598429" calcext:value-type="float">
            <text:p>0.598429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1</text:p>
          </table:table-cell>
          <table:table-cell office:value-type="float" office:value="0.372308" calcext:value-type="float">
            <text:p>0.372308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0" calcext:value-type="float">
            <text:p>0</text:p>
          </table:table-cell>
          <table:table-cell office:value-type="float" office:value="5216" calcext:value-type="float">
            <text:p>521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2</text:p>
          </table:table-cell>
          <table:table-cell office:value-type="float" office:value="0.658249" calcext:value-type="float">
            <text:p>0.658249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" calcext:value-type="float">
            <text:p>0</text:p>
          </table:table-cell>
          <table:table-cell office:value-type="float" office:value="5013" calcext:value-type="float">
            <text:p>50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3</text:p>
          </table:table-cell>
          <table:table-cell office:value-type="float" office:value="0.462945" calcext:value-type="float">
            <text:p>0.462945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4</text:p>
          </table:table-cell>
          <table:table-cell office:value-type="float" office:value="0.191765" calcext:value-type="float">
            <text:p>0.191765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5</text:p>
          </table:table-cell>
          <table:table-cell office:value-type="float" office:value="0.082514" calcext:value-type="float">
            <text:p>0.082514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6</text:p>
          </table:table-cell>
          <table:table-cell office:value-type="float" office:value="0.086091" calcext:value-type="float">
            <text:p>0.086091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" calcext:value-type="float">
            <text:p>0</text:p>
          </table:table-cell>
          <table:table-cell office:value-type="float" office:value="5592" calcext:value-type="float">
            <text:p>559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7</text:p>
          </table:table-cell>
          <table:table-cell office:value-type="float" office:value="0.207884" calcext:value-type="float">
            <text:p>0.20788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" calcext:value-type="float">
            <text:p>0</text:p>
          </table:table-cell>
          <table:table-cell office:value-type="float" office:value="4916" calcext:value-type="float">
            <text:p>49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8</text:p>
          </table:table-cell>
          <table:table-cell office:value-type="float" office:value="0.235468" calcext:value-type="float">
            <text:p>0.235468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09</text:p>
          </table:table-cell>
          <table:table-cell office:value-type="float" office:value="0.475892" calcext:value-type="float">
            <text:p>0.475892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0</text:p>
          </table:table-cell>
          <table:table-cell office:value-type="float" office:value="0.948088" calcext:value-type="float">
            <text:p>0.948088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1</text:p>
          </table:table-cell>
          <table:table-cell office:value-type="float" office:value="0.707653" calcext:value-type="float">
            <text:p>0.707653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" calcext:value-type="float">
            <text:p>0</text:p>
          </table:table-cell>
          <table:table-cell office:value-type="float" office:value="5378" calcext:value-type="float">
            <text:p>537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2</text:p>
          </table:table-cell>
          <table:table-cell office:value-type="float" office:value="0.465575" calcext:value-type="float">
            <text:p>0.465575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" calcext:value-type="float">
            <text:p>0</text:p>
          </table:table-cell>
          <table:table-cell office:value-type="float" office:value="5499" calcext:value-type="float">
            <text:p>54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3</text:p>
          </table:table-cell>
          <table:table-cell office:value-type="float" office:value="0.191157" calcext:value-type="float">
            <text:p>0.191157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4</text:p>
          </table:table-cell>
          <table:table-cell office:value-type="float" office:value="0.114474" calcext:value-type="float">
            <text:p>0.11447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4963" calcext:value-type="float">
            <text:p>49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5</text:p>
          </table:table-cell>
          <table:table-cell office:value-type="float" office:value="0.138434" calcext:value-type="float">
            <text:p>0.138434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" calcext:value-type="float">
            <text:p>0</text:p>
          </table:table-cell>
          <table:table-cell office:value-type="float" office:value="5252" calcext:value-type="float">
            <text:p>525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6</text:p>
          </table:table-cell>
          <table:table-cell office:value-type="float" office:value="0.183064" calcext:value-type="float">
            <text:p>0.183064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5236" calcext:value-type="float">
            <text:p>523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7</text:p>
          </table:table-cell>
          <table:table-cell office:value-type="float" office:value="0.065197" calcext:value-type="float">
            <text:p>0.065197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" calcext:value-type="float">
            <text:p>0</text:p>
          </table:table-cell>
          <table:table-cell office:value-type="float" office:value="5309" calcext:value-type="float">
            <text:p>530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8</text:p>
          </table:table-cell>
          <table:table-cell office:value-type="float" office:value="0.077823" calcext:value-type="float">
            <text:p>0.077823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13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19</text:p>
          </table:table-cell>
          <table:table-cell office:value-type="float" office:value="0.143267" calcext:value-type="float">
            <text:p>0.143267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" calcext:value-type="float">
            <text:p>0</text:p>
          </table:table-cell>
          <table:table-cell office:value-type="float" office:value="5109" calcext:value-type="float">
            <text:p>510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0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1</text:p>
          </table:table-cell>
          <table:table-cell office:value-type="float" office:value="0.859882" calcext:value-type="float">
            <text:p>0.859882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" calcext:value-type="float">
            <text:p>0</text:p>
          </table:table-cell>
          <table:table-cell office:value-type="float" office:value="5486" calcext:value-type="float">
            <text:p>548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2</text:p>
          </table:table-cell>
          <table:table-cell office:value-type="float" office:value="0.59179" calcext:value-type="float">
            <text:p>0.5917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267" calcext:value-type="float">
            <text:p>52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3</text:p>
          </table:table-cell>
          <table:table-cell office:value-type="float" office:value="0.363287" calcext:value-type="float">
            <text:p>0.363287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5140" calcext:value-type="float">
            <text:p>51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4</text:p>
          </table:table-cell>
          <table:table-cell office:value-type="float" office:value="0.223591" calcext:value-type="float">
            <text:p>0.223591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float" office:value="5138" calcext:value-type="float">
            <text:p>51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5</text:p>
          </table:table-cell>
          <table:table-cell office:value-type="float" office:value="0.120537" calcext:value-type="float">
            <text:p>0.120537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" calcext:value-type="float">
            <text:p>0</text:p>
          </table:table-cell>
          <table:table-cell office:value-type="float" office:value="5153" calcext:value-type="float">
            <text:p>51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6</text:p>
          </table:table-cell>
          <table:table-cell office:value-type="float" office:value="0.250393" calcext:value-type="float">
            <text:p>0.250393</text:p>
          </table:table-cell>
          <table:table-cell office:value-type="float" office:value="0.004682" calcext:value-type="float">
            <text:p>0.004682</text:p>
          </table:table-cell>
          <table:table-cell office:value-type="float" office:value="0" calcext:value-type="float">
            <text:p>0</text:p>
          </table:table-cell>
          <table:table-cell office:value-type="float" office:value="5157" calcext:value-type="float">
            <text:p>515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7</text:p>
          </table:table-cell>
          <table:table-cell office:value-type="float" office:value="0.133967" calcext:value-type="float">
            <text:p>0.133967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8</text:p>
          </table:table-cell>
          <table:table-cell office:value-type="float" office:value="0.136507" calcext:value-type="float">
            <text:p>0.136507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29</text:p>
          </table:table-cell>
          <table:table-cell office:value-type="float" office:value="0.103274" calcext:value-type="float">
            <text:p>0.10327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office:value-type="float" office:value="5324" calcext:value-type="float">
            <text:p>53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0</text:p>
          </table:table-cell>
          <table:table-cell office:value-type="float" office:value="0.183875" calcext:value-type="float">
            <text:p>0.18387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5121" calcext:value-type="float">
            <text:p>512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1</text:p>
          </table:table-cell>
          <table:table-cell office:value-type="float" office:value="0.090252" calcext:value-type="float">
            <text:p>0.090252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" calcext:value-type="float">
            <text:p>0</text:p>
          </table:table-cell>
          <table:table-cell office:value-type="float" office:value="5306" calcext:value-type="float">
            <text:p>53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2</text:p>
          </table:table-cell>
          <table:table-cell office:value-type="float" office:value="0.129141" calcext:value-type="float">
            <text:p>0.129141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3</text:p>
          </table:table-cell>
          <table:table-cell office:value-type="float" office:value="0.072972" calcext:value-type="float">
            <text:p>0.072972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" calcext:value-type="float">
            <text:p>0</text:p>
          </table:table-cell>
          <table:table-cell office:value-type="float" office:value="5003" calcext:value-type="float">
            <text:p>500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4</text:p>
          </table:table-cell>
          <table:table-cell office:value-type="float" office:value="0.084589" calcext:value-type="float">
            <text:p>0.084589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" calcext:value-type="float">
            <text:p>0</text:p>
          </table:table-cell>
          <table:table-cell office:value-type="float" office:value="5138" calcext:value-type="float">
            <text:p>513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5</text:p>
          </table:table-cell>
          <table:table-cell office:value-type="float" office:value="0.106211" calcext:value-type="float">
            <text:p>0.10621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" calcext:value-type="float">
            <text:p>0</text:p>
          </table:table-cell>
          <table:table-cell office:value-type="float" office:value="5355" calcext:value-type="float">
            <text:p>53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6</text:p>
          </table:table-cell>
          <table:table-cell office:value-type="float" office:value="0.203093" calcext:value-type="float">
            <text:p>0.203093</text:p>
          </table:table-cell>
          <table:table-cell office:value-type="float" office:value="0.008872" calcext:value-type="float">
            <text:p>0.008872</text:p>
          </table:table-cell>
          <table:table-cell office:value-type="float" office:value="0" calcext:value-type="float">
            <text:p>0</text:p>
          </table:table-cell>
          <table:table-cell office:value-type="float" office:value="5667" calcext:value-type="float">
            <text:p>56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7</text:p>
          </table:table-cell>
          <table:table-cell office:value-type="float" office:value="0.145798" calcext:value-type="float">
            <text:p>0.145798</text:p>
          </table:table-cell>
          <table:table-cell office:value-type="float" office:value="0.008071" calcext:value-type="float">
            <text:p>0.008071</text:p>
          </table:table-cell>
          <table:table-cell office:value-type="float" office:value="0" calcext:value-type="float">
            <text:p>0</text:p>
          </table:table-cell>
          <table:table-cell office:value-type="float" office:value="5936" calcext:value-type="float">
            <text:p>59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8</text:p>
          </table:table-cell>
          <table:table-cell office:value-type="float" office:value="0.147605" calcext:value-type="float">
            <text:p>0.147605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39</text:p>
          </table:table-cell>
          <table:table-cell office:value-type="float" office:value="0.066155" calcext:value-type="float">
            <text:p>0.066155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" calcext:value-type="float">
            <text:p>0</text:p>
          </table:table-cell>
          <table:table-cell office:value-type="float" office:value="6353" calcext:value-type="float">
            <text:p>635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0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1</text:p>
          </table:table-cell>
          <table:table-cell office:value-type="float" office:value="0.160201" calcext:value-type="float">
            <text:p>0.160201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2</text:p>
          </table:table-cell>
          <table:table-cell office:value-type="float" office:value="0.051285" calcext:value-type="float">
            <text:p>0.051285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3</text:p>
          </table:table-cell>
          <table:table-cell office:value-type="float" office:value="0.042078" calcext:value-type="float">
            <text:p>0.04207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4915" calcext:value-type="float">
            <text:p>491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4</text:p>
          </table:table-cell>
          <table:table-cell office:value-type="float" office:value="0.041945" calcext:value-type="float">
            <text:p>0.04194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5216" calcext:value-type="float">
            <text:p>5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5</text:p>
          </table:table-cell>
          <table:table-cell office:value-type="float" office:value="0.033528" calcext:value-type="float">
            <text:p>0.033528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4419" calcext:value-type="float">
            <text:p>441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6</text:p>
          </table:table-cell>
          <table:table-cell office:value-type="float" office:value="0.102633" calcext:value-type="float">
            <text:p>0.102633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7</text:p>
          </table:table-cell>
          <table:table-cell office:value-type="float" office:value="0.169658" calcext:value-type="float">
            <text:p>0.16965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8</text:p>
          </table:table-cell>
          <table:table-cell office:value-type="float" office:value="0.086927" calcext:value-type="float">
            <text:p>0.08692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49</text:p>
          </table:table-cell>
          <table:table-cell office:value-type="float" office:value="0.053686" calcext:value-type="float">
            <text:p>0.05368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0</text:p>
          </table:table-cell>
          <table:table-cell office:value-type="float" office:value="0.071474" calcext:value-type="float">
            <text:p>0.07147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5693" calcext:value-type="float">
            <text:p>569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1</text:p>
          </table:table-cell>
          <table:table-cell office:value-type="float" office:value="0.064078" calcext:value-type="float">
            <text:p>0.064078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6005" calcext:value-type="float">
            <text:p>6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2</text:p>
          </table:table-cell>
          <table:table-cell office:value-type="float" office:value="0.065258" calcext:value-type="float">
            <text:p>0.06525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4290" calcext:value-type="float">
            <text:p>42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3</text:p>
          </table:table-cell>
          <table:table-cell office:value-type="float" office:value="0.074289" calcext:value-type="float">
            <text:p>0.074289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4</text:p>
          </table:table-cell>
          <table:table-cell office:value-type="float" office:value="0.071778" calcext:value-type="float">
            <text:p>0.07177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5233" calcext:value-type="float">
            <text:p>52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5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362" calcext:value-type="float">
            <text:p>53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6</text:p>
          </table:table-cell>
          <table:table-cell office:value-type="float" office:value="0.034491" calcext:value-type="float">
            <text:p>0.03449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5017" calcext:value-type="float">
            <text:p>50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7</text:p>
          </table:table-cell>
          <table:table-cell office:value-type="float" office:value="0.093133" calcext:value-type="float">
            <text:p>0.09313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8</text:p>
          </table:table-cell>
          <table:table-cell office:value-type="float" office:value="0.043849" calcext:value-type="float">
            <text:p>0.043849</text:p>
          </table:table-cell>
          <table:table-cell office:value-type="float" office:value="0.001282" calcext:value-type="float">
            <text:p>0.001282</text:p>
          </table:table-cell>
          <table:table-cell office:value-type="float" office:value="0" calcext:value-type="float">
            <text:p>0</text:p>
          </table:table-cell>
          <table:table-cell office:value-type="float" office:value="5145" calcext:value-type="float">
            <text:p>51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2:59</text:p>
          </table:table-cell>
          <table:table-cell office:value-type="float" office:value="0.044728" calcext:value-type="float">
            <text:p>0.04472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125" calcext:value-type="float">
            <text:p>51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0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654" calcext:value-type="float">
            <text:p>36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1</text:p>
          </table:table-cell>
          <table:table-cell office:value-type="float" office:value="0.069331" calcext:value-type="float">
            <text:p>0.06933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184" calcext:value-type="float">
            <text:p>51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2</text:p>
          </table:table-cell>
          <table:table-cell office:value-type="float" office:value="0.025655" calcext:value-type="float">
            <text:p>0.02565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746" calcext:value-type="float">
            <text:p>27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3</text:p>
          </table:table-cell>
          <table:table-cell office:value-type="float" office:value="0.091123" calcext:value-type="float">
            <text:p>0.09112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4829" calcext:value-type="float">
            <text:p>48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4</text:p>
          </table:table-cell>
          <table:table-cell office:value-type="float" office:value="0.08807" calcext:value-type="float">
            <text:p>0.0880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777" calcext:value-type="float">
            <text:p>37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5</text:p>
          </table:table-cell>
          <table:table-cell office:value-type="float" office:value="0.222285" calcext:value-type="float">
            <text:p>0.22228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6</text:p>
          </table:table-cell>
          <table:table-cell office:value-type="float" office:value="0.12741" calcext:value-type="float">
            <text:p>0.1274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" calcext:value-type="float">
            <text:p>0</text:p>
          </table:table-cell>
          <table:table-cell office:value-type="float" office:value="6596" calcext:value-type="float">
            <text:p>65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7</text:p>
          </table:table-cell>
          <table:table-cell office:value-type="float" office:value="0.101337" calcext:value-type="float">
            <text:p>0.101337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8</text:p>
          </table:table-cell>
          <table:table-cell office:value-type="float" office:value="0.078489" calcext:value-type="float">
            <text:p>0.07848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09</text:p>
          </table:table-cell>
          <table:table-cell office:value-type="float" office:value="0.049158" calcext:value-type="float">
            <text:p>0.049158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4790" calcext:value-type="float">
            <text:p>47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0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1</text:p>
          </table:table-cell>
          <table:table-cell office:value-type="float" office:value="0.089007" calcext:value-type="float">
            <text:p>0.089007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4921" calcext:value-type="float">
            <text:p>492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2</text:p>
          </table:table-cell>
          <table:table-cell office:value-type="float" office:value="0.057004" calcext:value-type="float">
            <text:p>0.05700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4983" calcext:value-type="float">
            <text:p>498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3</text:p>
          </table:table-cell>
          <table:table-cell office:value-type="float" office:value="0.04046" calcext:value-type="float">
            <text:p>0.0404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4825" calcext:value-type="float">
            <text:p>482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4</text:p>
          </table:table-cell>
          <table:table-cell office:value-type="float" office:value="0.068592" calcext:value-type="float">
            <text:p>0.0685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5</text:p>
          </table:table-cell>
          <table:table-cell office:value-type="float" office:value="0.055907" calcext:value-type="float">
            <text:p>0.05590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7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6387" calcext:value-type="float">
            <text:p>63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8</text:p>
          </table:table-cell>
          <table:table-cell office:value-type="float" office:value="0.031899" calcext:value-type="float">
            <text:p>0.03189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19</text:p>
          </table:table-cell>
          <table:table-cell office:value-type="float" office:value="0.725658" calcext:value-type="float">
            <text:p>0.725658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851" calcext:value-type="float">
            <text:p>48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0</text:p>
          </table:table-cell>
          <table:table-cell office:value-type="float" office:value="0.791832" calcext:value-type="float">
            <text:p>0.791832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5011" calcext:value-type="float">
            <text:p>50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1</text:p>
          </table:table-cell>
          <table:table-cell office:value-type="float" office:value="0.524898" calcext:value-type="float">
            <text:p>0.524898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2</text:p>
          </table:table-cell>
          <table:table-cell office:value-type="float" office:value="0.290077" calcext:value-type="float">
            <text:p>0.290077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3</text:p>
          </table:table-cell>
          <table:table-cell office:value-type="float" office:value="0.041431" calcext:value-type="float">
            <text:p>0.04143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5096" calcext:value-type="float">
            <text:p>50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4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5406" calcext:value-type="float">
            <text:p>54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5</text:p>
          </table:table-cell>
          <table:table-cell office:value-type="float" office:value="0.128594" calcext:value-type="float">
            <text:p>0.128594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4863" calcext:value-type="float">
            <text:p>48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6</text:p>
          </table:table-cell>
          <table:table-cell office:value-type="float" office:value="0.093466" calcext:value-type="float">
            <text:p>0.09346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5617" calcext:value-type="float">
            <text:p>56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7</text:p>
          </table:table-cell>
          <table:table-cell office:value-type="float" office:value="0.08096" calcext:value-type="float">
            <text:p>0.08096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8</text:p>
          </table:table-cell>
          <table:table-cell office:value-type="float" office:value="0.059749" calcext:value-type="float">
            <text:p>0.059749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5737" calcext:value-type="float">
            <text:p>57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29</text:p>
          </table:table-cell>
          <table:table-cell office:value-type="float" office:value="0.106546" calcext:value-type="float">
            <text:p>0.10654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5457" calcext:value-type="float">
            <text:p>54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0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5513" calcext:value-type="float">
            <text:p>55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1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4939" calcext:value-type="float">
            <text:p>49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2</text:p>
          </table:table-cell>
          <table:table-cell office:value-type="float" office:value="0.034891" calcext:value-type="float">
            <text:p>0.03489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3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430" calcext:value-type="float">
            <text:p>54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4</text:p>
          </table:table-cell>
          <table:table-cell office:value-type="float" office:value="0.038087" calcext:value-type="float">
            <text:p>0.03808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5</text:p>
          </table:table-cell>
          <table:table-cell office:value-type="float" office:value="0.08179" calcext:value-type="float">
            <text:p>0.08179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6</text:p>
          </table:table-cell>
          <table:table-cell office:value-type="float" office:value="0.095089" calcext:value-type="float">
            <text:p>0.095089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" calcext:value-type="float">
            <text:p>0</text:p>
          </table:table-cell>
          <table:table-cell office:value-type="float" office:value="5072" calcext:value-type="float">
            <text:p>50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7</text:p>
          </table:table-cell>
          <table:table-cell office:value-type="float" office:value="0.160834" calcext:value-type="float">
            <text:p>0.160834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" calcext:value-type="float">
            <text:p>0</text:p>
          </table:table-cell>
          <table:table-cell office:value-type="float" office:value="4167" calcext:value-type="float">
            <text:p>416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8</text:p>
          </table:table-cell>
          <table:table-cell office:value-type="float" office:value="0.094451" calcext:value-type="float">
            <text:p>0.094451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4868" calcext:value-type="float">
            <text:p>48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39</text:p>
          </table:table-cell>
          <table:table-cell office:value-type="float" office:value="0.178456" calcext:value-type="float">
            <text:p>0.178456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" calcext:value-type="float">
            <text:p>0</text:p>
          </table:table-cell>
          <table:table-cell office:value-type="float" office:value="4283" calcext:value-type="float">
            <text:p>428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0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1</text:p>
          </table:table-cell>
          <table:table-cell office:value-type="float" office:value="0.029546" calcext:value-type="float">
            <text:p>0.02954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2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3</text:p>
          </table:table-cell>
          <table:table-cell office:value-type="float" office:value="0.057454" calcext:value-type="float">
            <text:p>0.057454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791" calcext:value-type="float">
            <text:p>379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4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5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7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8</text:p>
          </table:table-cell>
          <table:table-cell office:value-type="float" office:value="0.033411" calcext:value-type="float">
            <text:p>0.033411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5171" calcext:value-type="float">
            <text:p>51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49</text:p>
          </table:table-cell>
          <table:table-cell office:value-type="float" office:value="0.076503" calcext:value-type="float">
            <text:p>0.07650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5692" calcext:value-type="float">
            <text:p>56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0</text:p>
          </table:table-cell>
          <table:table-cell office:value-type="float" office:value="0.128057" calcext:value-type="float">
            <text:p>0.128057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1</text:p>
          </table:table-cell>
          <table:table-cell office:value-type="float" office:value="0.097448" calcext:value-type="float">
            <text:p>0.097448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2</text:p>
          </table:table-cell>
          <table:table-cell office:value-type="float" office:value="0.21018" calcext:value-type="float">
            <text:p>0.21018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3</text:p>
          </table:table-cell>
          <table:table-cell office:value-type="float" office:value="0.076768" calcext:value-type="float">
            <text:p>0.07676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4</text:p>
          </table:table-cell>
          <table:table-cell office:value-type="float" office:value="0.030823" calcext:value-type="float">
            <text:p>0.03082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5</text:p>
          </table:table-cell>
          <table:table-cell office:value-type="float" office:value="0.03385" calcext:value-type="float">
            <text:p>0.0338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6</text:p>
          </table:table-cell>
          <table:table-cell office:value-type="float" office:value="0.062088" calcext:value-type="float">
            <text:p>0.06208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167" calcext:value-type="float">
            <text:p>516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7</text:p>
          </table:table-cell>
          <table:table-cell office:value-type="float" office:value="0.031692" calcext:value-type="float">
            <text:p>0.031692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8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3:59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4930" calcext:value-type="float">
            <text:p>49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0</text:p>
          </table:table-cell>
          <table:table-cell office:value-type="float" office:value="0.066364" calcext:value-type="float">
            <text:p>0.06636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1</text:p>
          </table:table-cell>
          <table:table-cell office:value-type="float" office:value="0.055306" calcext:value-type="float">
            <text:p>0.05530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2</text:p>
          </table:table-cell>
          <table:table-cell office:value-type="float" office:value="0.034196" calcext:value-type="float">
            <text:p>0.03419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5107" calcext:value-type="float">
            <text:p>51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3</text:p>
          </table:table-cell>
          <table:table-cell office:value-type="float" office:value="0.062621" calcext:value-type="float">
            <text:p>0.06262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4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468" calcext:value-type="float">
            <text:p>446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5</text:p>
          </table:table-cell>
          <table:table-cell office:value-type="float" office:value="0.045593" calcext:value-type="float">
            <text:p>0.045593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684" calcext:value-type="float">
            <text:p>46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6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7</text:p>
          </table:table-cell>
          <table:table-cell office:value-type="float" office:value="0.092628" calcext:value-type="float">
            <text:p>0.09262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8</text:p>
          </table:table-cell>
          <table:table-cell office:value-type="float" office:value="0.066698" calcext:value-type="float">
            <text:p>0.06669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974" calcext:value-type="float">
            <text:p>49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09</text:p>
          </table:table-cell>
          <table:table-cell office:value-type="float" office:value="0.062416" calcext:value-type="float">
            <text:p>0.06241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375" calcext:value-type="float">
            <text:p>537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0</text:p>
          </table:table-cell>
          <table:table-cell office:value-type="float" office:value="0.127137" calcext:value-type="float">
            <text:p>0.127137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407" calcext:value-type="float">
            <text:p>540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1</text:p>
          </table:table-cell>
          <table:table-cell office:value-type="float" office:value="0.183254" calcext:value-type="float">
            <text:p>0.183254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2</text:p>
          </table:table-cell>
          <table:table-cell office:value-type="float" office:value="0.158137" calcext:value-type="float">
            <text:p>0.158137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3</text:p>
          </table:table-cell>
          <table:table-cell office:value-type="float" office:value="0.072769" calcext:value-type="float">
            <text:p>0.072769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4588" calcext:value-type="float">
            <text:p>458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4</text:p>
          </table:table-cell>
          <table:table-cell office:value-type="float" office:value="0.039707" calcext:value-type="float">
            <text:p>0.039707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5</text:p>
          </table:table-cell>
          <table:table-cell office:value-type="float" office:value="0.051116" calcext:value-type="float">
            <text:p>0.051116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5189" calcext:value-type="float">
            <text:p>51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6</text:p>
          </table:table-cell>
          <table:table-cell office:value-type="float" office:value="0.044598" calcext:value-type="float">
            <text:p>0.044598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7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6131" calcext:value-type="float">
            <text:p>61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8</text:p>
          </table:table-cell>
          <table:table-cell office:value-type="float" office:value="0.051852" calcext:value-type="float">
            <text:p>0.051852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19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0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4129" calcext:value-type="float">
            <text:p>41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1</text:p>
          </table:table-cell>
          <table:table-cell office:value-type="float" office:value="0.030715" calcext:value-type="float">
            <text:p>0.03071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2</text:p>
          </table:table-cell>
          <table:table-cell office:value-type="float" office:value="0.032968" calcext:value-type="float">
            <text:p>0.03296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3</text:p>
          </table:table-cell>
          <table:table-cell office:value-type="float" office:value="0.049946" calcext:value-type="float">
            <text:p>0.04994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5629" calcext:value-type="float">
            <text:p>56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4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421" calcext:value-type="float">
            <text:p>54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5</text:p>
          </table:table-cell>
          <table:table-cell office:value-type="float" office:value="0.032468" calcext:value-type="float">
            <text:p>0.03246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552" calcext:value-type="float">
            <text:p>45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6</text:p>
          </table:table-cell>
          <table:table-cell office:value-type="float" office:value="0.057403" calcext:value-type="float">
            <text:p>0.05740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7</text:p>
          </table:table-cell>
          <table:table-cell office:value-type="float" office:value="0.036564" calcext:value-type="float">
            <text:p>0.03656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8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4629" calcext:value-type="float">
            <text:p>462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29</text:p>
          </table:table-cell>
          <table:table-cell office:value-type="float" office:value="0.055365" calcext:value-type="float">
            <text:p>0.05536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355" calcext:value-type="float">
            <text:p>535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0</text:p>
          </table:table-cell>
          <table:table-cell office:value-type="float" office:value="0.118006" calcext:value-type="float">
            <text:p>0.11800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1</text:p>
          </table:table-cell>
          <table:table-cell office:value-type="float" office:value="0.072197" calcext:value-type="float">
            <text:p>0.07219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4334" calcext:value-type="float">
            <text:p>43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2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3931" calcext:value-type="float">
            <text:p>39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3</text:p>
          </table:table-cell>
          <table:table-cell office:value-type="float" office:value="0.051462" calcext:value-type="float">
            <text:p>0.051462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4373" calcext:value-type="float">
            <text:p>43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4</text:p>
          </table:table-cell>
          <table:table-cell office:value-type="float" office:value="0.121964" calcext:value-type="float">
            <text:p>0.121964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5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6516" calcext:value-type="float">
            <text:p>65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6</text:p>
          </table:table-cell>
          <table:table-cell office:value-type="float" office:value="0.057059" calcext:value-type="float">
            <text:p>0.05705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6223" calcext:value-type="float">
            <text:p>62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7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5233" calcext:value-type="float">
            <text:p>52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8</text:p>
          </table:table-cell>
          <table:table-cell office:value-type="float" office:value="0.080057" calcext:value-type="float">
            <text:p>0.08005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3811" calcext:value-type="float">
            <text:p>381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39</text:p>
          </table:table-cell>
          <table:table-cell office:value-type="float" office:value="0.088005" calcext:value-type="float">
            <text:p>0.088005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0</text:p>
          </table:table-cell>
          <table:table-cell office:value-type="float" office:value="0.135041" calcext:value-type="float">
            <text:p>0.13504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1</text:p>
          </table:table-cell>
          <table:table-cell office:value-type="float" office:value="0.106478" calcext:value-type="float">
            <text:p>0.10647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978" calcext:value-type="float">
            <text:p>397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2</text:p>
          </table:table-cell>
          <table:table-cell office:value-type="float" office:value="0.056881" calcext:value-type="float">
            <text:p>0.05688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3532" calcext:value-type="float">
            <text:p>353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3</text:p>
          </table:table-cell>
          <table:table-cell office:value-type="float" office:value="0.036585" calcext:value-type="float">
            <text:p>0.03658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4</text:p>
          </table:table-cell>
          <table:table-cell office:value-type="float" office:value="0.082025" calcext:value-type="float">
            <text:p>0.08202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5</text:p>
          </table:table-cell>
          <table:table-cell office:value-type="float" office:value="0.094178" calcext:value-type="float">
            <text:p>0.09417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3510" calcext:value-type="float">
            <text:p>35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6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5191" calcext:value-type="float">
            <text:p>51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7</text:p>
          </table:table-cell>
          <table:table-cell office:value-type="float" office:value="0.065775" calcext:value-type="float">
            <text:p>0.06577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4559" calcext:value-type="float">
            <text:p>45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8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5229" calcext:value-type="float">
            <text:p>522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49</text:p>
          </table:table-cell>
          <table:table-cell office:value-type="float" office:value="0.035664" calcext:value-type="float">
            <text:p>0.035664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5159" calcext:value-type="float">
            <text:p>51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0</text:p>
          </table:table-cell>
          <table:table-cell office:value-type="float" office:value="0.118907" calcext:value-type="float">
            <text:p>0.118907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" calcext:value-type="float">
            <text:p>0</text:p>
          </table:table-cell>
          <table:table-cell office:value-type="float" office:value="6614" calcext:value-type="float">
            <text:p>66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1</text:p>
          </table:table-cell>
          <table:table-cell office:value-type="float" office:value="0.114934" calcext:value-type="float">
            <text:p>0.114934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" calcext:value-type="float">
            <text:p>0</text:p>
          </table:table-cell>
          <table:table-cell office:value-type="float" office:value="6734" calcext:value-type="float">
            <text:p>673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2</text:p>
          </table:table-cell>
          <table:table-cell office:value-type="float" office:value="0.080066" calcext:value-type="float">
            <text:p>0.08006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" calcext:value-type="float">
            <text:p>0</text:p>
          </table:table-cell>
          <table:table-cell office:value-type="float" office:value="5273" calcext:value-type="float">
            <text:p>527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3</text:p>
          </table:table-cell>
          <table:table-cell office:value-type="float" office:value="0.035826" calcext:value-type="float">
            <text:p>0.035826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4</text:p>
          </table:table-cell>
          <table:table-cell office:value-type="float" office:value="0.117684" calcext:value-type="float">
            <text:p>0.11768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5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4420" calcext:value-type="float">
            <text:p>44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6</text:p>
          </table:table-cell>
          <table:table-cell office:value-type="float" office:value="0.087114" calcext:value-type="float">
            <text:p>0.087114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4706" calcext:value-type="float">
            <text:p>47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7</text:p>
          </table:table-cell>
          <table:table-cell office:value-type="float" office:value="0.108929" calcext:value-type="float">
            <text:p>0.108929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8</text:p>
          </table:table-cell>
          <table:table-cell office:value-type="float" office:value="0.134894" calcext:value-type="float">
            <text:p>0.134894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4:59</text:p>
          </table:table-cell>
          <table:table-cell office:value-type="float" office:value="0.120066" calcext:value-type="float">
            <text:p>0.12006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0</text:p>
          </table:table-cell>
          <table:table-cell office:value-type="float" office:value="0.180435" calcext:value-type="float">
            <text:p>0.180435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1</text:p>
          </table:table-cell>
          <table:table-cell office:value-type="float" office:value="0.105245" calcext:value-type="float">
            <text:p>0.10524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2</text:p>
          </table:table-cell>
          <table:table-cell office:value-type="float" office:value="0.032277" calcext:value-type="float">
            <text:p>0.032277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5065" calcext:value-type="float">
            <text:p>506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3</text:p>
          </table:table-cell>
          <table:table-cell office:value-type="float" office:value="0.033112" calcext:value-type="float">
            <text:p>0.03311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5</text:p>
          </table:table-cell>
          <table:table-cell office:value-type="float" office:value="0.031217" calcext:value-type="float">
            <text:p>0.031217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4666" calcext:value-type="float">
            <text:p>46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6</text:p>
          </table:table-cell>
          <table:table-cell office:value-type="float" office:value="0.030799" calcext:value-type="float">
            <text:p>0.030799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365" calcext:value-type="float">
            <text:p>436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7</text:p>
          </table:table-cell>
          <table:table-cell office:value-type="float" office:value="0.110089" calcext:value-type="float">
            <text:p>0.110089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8</text:p>
          </table:table-cell>
          <table:table-cell office:value-type="float" office:value="0.058145" calcext:value-type="float">
            <text:p>0.058145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5382" calcext:value-type="float">
            <text:p>538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09</text:p>
          </table:table-cell>
          <table:table-cell office:value-type="float" office:value="0.041893" calcext:value-type="float">
            <text:p>0.04189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" calcext:value-type="float">
            <text:p>0</text:p>
          </table:table-cell>
          <table:table-cell office:value-type="float" office:value="5343" calcext:value-type="float">
            <text:p>53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0</text:p>
          </table:table-cell>
          <table:table-cell office:value-type="float" office:value="0.040404" calcext:value-type="float">
            <text:p>0.04040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5092" calcext:value-type="float">
            <text:p>509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1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994" calcext:value-type="float">
            <text:p>39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2</text:p>
          </table:table-cell>
          <table:table-cell office:value-type="float" office:value="0.030883" calcext:value-type="float">
            <text:p>0.03088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3</text:p>
          </table:table-cell>
          <table:table-cell office:value-type="float" office:value="0.116035" calcext:value-type="float">
            <text:p>0.11603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4</text:p>
          </table:table-cell>
          <table:table-cell office:value-type="float" office:value="0.055929" calcext:value-type="float">
            <text:p>0.055929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5</text:p>
          </table:table-cell>
          <table:table-cell office:value-type="float" office:value="0.037427" calcext:value-type="float">
            <text:p>0.037427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849" calcext:value-type="float">
            <text:p>48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6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6027" calcext:value-type="float">
            <text:p>602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7</text:p>
          </table:table-cell>
          <table:table-cell office:value-type="float" office:value="0.060996" calcext:value-type="float">
            <text:p>0.06099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3796" calcext:value-type="float">
            <text:p>379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8</text:p>
          </table:table-cell>
          <table:table-cell office:value-type="float" office:value="0.046363" calcext:value-type="float">
            <text:p>0.046363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314" calcext:value-type="float">
            <text:p>531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19</text:p>
          </table:table-cell>
          <table:table-cell office:value-type="float" office:value="0.11208" calcext:value-type="float">
            <text:p>0.1120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6248" calcext:value-type="float">
            <text:p>62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0</text:p>
          </table:table-cell>
          <table:table-cell office:value-type="float" office:value="0.104818" calcext:value-type="float">
            <text:p>0.104818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1</text:p>
          </table:table-cell>
          <table:table-cell office:value-type="float" office:value="0.075418" calcext:value-type="float">
            <text:p>0.075418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2</text:p>
          </table:table-cell>
          <table:table-cell office:value-type="float" office:value="0.083779" calcext:value-type="float">
            <text:p>0.08377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5601" calcext:value-type="float">
            <text:p>560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3</text:p>
          </table:table-cell>
          <table:table-cell office:value-type="float" office:value="0.114773" calcext:value-type="float">
            <text:p>0.114773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4</text:p>
          </table:table-cell>
          <table:table-cell office:value-type="float" office:value="0.165515" calcext:value-type="float">
            <text:p>0.165515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" calcext:value-type="float">
            <text:p>0</text:p>
          </table:table-cell>
          <table:table-cell office:value-type="float" office:value="5254" calcext:value-type="float">
            <text:p>52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5</text:p>
          </table:table-cell>
          <table:table-cell office:value-type="float" office:value="0.066245" calcext:value-type="float">
            <text:p>0.066245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6</text:p>
          </table:table-cell>
          <table:table-cell office:value-type="float" office:value="0.049335" calcext:value-type="float">
            <text:p>0.049335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" calcext:value-type="float">
            <text:p>0</text:p>
          </table:table-cell>
          <table:table-cell office:value-type="float" office:value="5137" calcext:value-type="float">
            <text:p>513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7</text:p>
          </table:table-cell>
          <table:table-cell office:value-type="float" office:value="0.053409" calcext:value-type="float">
            <text:p>0.05340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6090" calcext:value-type="float">
            <text:p>60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8</text:p>
          </table:table-cell>
          <table:table-cell office:value-type="float" office:value="0.032692" calcext:value-type="float">
            <text:p>0.03269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4197" calcext:value-type="float">
            <text:p>419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29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0</text:p>
          </table:table-cell>
          <table:table-cell office:value-type="float" office:value="0.083855" calcext:value-type="float">
            <text:p>0.083855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1</text:p>
          </table:table-cell>
          <table:table-cell office:value-type="float" office:value="0.160768" calcext:value-type="float">
            <text:p>0.16076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5162" calcext:value-type="float">
            <text:p>51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2</text:p>
          </table:table-cell>
          <table:table-cell office:value-type="float" office:value="0.263651" calcext:value-type="float">
            <text:p>0.263651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" calcext:value-type="float">
            <text:p>0</text:p>
          </table:table-cell>
          <table:table-cell office:value-type="float" office:value="6196" calcext:value-type="float">
            <text:p>619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3</text:p>
          </table:table-cell>
          <table:table-cell office:value-type="float" office:value="0.169095" calcext:value-type="float">
            <text:p>0.169095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" calcext:value-type="float">
            <text:p>0</text:p>
          </table:table-cell>
          <table:table-cell office:value-type="float" office:value="6306" calcext:value-type="float">
            <text:p>630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4</text:p>
          </table:table-cell>
          <table:table-cell office:value-type="float" office:value="0.16406" calcext:value-type="float">
            <text:p>0.16406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" calcext:value-type="float">
            <text:p>0</text:p>
          </table:table-cell>
          <table:table-cell office:value-type="float" office:value="5316" calcext:value-type="float">
            <text:p>53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5</text:p>
          </table:table-cell>
          <table:table-cell office:value-type="float" office:value="0.185457" calcext:value-type="float">
            <text:p>0.185457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6</text:p>
          </table:table-cell>
          <table:table-cell office:value-type="float" office:value="0.312063" calcext:value-type="float">
            <text:p>0.312063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7</text:p>
          </table:table-cell>
          <table:table-cell office:value-type="float" office:value="0.281603" calcext:value-type="float">
            <text:p>0.281603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8</text:p>
          </table:table-cell>
          <table:table-cell office:value-type="float" office:value="0.25098" calcext:value-type="float">
            <text:p>0.2509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5338" calcext:value-type="float">
            <text:p>533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39</text:p>
          </table:table-cell>
          <table:table-cell office:value-type="float" office:value="0.217007" calcext:value-type="float">
            <text:p>0.21700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4883" calcext:value-type="float">
            <text:p>488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0</text:p>
          </table:table-cell>
          <table:table-cell office:value-type="float" office:value="0.148836" calcext:value-type="float">
            <text:p>0.148836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4977" calcext:value-type="float">
            <text:p>49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1</text:p>
          </table:table-cell>
          <table:table-cell office:value-type="float" office:value="0.08479" calcext:value-type="float">
            <text:p>0.08479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2</text:p>
          </table:table-cell>
          <table:table-cell office:value-type="float" office:value="0.042375" calcext:value-type="float">
            <text:p>0.04237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3</text:p>
          </table:table-cell>
          <table:table-cell office:value-type="float" office:value="0.036903" calcext:value-type="float">
            <text:p>0.036903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5189" calcext:value-type="float">
            <text:p>518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4</text:p>
          </table:table-cell>
          <table:table-cell office:value-type="float" office:value="0.076169" calcext:value-type="float">
            <text:p>0.07616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179" calcext:value-type="float">
            <text:p>51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5</text:p>
          </table:table-cell>
          <table:table-cell office:value-type="float" office:value="0.038471" calcext:value-type="float">
            <text:p>0.03847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277" calcext:value-type="float">
            <text:p>52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6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7</text:p>
          </table:table-cell>
          <table:table-cell office:value-type="float" office:value="0.040529" calcext:value-type="float">
            <text:p>0.04052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5319" calcext:value-type="float">
            <text:p>53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8</text:p>
          </table:table-cell>
          <table:table-cell office:value-type="float" office:value="0.07804" calcext:value-type="float">
            <text:p>0.07804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459" calcext:value-type="float">
            <text:p>54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49</text:p>
          </table:table-cell>
          <table:table-cell office:value-type="float" office:value="0.061067" calcext:value-type="float">
            <text:p>0.06106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5262" calcext:value-type="float">
            <text:p>52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0</text:p>
          </table:table-cell>
          <table:table-cell office:value-type="float" office:value="0.037679" calcext:value-type="float">
            <text:p>0.037679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5072" calcext:value-type="float">
            <text:p>50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1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2</text:p>
          </table:table-cell>
          <table:table-cell office:value-type="float" office:value="0.057962" calcext:value-type="float">
            <text:p>0.05796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3</text:p>
          </table:table-cell>
          <table:table-cell office:value-type="float" office:value="0.041259" calcext:value-type="float">
            <text:p>0.04125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4</text:p>
          </table:table-cell>
          <table:table-cell office:value-type="float" office:value="0.032315" calcext:value-type="float">
            <text:p>0.03231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5</text:p>
          </table:table-cell>
          <table:table-cell office:value-type="float" office:value="0.059119" calcext:value-type="float">
            <text:p>0.0591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6</text:p>
          </table:table-cell>
          <table:table-cell office:value-type="float" office:value="0.088122" calcext:value-type="float">
            <text:p>0.08812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7</text:p>
          </table:table-cell>
          <table:table-cell office:value-type="float" office:value="0.042462" calcext:value-type="float">
            <text:p>0.042462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8</text:p>
          </table:table-cell>
          <table:table-cell office:value-type="float" office:value="0.037346" calcext:value-type="float">
            <text:p>0.03734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5:59</text:p>
          </table:table-cell>
          <table:table-cell office:value-type="float" office:value="0.029386" calcext:value-type="float">
            <text:p>0.02938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0</text:p>
          </table:table-cell>
          <table:table-cell office:value-type="float" office:value="0.064132" calcext:value-type="float">
            <text:p>0.064132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1</text:p>
          </table:table-cell>
          <table:table-cell office:value-type="float" office:value="0.055603" calcext:value-type="float">
            <text:p>0.055603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150" calcext:value-type="float">
            <text:p>41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2</text:p>
          </table:table-cell>
          <table:table-cell office:value-type="float" office:value="0.088176" calcext:value-type="float">
            <text:p>0.08817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5661" calcext:value-type="float">
            <text:p>56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3</text:p>
          </table:table-cell>
          <table:table-cell office:value-type="float" office:value="0.138721" calcext:value-type="float">
            <text:p>0.138721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5754" calcext:value-type="float">
            <text:p>57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5</text:p>
          </table:table-cell>
          <table:table-cell office:value-type="float" office:value="0.137643" calcext:value-type="float">
            <text:p>0.137643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" calcext:value-type="float">
            <text:p>0</text:p>
          </table:table-cell>
          <table:table-cell office:value-type="float" office:value="5486" calcext:value-type="float">
            <text:p>548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6</text:p>
          </table:table-cell>
          <table:table-cell office:value-type="float" office:value="0.245428" calcext:value-type="float">
            <text:p>0.245428</text:p>
          </table:table-cell>
          <table:table-cell office:value-type="float" office:value="0.004546" calcext:value-type="float">
            <text:p>0.004546</text:p>
          </table:table-cell>
          <table:table-cell office:value-type="float" office:value="0" calcext:value-type="float">
            <text:p>0</text:p>
          </table:table-cell>
          <table:table-cell office:value-type="float" office:value="6089" calcext:value-type="float">
            <text:p>608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7</text:p>
          </table:table-cell>
          <table:table-cell office:value-type="float" office:value="0.254389" calcext:value-type="float">
            <text:p>0.254389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8</text:p>
          </table:table-cell>
          <table:table-cell office:value-type="float" office:value="0.22866" calcext:value-type="float">
            <text:p>0.22866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" calcext:value-type="float">
            <text:p>0</text:p>
          </table:table-cell>
          <table:table-cell office:value-type="float" office:value="5179" calcext:value-type="float">
            <text:p>51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09</text:p>
          </table:table-cell>
          <table:table-cell office:value-type="float" office:value="0.204458" calcext:value-type="float">
            <text:p>0.204458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0</text:p>
          </table:table-cell>
          <table:table-cell office:value-type="float" office:value="0.200474" calcext:value-type="float">
            <text:p>0.20047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1</text:p>
          </table:table-cell>
          <table:table-cell office:value-type="float" office:value="0.171115" calcext:value-type="float">
            <text:p>0.171115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5601" calcext:value-type="float">
            <text:p>56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2</text:p>
          </table:table-cell>
          <table:table-cell office:value-type="float" office:value="0.205834" calcext:value-type="float">
            <text:p>0.20583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3</text:p>
          </table:table-cell>
          <table:table-cell office:value-type="float" office:value="0.193818" calcext:value-type="float">
            <text:p>0.193818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" calcext:value-type="float">
            <text:p>0</text:p>
          </table:table-cell>
          <table:table-cell office:value-type="float" office:value="5745" calcext:value-type="float">
            <text:p>57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4</text:p>
          </table:table-cell>
          <table:table-cell office:value-type="float" office:value="0.368171" calcext:value-type="float">
            <text:p>0.368171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5</text:p>
          </table:table-cell>
          <table:table-cell office:value-type="float" office:value="0.094209" calcext:value-type="float">
            <text:p>0.094209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6</text:p>
          </table:table-cell>
          <table:table-cell office:value-type="float" office:value="0.138597" calcext:value-type="float">
            <text:p>0.138597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" calcext:value-type="float">
            <text:p>0</text:p>
          </table:table-cell>
          <table:table-cell office:value-type="float" office:value="5382" calcext:value-type="float">
            <text:p>53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7</text:p>
          </table:table-cell>
          <table:table-cell office:value-type="float" office:value="0.166301" calcext:value-type="float">
            <text:p>0.16630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" calcext:value-type="float">
            <text:p>0</text:p>
          </table:table-cell>
          <table:table-cell office:value-type="float" office:value="5058" calcext:value-type="float">
            <text:p>505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8</text:p>
          </table:table-cell>
          <table:table-cell office:value-type="float" office:value="0.104322" calcext:value-type="float">
            <text:p>0.104322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19</text:p>
          </table:table-cell>
          <table:table-cell office:value-type="float" office:value="0.071669" calcext:value-type="float">
            <text:p>0.071669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" calcext:value-type="float">
            <text:p>0</text:p>
          </table:table-cell>
          <table:table-cell office:value-type="float" office:value="4633" calcext:value-type="float">
            <text:p>46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0</text:p>
          </table:table-cell>
          <table:table-cell office:value-type="float" office:value="0.128045" calcext:value-type="float">
            <text:p>0.128045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1</text:p>
          </table:table-cell>
          <table:table-cell office:value-type="float" office:value="0.054414" calcext:value-type="float">
            <text:p>0.054414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187" calcext:value-type="float">
            <text:p>518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2</text:p>
          </table:table-cell>
          <table:table-cell office:value-type="float" office:value="0.162047" calcext:value-type="float">
            <text:p>0.162047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0" calcext:value-type="float">
            <text:p>0</text:p>
          </table:table-cell>
          <table:table-cell office:value-type="float" office:value="5122" calcext:value-type="float">
            <text:p>51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3</text:p>
          </table:table-cell>
          <table:table-cell office:value-type="float" office:value="0.152607" calcext:value-type="float">
            <text:p>0.152607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" calcext:value-type="float">
            <text:p>0</text:p>
          </table:table-cell>
          <table:table-cell office:value-type="float" office:value="5298" calcext:value-type="float">
            <text:p>529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4</text:p>
          </table:table-cell>
          <table:table-cell office:value-type="float" office:value="0.112421" calcext:value-type="float">
            <text:p>0.112421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" calcext:value-type="float">
            <text:p>0</text:p>
          </table:table-cell>
          <table:table-cell office:value-type="float" office:value="5437" calcext:value-type="float">
            <text:p>543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5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" calcext:value-type="float">
            <text:p>0</text:p>
          </table:table-cell>
          <table:table-cell office:value-type="float" office:value="5557" calcext:value-type="float">
            <text:p>555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6</text:p>
          </table:table-cell>
          <table:table-cell office:value-type="float" office:value="0.152722" calcext:value-type="float">
            <text:p>0.15272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6282" calcext:value-type="float">
            <text:p>628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7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" calcext:value-type="float">
            <text:p>0</text:p>
          </table:table-cell>
          <table:table-cell office:value-type="float" office:value="7564" calcext:value-type="float">
            <text:p>75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8</text:p>
          </table:table-cell>
          <table:table-cell office:value-type="float" office:value="0.050063" calcext:value-type="float">
            <text:p>0.050063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" calcext:value-type="float">
            <text:p>0</text:p>
          </table:table-cell>
          <table:table-cell office:value-type="float" office:value="6574" calcext:value-type="float">
            <text:p>65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29</text:p>
          </table:table-cell>
          <table:table-cell office:value-type="float" office:value="0.103378" calcext:value-type="float">
            <text:p>0.103378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0</text:p>
          </table:table-cell>
          <table:table-cell office:value-type="float" office:value="0.112931" calcext:value-type="float">
            <text:p>0.112931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1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876" calcext:value-type="float">
            <text:p>38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2</text:p>
          </table:table-cell>
          <table:table-cell office:value-type="float" office:value="0.036377" calcext:value-type="float">
            <text:p>0.03637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3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5313" calcext:value-type="float">
            <text:p>53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4</text:p>
          </table:table-cell>
          <table:table-cell office:value-type="float" office:value="0.043066" calcext:value-type="float">
            <text:p>0.043066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4991" calcext:value-type="float">
            <text:p>4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5</text:p>
          </table:table-cell>
          <table:table-cell office:value-type="float" office:value="0.070343" calcext:value-type="float">
            <text:p>0.070343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6</text:p>
          </table:table-cell>
          <table:table-cell office:value-type="float" office:value="0.074342" calcext:value-type="float">
            <text:p>0.0743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5003" calcext:value-type="float">
            <text:p>500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7</text:p>
          </table:table-cell>
          <table:table-cell office:value-type="float" office:value="0.087639" calcext:value-type="float">
            <text:p>0.087639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" calcext:value-type="float">
            <text:p>0</text:p>
          </table:table-cell>
          <table:table-cell office:value-type="float" office:value="5521" calcext:value-type="float">
            <text:p>55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8</text:p>
          </table:table-cell>
          <table:table-cell office:value-type="float" office:value="0.047682" calcext:value-type="float">
            <text:p>0.04768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302" calcext:value-type="float">
            <text:p>530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39</text:p>
          </table:table-cell>
          <table:table-cell office:value-type="float" office:value="0.067015" calcext:value-type="float">
            <text:p>0.06701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4947" calcext:value-type="float">
            <text:p>49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0</text:p>
          </table:table-cell>
          <table:table-cell office:value-type="float" office:value="0.069433" calcext:value-type="float">
            <text:p>0.0694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1</text:p>
          </table:table-cell>
          <table:table-cell office:value-type="float" office:value="0.042995" calcext:value-type="float">
            <text:p>0.04299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051" calcext:value-type="float">
            <text:p>405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2</text:p>
          </table:table-cell>
          <table:table-cell office:value-type="float" office:value="0.082588" calcext:value-type="float">
            <text:p>0.08258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3</text:p>
          </table:table-cell>
          <table:table-cell office:value-type="float" office:value="0.030907" calcext:value-type="float">
            <text:p>0.030907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4</text:p>
          </table:table-cell>
          <table:table-cell office:value-type="float" office:value="0.057274" calcext:value-type="float">
            <text:p>0.057274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5</text:p>
          </table:table-cell>
          <table:table-cell office:value-type="float" office:value="0.076539" calcext:value-type="float">
            <text:p>0.07653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6</text:p>
          </table:table-cell>
          <table:table-cell office:value-type="float" office:value="0.081226" calcext:value-type="float">
            <text:p>0.08122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542" calcext:value-type="float">
            <text:p>45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7</text:p>
          </table:table-cell>
          <table:table-cell office:value-type="float" office:value="0.040322" calcext:value-type="float">
            <text:p>0.04032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6171" calcext:value-type="float">
            <text:p>617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8</text:p>
          </table:table-cell>
          <table:table-cell office:value-type="float" office:value="0.042509" calcext:value-type="float">
            <text:p>0.042509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49</text:p>
          </table:table-cell>
          <table:table-cell office:value-type="float" office:value="0.093459" calcext:value-type="float">
            <text:p>0.093459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6892" calcext:value-type="float">
            <text:p>68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0</text:p>
          </table:table-cell>
          <table:table-cell office:value-type="float" office:value="0.038658" calcext:value-type="float">
            <text:p>0.03865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6966" calcext:value-type="float">
            <text:p>69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1</text:p>
          </table:table-cell>
          <table:table-cell office:value-type="float" office:value="0.057492" calcext:value-type="float">
            <text:p>0.05749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" calcext:value-type="float">
            <text:p>0</text:p>
          </table:table-cell>
          <table:table-cell office:value-type="float" office:value="6422" calcext:value-type="float">
            <text:p>642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2</text:p>
          </table:table-cell>
          <table:table-cell office:value-type="float" office:value="0.057556" calcext:value-type="float">
            <text:p>0.057556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5957" calcext:value-type="float">
            <text:p>59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3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" calcext:value-type="float">
            <text:p>0</text:p>
          </table:table-cell>
          <table:table-cell office:value-type="float" office:value="7555" calcext:value-type="float">
            <text:p>75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4</text:p>
          </table:table-cell>
          <table:table-cell office:value-type="float" office:value="0.040272" calcext:value-type="float">
            <text:p>0.040272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5934" calcext:value-type="float">
            <text:p>593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5</text:p>
          </table:table-cell>
          <table:table-cell office:value-type="float" office:value="0.098221" calcext:value-type="float">
            <text:p>0.098221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6</text:p>
          </table:table-cell>
          <table:table-cell office:value-type="float" office:value="0.041321" calcext:value-type="float">
            <text:p>0.04132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7</text:p>
          </table:table-cell>
          <table:table-cell office:value-type="float" office:value="0.064721" calcext:value-type="float">
            <text:p>0.06472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8</text:p>
          </table:table-cell>
          <table:table-cell office:value-type="float" office:value="0.03369" calcext:value-type="float">
            <text:p>0.03369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6:59</text:p>
          </table:table-cell>
          <table:table-cell office:value-type="float" office:value="0.14177" calcext:value-type="float">
            <text:p>0.14177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0</text:p>
          </table:table-cell>
          <table:table-cell office:value-type="float" office:value="0.416624" calcext:value-type="float">
            <text:p>0.416624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1</text:p>
          </table:table-cell>
          <table:table-cell office:value-type="float" office:value="0.281967" calcext:value-type="float">
            <text:p>0.281967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5992" calcext:value-type="float">
            <text:p>599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2</text:p>
          </table:table-cell>
          <table:table-cell office:value-type="float" office:value="0.260942" calcext:value-type="float">
            <text:p>0.260942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" calcext:value-type="float">
            <text:p>0</text:p>
          </table:table-cell>
          <table:table-cell office:value-type="float" office:value="6536" calcext:value-type="float">
            <text:p>65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3</text:p>
          </table:table-cell>
          <table:table-cell office:value-type="float" office:value="0.162884" calcext:value-type="float">
            <text:p>0.162884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4</text:p>
          </table:table-cell>
          <table:table-cell office:value-type="float" office:value="0.095885" calcext:value-type="float">
            <text:p>0.095885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5</text:p>
          </table:table-cell>
          <table:table-cell office:value-type="float" office:value="0.035273" calcext:value-type="float">
            <text:p>0.035273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6</text:p>
          </table:table-cell>
          <table:table-cell office:value-type="float" office:value="0.034874" calcext:value-type="float">
            <text:p>0.034874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5267" calcext:value-type="float">
            <text:p>526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7</text:p>
          </table:table-cell>
          <table:table-cell office:value-type="float" office:value="0.125025" calcext:value-type="float">
            <text:p>0.12502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6464" calcext:value-type="float">
            <text:p>64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8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09</text:p>
          </table:table-cell>
          <table:table-cell office:value-type="float" office:value="0.041118" calcext:value-type="float">
            <text:p>0.04111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525" calcext:value-type="float">
            <text:p>452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0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6022" calcext:value-type="float">
            <text:p>602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1</text:p>
          </table:table-cell>
          <table:table-cell office:value-type="float" office:value="0.066082" calcext:value-type="float">
            <text:p>0.066082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" calcext:value-type="float">
            <text:p>0</text:p>
          </table:table-cell>
          <table:table-cell office:value-type="float" office:value="7523" calcext:value-type="float">
            <text:p>75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2</text:p>
          </table:table-cell>
          <table:table-cell office:value-type="float" office:value="0.550155" calcext:value-type="float">
            <text:p>0.55015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911" calcext:value-type="float">
            <text:p>49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3</text:p>
          </table:table-cell>
          <table:table-cell office:value-type="float" office:value="0.868208" calcext:value-type="float">
            <text:p>0.86820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" calcext:value-type="float">
            <text:p>0</text:p>
          </table:table-cell>
          <table:table-cell office:value-type="float" office:value="6154" calcext:value-type="float">
            <text:p>61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4</text:p>
          </table:table-cell>
          <table:table-cell office:value-type="float" office:value="0.672523" calcext:value-type="float">
            <text:p>0.672523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6797" calcext:value-type="float">
            <text:p>679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5</text:p>
          </table:table-cell>
          <table:table-cell office:value-type="float" office:value="0.419888" calcext:value-type="float">
            <text:p>0.419888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6</text:p>
          </table:table-cell>
          <table:table-cell office:value-type="float" office:value="0.138601" calcext:value-type="float">
            <text:p>0.13860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" calcext:value-type="float">
            <text:p>0</text:p>
          </table:table-cell>
          <table:table-cell office:value-type="float" office:value="6699" calcext:value-type="float">
            <text:p>66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7</text:p>
          </table:table-cell>
          <table:table-cell office:value-type="float" office:value="0.143663" calcext:value-type="float">
            <text:p>0.143663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6644" calcext:value-type="float">
            <text:p>664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8</text:p>
          </table:table-cell>
          <table:table-cell office:value-type="float" office:value="0.159179" calcext:value-type="float">
            <text:p>0.159179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" calcext:value-type="float">
            <text:p>0</text:p>
          </table:table-cell>
          <table:table-cell office:value-type="float" office:value="8463" calcext:value-type="float">
            <text:p>84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19</text:p>
          </table:table-cell>
          <table:table-cell office:value-type="float" office:value="0.398171" calcext:value-type="float">
            <text:p>0.398171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" calcext:value-type="float">
            <text:p>0</text:p>
          </table:table-cell>
          <table:table-cell office:value-type="float" office:value="6675" calcext:value-type="float">
            <text:p>667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0</text:p>
          </table:table-cell>
          <table:table-cell office:value-type="float" office:value="0.293015" calcext:value-type="float">
            <text:p>0.293015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" calcext:value-type="float">
            <text:p>0</text:p>
          </table:table-cell>
          <table:table-cell office:value-type="float" office:value="6473" calcext:value-type="float">
            <text:p>64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1</text:p>
          </table:table-cell>
          <table:table-cell office:value-type="float" office:value="0.139561" calcext:value-type="float">
            <text:p>0.139561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" calcext:value-type="float">
            <text:p>0</text:p>
          </table:table-cell>
          <table:table-cell office:value-type="float" office:value="7165" calcext:value-type="float">
            <text:p>716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2</text:p>
          </table:table-cell>
          <table:table-cell office:value-type="float" office:value="0.116471" calcext:value-type="float">
            <text:p>0.1164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7132" calcext:value-type="float">
            <text:p>71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3</text:p>
          </table:table-cell>
          <table:table-cell office:value-type="float" office:value="0.077157" calcext:value-type="float">
            <text:p>0.077157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4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5</text:p>
          </table:table-cell>
          <table:table-cell office:value-type="float" office:value="0.041917" calcext:value-type="float">
            <text:p>0.04191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5931" calcext:value-type="float">
            <text:p>59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6</text:p>
          </table:table-cell>
          <table:table-cell office:value-type="float" office:value="0.043104" calcext:value-type="float">
            <text:p>0.04310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6329" calcext:value-type="float">
            <text:p>6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7</text:p>
          </table:table-cell>
          <table:table-cell office:value-type="float" office:value="0.069888" calcext:value-type="float">
            <text:p>0.06988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office:value-type="float" office:value="6342" calcext:value-type="float">
            <text:p>634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8</text:p>
          </table:table-cell>
          <table:table-cell office:value-type="float" office:value="0.037393" calcext:value-type="float">
            <text:p>0.037393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" calcext:value-type="float">
            <text:p>0</text:p>
          </table:table-cell>
          <table:table-cell office:value-type="float" office:value="6559" calcext:value-type="float">
            <text:p>655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29</text:p>
          </table:table-cell>
          <table:table-cell office:value-type="float" office:value="0.786009" calcext:value-type="float">
            <text:p>0.786009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4575" calcext:value-type="float">
            <text:p>45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0</text:p>
          </table:table-cell>
          <table:table-cell office:value-type="float" office:value="1.077044" calcext:value-type="float">
            <text:p>1.07704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4069" calcext:value-type="float">
            <text:p>406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1</text:p>
          </table:table-cell>
          <table:table-cell office:value-type="float" office:value="1.808215" calcext:value-type="float">
            <text:p>1.80821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6997" calcext:value-type="float">
            <text:p>69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2</text:p>
          </table:table-cell>
          <table:table-cell office:value-type="float" office:value="1.360198" calcext:value-type="float">
            <text:p>1.36019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3</text:p>
          </table:table-cell>
          <table:table-cell office:value-type="float" office:value="0.877116" calcext:value-type="float">
            <text:p>0.877116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4</text:p>
          </table:table-cell>
          <table:table-cell office:value-type="float" office:value="0.233083" calcext:value-type="float">
            <text:p>0.23308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" calcext:value-type="float">
            <text:p>0</text:p>
          </table:table-cell>
          <table:table-cell office:value-type="float" office:value="6043" calcext:value-type="float">
            <text:p>60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5</text:p>
          </table:table-cell>
          <table:table-cell office:value-type="float" office:value="0.082025" calcext:value-type="float">
            <text:p>0.082025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" calcext:value-type="float">
            <text:p>0</text:p>
          </table:table-cell>
          <table:table-cell office:value-type="float" office:value="6148" calcext:value-type="float">
            <text:p>614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6</text:p>
          </table:table-cell>
          <table:table-cell office:value-type="float" office:value="0.031435" calcext:value-type="float">
            <text:p>0.03143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6106" calcext:value-type="float">
            <text:p>61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7</text:p>
          </table:table-cell>
          <table:table-cell office:value-type="float" office:value="0.028661" calcext:value-type="float">
            <text:p>0.028661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865" calcext:value-type="float">
            <text:p>586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8</text:p>
          </table:table-cell>
          <table:table-cell office:value-type="float" office:value="0.04546" calcext:value-type="float">
            <text:p>0.04546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" calcext:value-type="float">
            <text:p>0</text:p>
          </table:table-cell>
          <table:table-cell office:value-type="float" office:value="6417" calcext:value-type="float">
            <text:p>64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39</text:p>
          </table:table-cell>
          <table:table-cell office:value-type="float" office:value="0.032776" calcext:value-type="float">
            <text:p>0.03277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998" calcext:value-type="float">
            <text:p>599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0</text:p>
          </table:table-cell>
          <table:table-cell office:value-type="float" office:value="0.070928" calcext:value-type="float">
            <text:p>0.070928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" calcext:value-type="float">
            <text:p>0</text:p>
          </table:table-cell>
          <table:table-cell office:value-type="float" office:value="6417" calcext:value-type="float">
            <text:p>64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1</text:p>
          </table:table-cell>
          <table:table-cell office:value-type="float" office:value="0.766674" calcext:value-type="float">
            <text:p>0.766674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2</text:p>
          </table:table-cell>
          <table:table-cell office:value-type="float" office:value="0.861728" calcext:value-type="float">
            <text:p>0.861728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" calcext:value-type="float">
            <text:p>0</text:p>
          </table:table-cell>
          <table:table-cell office:value-type="float" office:value="6202" calcext:value-type="float">
            <text:p>62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3</text:p>
          </table:table-cell>
          <table:table-cell office:value-type="float" office:value="0.59142" calcext:value-type="float">
            <text:p>0.59142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6117" calcext:value-type="float">
            <text:p>6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4</text:p>
          </table:table-cell>
          <table:table-cell office:value-type="float" office:value="0.281726" calcext:value-type="float">
            <text:p>0.2817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311" calcext:value-type="float">
            <text:p>63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5</text:p>
          </table:table-cell>
          <table:table-cell office:value-type="float" office:value="0.310497" calcext:value-type="float">
            <text:p>0.31049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5684" calcext:value-type="float">
            <text:p>56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6</text:p>
          </table:table-cell>
          <table:table-cell office:value-type="float" office:value="0.88349" calcext:value-type="float">
            <text:p>0.88349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7</text:p>
          </table:table-cell>
          <table:table-cell office:value-type="float" office:value="0.766606" calcext:value-type="float">
            <text:p>0.766606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8</text:p>
          </table:table-cell>
          <table:table-cell office:value-type="float" office:value="0.428696" calcext:value-type="float">
            <text:p>0.42869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5528" calcext:value-type="float">
            <text:p>55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49</text:p>
          </table:table-cell>
          <table:table-cell office:value-type="float" office:value="0.264557" calcext:value-type="float">
            <text:p>0.26455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5111" calcext:value-type="float">
            <text:p>51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0</text:p>
          </table:table-cell>
          <table:table-cell office:value-type="float" office:value="0.16425" calcext:value-type="float">
            <text:p>0.16425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" calcext:value-type="float">
            <text:p>0</text:p>
          </table:table-cell>
          <table:table-cell office:value-type="float" office:value="6198" calcext:value-type="float">
            <text:p>619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1</text:p>
          </table:table-cell>
          <table:table-cell office:value-type="float" office:value="0.496224" calcext:value-type="float">
            <text:p>0.49622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5115" calcext:value-type="float">
            <text:p>51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2</text:p>
          </table:table-cell>
          <table:table-cell office:value-type="float" office:value="0.974741" calcext:value-type="float">
            <text:p>0.974741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3</text:p>
          </table:table-cell>
          <table:table-cell office:value-type="float" office:value="0.818458" calcext:value-type="float">
            <text:p>0.818458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" calcext:value-type="float">
            <text:p>0</text:p>
          </table:table-cell>
          <table:table-cell office:value-type="float" office:value="6968" calcext:value-type="float">
            <text:p>696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4</text:p>
          </table:table-cell>
          <table:table-cell office:value-type="float" office:value="0.521446" calcext:value-type="float">
            <text:p>0.521446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" calcext:value-type="float">
            <text:p>0</text:p>
          </table:table-cell>
          <table:table-cell office:value-type="float" office:value="7366" calcext:value-type="float">
            <text:p>736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5</text:p>
          </table:table-cell>
          <table:table-cell office:value-type="float" office:value="0.405401" calcext:value-type="float">
            <text:p>0.405401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" calcext:value-type="float">
            <text:p>0</text:p>
          </table:table-cell>
          <table:table-cell office:value-type="float" office:value="6974" calcext:value-type="float">
            <text:p>697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6</text:p>
          </table:table-cell>
          <table:table-cell office:value-type="float" office:value="0.371506" calcext:value-type="float">
            <text:p>0.371506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" calcext:value-type="float">
            <text:p>0</text:p>
          </table:table-cell>
          <table:table-cell office:value-type="float" office:value="6853" calcext:value-type="float">
            <text:p>68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7</text:p>
          </table:table-cell>
          <table:table-cell office:value-type="float" office:value="0.226702" calcext:value-type="float">
            <text:p>0.226702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8</text:p>
          </table:table-cell>
          <table:table-cell office:value-type="float" office:value="0.13947" calcext:value-type="float">
            <text:p>0.1394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" calcext:value-type="float">
            <text:p>0</text:p>
          </table:table-cell>
          <table:table-cell office:value-type="float" office:value="6116" calcext:value-type="float">
            <text:p>61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7:59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398" calcext:value-type="float">
            <text:p>43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0</text:p>
          </table:table-cell>
          <table:table-cell office:value-type="float" office:value="0.18832" calcext:value-type="float">
            <text:p>0.1883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5293" calcext:value-type="float">
            <text:p>529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1</text:p>
          </table:table-cell>
          <table:table-cell office:value-type="float" office:value="0.094665" calcext:value-type="float">
            <text:p>0.09466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2</text:p>
          </table:table-cell>
          <table:table-cell office:value-type="float" office:value="0.030246" calcext:value-type="float">
            <text:p>0.03024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3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4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5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" calcext:value-type="float">
            <text:p>0</text:p>
          </table:table-cell>
          <table:table-cell office:value-type="float" office:value="4296" calcext:value-type="float">
            <text:p>42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6</text:p>
          </table:table-cell>
          <table:table-cell office:value-type="float" office:value="0.039839" calcext:value-type="float">
            <text:p>0.03983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4633" calcext:value-type="float">
            <text:p>46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7</text:p>
          </table:table-cell>
          <table:table-cell office:value-type="float" office:value="0.051677" calcext:value-type="float">
            <text:p>0.051677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8</text:p>
          </table:table-cell>
          <table:table-cell office:value-type="float" office:value="0.038441" calcext:value-type="float">
            <text:p>0.038441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09</text:p>
          </table:table-cell>
          <table:table-cell office:value-type="float" office:value="0.049553" calcext:value-type="float">
            <text:p>0.04955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0</text:p>
          </table:table-cell>
          <table:table-cell office:value-type="float" office:value="0.089313" calcext:value-type="float">
            <text:p>0.08931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1</text:p>
          </table:table-cell>
          <table:table-cell office:value-type="float" office:value="0.047263" calcext:value-type="float">
            <text:p>0.047263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2</text:p>
          </table:table-cell>
          <table:table-cell office:value-type="float" office:value="0.092405" calcext:value-type="float">
            <text:p>0.09240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" calcext:value-type="float">
            <text:p>0</text:p>
          </table:table-cell>
          <table:table-cell office:value-type="float" office:value="5543" calcext:value-type="float">
            <text:p>554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3</text:p>
          </table:table-cell>
          <table:table-cell office:value-type="float" office:value="0.130315" calcext:value-type="float">
            <text:p>0.13031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4</text:p>
          </table:table-cell>
          <table:table-cell office:value-type="float" office:value="0.079702" calcext:value-type="float">
            <text:p>0.079702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5</text:p>
          </table:table-cell>
          <table:table-cell office:value-type="float" office:value="0.072792" calcext:value-type="float">
            <text:p>0.0727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" calcext:value-type="float">
            <text:p>0</text:p>
          </table:table-cell>
          <table:table-cell office:value-type="float" office:value="6573" calcext:value-type="float">
            <text:p>65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6</text:p>
          </table:table-cell>
          <table:table-cell office:value-type="float" office:value="0.082158" calcext:value-type="float">
            <text:p>0.08215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762" calcext:value-type="float">
            <text:p>57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7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8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19</text:p>
          </table:table-cell>
          <table:table-cell office:value-type="float" office:value="0.383536" calcext:value-type="float">
            <text:p>0.38353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0</text:p>
          </table:table-cell>
          <table:table-cell office:value-type="float" office:value="0.866994" calcext:value-type="float">
            <text:p>0.866994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1</text:p>
          </table:table-cell>
          <table:table-cell office:value-type="float" office:value="0.637155" calcext:value-type="float">
            <text:p>0.637155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4683" calcext:value-type="float">
            <text:p>46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2</text:p>
          </table:table-cell>
          <table:table-cell office:value-type="float" office:value="0.378922" calcext:value-type="float">
            <text:p>0.37892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5413" calcext:value-type="float">
            <text:p>54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3</text:p>
          </table:table-cell>
          <table:table-cell office:value-type="float" office:value="0.167611" calcext:value-type="float">
            <text:p>0.167611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450" calcext:value-type="float">
            <text:p>54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4</text:p>
          </table:table-cell>
          <table:table-cell office:value-type="float" office:value="0.065075" calcext:value-type="float">
            <text:p>0.06507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5</text:p>
          </table:table-cell>
          <table:table-cell office:value-type="float" office:value="0.057051" calcext:value-type="float">
            <text:p>0.05705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5306" calcext:value-type="float">
            <text:p>53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6</text:p>
          </table:table-cell>
          <table:table-cell office:value-type="float" office:value="0.034814" calcext:value-type="float">
            <text:p>0.03481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5234" calcext:value-type="float">
            <text:p>523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7</text:p>
          </table:table-cell>
          <table:table-cell office:value-type="float" office:value="0.045351" calcext:value-type="float">
            <text:p>0.04535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4192" calcext:value-type="float">
            <text:p>419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8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" calcext:value-type="float">
            <text:p>0</text:p>
          </table:table-cell>
          <table:table-cell office:value-type="float" office:value="5807" calcext:value-type="float">
            <text:p>580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29</text:p>
          </table:table-cell>
          <table:table-cell office:value-type="float" office:value="0.228695" calcext:value-type="float">
            <text:p>0.228695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" calcext:value-type="float">
            <text:p>0</text:p>
          </table:table-cell>
          <table:table-cell office:value-type="float" office:value="5181" calcext:value-type="float">
            <text:p>518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0</text:p>
          </table:table-cell>
          <table:table-cell office:value-type="float" office:value="0.111123" calcext:value-type="float">
            <text:p>0.111123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1</text:p>
          </table:table-cell>
          <table:table-cell office:value-type="float" office:value="0.097269" calcext:value-type="float">
            <text:p>0.097269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2</text:p>
          </table:table-cell>
          <table:table-cell office:value-type="float" office:value="0.188334" calcext:value-type="float">
            <text:p>0.18833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570" calcext:value-type="float">
            <text:p>557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3</text:p>
          </table:table-cell>
          <table:table-cell office:value-type="float" office:value="0.91883" calcext:value-type="float">
            <text:p>0.9188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" calcext:value-type="float">
            <text:p>0</text:p>
          </table:table-cell>
          <table:table-cell office:value-type="float" office:value="5597" calcext:value-type="float">
            <text:p>559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4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5675" calcext:value-type="float">
            <text:p>567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5</text:p>
          </table:table-cell>
          <table:table-cell office:value-type="float" office:value="1.289794" calcext:value-type="float">
            <text:p>1.289794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6</text:p>
          </table:table-cell>
          <table:table-cell office:value-type="float" office:value="0.943495" calcext:value-type="float">
            <text:p>0.94349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7</text:p>
          </table:table-cell>
          <table:table-cell office:value-type="float" office:value="0.597009" calcext:value-type="float">
            <text:p>0.59700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5346" calcext:value-type="float">
            <text:p>53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8</text:p>
          </table:table-cell>
          <table:table-cell office:value-type="float" office:value="0.281506" calcext:value-type="float">
            <text:p>0.28150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516" calcext:value-type="float">
            <text:p>55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39</text:p>
          </table:table-cell>
          <table:table-cell office:value-type="float" office:value="0.103727" calcext:value-type="float">
            <text:p>0.103727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" calcext:value-type="float">
            <text:p>0</text:p>
          </table:table-cell>
          <table:table-cell office:value-type="float" office:value="5346" calcext:value-type="float">
            <text:p>53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0</text:p>
          </table:table-cell>
          <table:table-cell office:value-type="float" office:value="0.078271" calcext:value-type="float">
            <text:p>0.07827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5479" calcext:value-type="float">
            <text:p>547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1</text:p>
          </table:table-cell>
          <table:table-cell office:value-type="float" office:value="0.038982" calcext:value-type="float">
            <text:p>0.038982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5159" calcext:value-type="float">
            <text:p>515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2</text:p>
          </table:table-cell>
          <table:table-cell office:value-type="float" office:value="0.067831" calcext:value-type="float">
            <text:p>0.06783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" calcext:value-type="float">
            <text:p>0</text:p>
          </table:table-cell>
          <table:table-cell office:value-type="float" office:value="5872" calcext:value-type="float">
            <text:p>58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3</text:p>
          </table:table-cell>
          <table:table-cell office:value-type="float" office:value="0.13008" calcext:value-type="float">
            <text:p>0.1300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4780" calcext:value-type="float">
            <text:p>47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4</text:p>
          </table:table-cell>
          <table:table-cell office:value-type="float" office:value="0.173786" calcext:value-type="float">
            <text:p>0.17378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655" calcext:value-type="float">
            <text:p>465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5</text:p>
          </table:table-cell>
          <table:table-cell office:value-type="float" office:value="0.113087" calcext:value-type="float">
            <text:p>0.113087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6</text:p>
          </table:table-cell>
          <table:table-cell office:value-type="float" office:value="0.073713" calcext:value-type="float">
            <text:p>0.073713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5509" calcext:value-type="float">
            <text:p>55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7</text:p>
          </table:table-cell>
          <table:table-cell office:value-type="float" office:value="0.096744" calcext:value-type="float">
            <text:p>0.096744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" calcext:value-type="float">
            <text:p>0</text:p>
          </table:table-cell>
          <table:table-cell office:value-type="float" office:value="6702" calcext:value-type="float">
            <text:p>67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8</text:p>
          </table:table-cell>
          <table:table-cell office:value-type="float" office:value="0.081339" calcext:value-type="float">
            <text:p>0.081339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" calcext:value-type="float">
            <text:p>0</text:p>
          </table:table-cell>
          <table:table-cell office:value-type="float" office:value="6358" calcext:value-type="float">
            <text:p>63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49</text:p>
          </table:table-cell>
          <table:table-cell office:value-type="float" office:value="0.087445" calcext:value-type="float">
            <text:p>0.08744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" calcext:value-type="float">
            <text:p>0</text:p>
          </table:table-cell>
          <table:table-cell office:value-type="float" office:value="5308" calcext:value-type="float">
            <text:p>53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0</text:p>
          </table:table-cell>
          <table:table-cell office:value-type="float" office:value="0.11061" calcext:value-type="float">
            <text:p>0.11061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3691" calcext:value-type="float">
            <text:p>36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1</text:p>
          </table:table-cell>
          <table:table-cell office:value-type="float" office:value="0.048061" calcext:value-type="float">
            <text:p>0.04806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2</text:p>
          </table:table-cell>
          <table:table-cell office:value-type="float" office:value="0.036061" calcext:value-type="float">
            <text:p>0.036061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4939" calcext:value-type="float">
            <text:p>49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3</text:p>
          </table:table-cell>
          <table:table-cell office:value-type="float" office:value="0.034191" calcext:value-type="float">
            <text:p>0.03419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" calcext:value-type="float">
            <text:p>0</text:p>
          </table:table-cell>
          <table:table-cell office:value-type="float" office:value="5682" calcext:value-type="float">
            <text:p>56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4</text:p>
          </table:table-cell>
          <table:table-cell office:value-type="float" office:value="0.051431" calcext:value-type="float">
            <text:p>0.051431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4938" calcext:value-type="float">
            <text:p>49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5</text:p>
          </table:table-cell>
          <table:table-cell office:value-type="float" office:value="0.122285" calcext:value-type="float">
            <text:p>0.122285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387" calcext:value-type="float">
            <text:p>43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6</text:p>
          </table:table-cell>
          <table:table-cell office:value-type="float" office:value="0.039454" calcext:value-type="float">
            <text:p>0.039454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5755" calcext:value-type="float">
            <text:p>57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7</text:p>
          </table:table-cell>
          <table:table-cell office:value-type="float" office:value="0.105105" calcext:value-type="float">
            <text:p>0.105105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" calcext:value-type="float">
            <text:p>0</text:p>
          </table:table-cell>
          <table:table-cell office:value-type="float" office:value="6512" calcext:value-type="float">
            <text:p>65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8</text:p>
          </table:table-cell>
          <table:table-cell office:value-type="float" office:value="0.088703" calcext:value-type="float">
            <text:p>0.088703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" calcext:value-type="float">
            <text:p>0</text:p>
          </table:table-cell>
          <table:table-cell office:value-type="float" office:value="6640" calcext:value-type="float">
            <text:p>66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8:59</text:p>
          </table:table-cell>
          <table:table-cell office:value-type="float" office:value="0.138549" calcext:value-type="float">
            <text:p>0.138549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" calcext:value-type="float">
            <text:p>0</text:p>
          </table:table-cell>
          <table:table-cell office:value-type="float" office:value="5991" calcext:value-type="float">
            <text:p>599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0</text:p>
          </table:table-cell>
          <table:table-cell office:value-type="float" office:value="0.210895" calcext:value-type="float">
            <text:p>0.21089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" calcext:value-type="float">
            <text:p>0</text:p>
          </table:table-cell>
          <table:table-cell office:value-type="float" office:value="6473" calcext:value-type="float">
            <text:p>647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1</text:p>
          </table:table-cell>
          <table:table-cell office:value-type="float" office:value="0.172414" calcext:value-type="float">
            <text:p>0.172414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" calcext:value-type="float">
            <text:p>0</text:p>
          </table:table-cell>
          <table:table-cell office:value-type="float" office:value="7328" calcext:value-type="float">
            <text:p>732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2</text:p>
          </table:table-cell>
          <table:table-cell office:value-type="float" office:value="0.173228" calcext:value-type="float">
            <text:p>0.173228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3</text:p>
          </table:table-cell>
          <table:table-cell office:value-type="float" office:value="0.11476" calcext:value-type="float">
            <text:p>0.1147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6697" calcext:value-type="float">
            <text:p>669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4</text:p>
          </table:table-cell>
          <table:table-cell office:value-type="float" office:value="0.086427" calcext:value-type="float">
            <text:p>0.086427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office:value-type="float" office:value="6717" calcext:value-type="float">
            <text:p>67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5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5167" calcext:value-type="float">
            <text:p>516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6</text:p>
          </table:table-cell>
          <table:table-cell office:value-type="float" office:value="0.037317" calcext:value-type="float">
            <text:p>0.03731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5213" calcext:value-type="float">
            <text:p>52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7</text:p>
          </table:table-cell>
          <table:table-cell office:value-type="float" office:value="0.061417" calcext:value-type="float">
            <text:p>0.061417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7059" calcext:value-type="float">
            <text:p>705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8</text:p>
          </table:table-cell>
          <table:table-cell office:value-type="float" office:value="0.082154" calcext:value-type="float">
            <text:p>0.08215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09</text:p>
          </table:table-cell>
          <table:table-cell office:value-type="float" office:value="0.071659" calcext:value-type="float">
            <text:p>0.071659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" calcext:value-type="float">
            <text:p>0</text:p>
          </table:table-cell>
          <table:table-cell office:value-type="float" office:value="6678" calcext:value-type="float">
            <text:p>667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0</text:p>
          </table:table-cell>
          <table:table-cell office:value-type="float" office:value="0.145741" calcext:value-type="float">
            <text:p>0.145741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" calcext:value-type="float">
            <text:p>0</text:p>
          </table:table-cell>
          <table:table-cell office:value-type="float" office:value="7107" calcext:value-type="float">
            <text:p>71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1</text:p>
          </table:table-cell>
          <table:table-cell office:value-type="float" office:value="0.141847" calcext:value-type="float">
            <text:p>0.141847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" calcext:value-type="float">
            <text:p>0</text:p>
          </table:table-cell>
          <table:table-cell office:value-type="float" office:value="6422" calcext:value-type="float">
            <text:p>64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2</text:p>
          </table:table-cell>
          <table:table-cell office:value-type="float" office:value="0.106731" calcext:value-type="float">
            <text:p>0.106731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" calcext:value-type="float">
            <text:p>0</text:p>
          </table:table-cell>
          <table:table-cell office:value-type="float" office:value="6429" calcext:value-type="float">
            <text:p>642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3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6217" calcext:value-type="float">
            <text:p>62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4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5</text:p>
          </table:table-cell>
          <table:table-cell office:value-type="float" office:value="0.065785" calcext:value-type="float">
            <text:p>0.06578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6</text:p>
          </table:table-cell>
          <table:table-cell office:value-type="float" office:value="0.101182" calcext:value-type="float">
            <text:p>0.10118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" calcext:value-type="float">
            <text:p>0</text:p>
          </table:table-cell>
          <table:table-cell office:value-type="float" office:value="4292" calcext:value-type="float">
            <text:p>42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7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8</text:p>
          </table:table-cell>
          <table:table-cell office:value-type="float" office:value="0.935513" calcext:value-type="float">
            <text:p>0.935513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19</text:p>
          </table:table-cell>
          <table:table-cell office:value-type="float" office:value="0.790067" calcext:value-type="float">
            <text:p>0.790067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0</text:p>
          </table:table-cell>
          <table:table-cell office:value-type="float" office:value="0.642155" calcext:value-type="float">
            <text:p>0.642155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" calcext:value-type="float">
            <text:p>0</text:p>
          </table:table-cell>
          <table:table-cell office:value-type="float" office:value="6631" calcext:value-type="float">
            <text:p>66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1</text:p>
          </table:table-cell>
          <table:table-cell office:value-type="float" office:value="0.290687" calcext:value-type="float">
            <text:p>0.290687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5378" calcext:value-type="float">
            <text:p>53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2</text:p>
          </table:table-cell>
          <table:table-cell office:value-type="float" office:value="0.154692" calcext:value-type="float">
            <text:p>0.154692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" calcext:value-type="float">
            <text:p>0</text:p>
          </table:table-cell>
          <table:table-cell office:value-type="float" office:value="7187" calcext:value-type="float">
            <text:p>718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3</text:p>
          </table:table-cell>
          <table:table-cell office:value-type="float" office:value="0.34811" calcext:value-type="float">
            <text:p>0.34811</text:p>
          </table:table-cell>
          <table:table-cell office:value-type="float" office:value="0.001433" calcext:value-type="float">
            <text:p>0.001433</text:p>
          </table:table-cell>
          <table:table-cell office:value-type="float" office:value="0" calcext:value-type="float">
            <text:p>0</text:p>
          </table:table-cell>
          <table:table-cell office:value-type="float" office:value="4891" calcext:value-type="float">
            <text:p>489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4</text:p>
          </table:table-cell>
          <table:table-cell office:value-type="float" office:value="2.396207" calcext:value-type="float">
            <text:p>2.396207</text:p>
          </table:table-cell>
          <table:table-cell office:value-type="float" office:value="0.010799" calcext:value-type="float">
            <text:p>0.010799</text:p>
          </table:table-cell>
          <table:table-cell office:value-type="float" office:value="0" calcext:value-type="float">
            <text:p>0</text:p>
          </table:table-cell>
          <table:table-cell office:value-type="float" office:value="4541" calcext:value-type="float">
            <text:p>45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5</text:p>
          </table:table-cell>
          <table:table-cell office:value-type="float" office:value="0.913202" calcext:value-type="float">
            <text:p>0.913202</text:p>
          </table:table-cell>
          <table:table-cell office:value-type="float" office:value="0.028451" calcext:value-type="float">
            <text:p>0.028451</text:p>
          </table:table-cell>
          <table:table-cell office:value-type="float" office:value="0" calcext:value-type="float">
            <text:p>0</text:p>
          </table:table-cell>
          <table:table-cell office:value-type="float" office:value="4312" calcext:value-type="float">
            <text:p>43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6</text:p>
          </table:table-cell>
          <table:table-cell office:value-type="float" office:value="0.943933" calcext:value-type="float">
            <text:p>0.943933</text:p>
          </table:table-cell>
          <table:table-cell office:value-type="float" office:value="0.014641" calcext:value-type="float">
            <text:p>0.014641</text:p>
          </table:table-cell>
          <table:table-cell office:value-type="float" office:value="0" calcext:value-type="float">
            <text:p>0</text:p>
          </table:table-cell>
          <table:table-cell office:value-type="float" office:value="4775" calcext:value-type="float">
            <text:p>47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7</text:p>
          </table:table-cell>
          <table:table-cell office:value-type="float" office:value="0.701523" calcext:value-type="float">
            <text:p>0.701523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8</text:p>
          </table:table-cell>
          <table:table-cell office:value-type="float" office:value="0.625923" calcext:value-type="float">
            <text:p>0.625923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" calcext:value-type="float">
            <text:p>0</text:p>
          </table:table-cell>
          <table:table-cell office:value-type="float" office:value="4812" calcext:value-type="float">
            <text:p>48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29</text:p>
          </table:table-cell>
          <table:table-cell office:value-type="float" office:value="0.70318" calcext:value-type="float">
            <text:p>0.70318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0" calcext:value-type="float">
            <text:p>0</text:p>
          </table:table-cell>
          <table:table-cell office:value-type="float" office:value="4567" calcext:value-type="float">
            <text:p>456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0</text:p>
          </table:table-cell>
          <table:table-cell office:value-type="float" office:value="0.604984" calcext:value-type="float">
            <text:p>0.604984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" calcext:value-type="float">
            <text:p>0</text:p>
          </table:table-cell>
          <table:table-cell office:value-type="float" office:value="4619" calcext:value-type="float">
            <text:p>46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1</text:p>
          </table:table-cell>
          <table:table-cell office:value-type="float" office:value="0.375237" calcext:value-type="float">
            <text:p>0.37523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" calcext:value-type="float">
            <text:p>0</text:p>
          </table:table-cell>
          <table:table-cell office:value-type="float" office:value="4598" calcext:value-type="float">
            <text:p>459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2</text:p>
          </table:table-cell>
          <table:table-cell office:value-type="float" office:value="0.426515" calcext:value-type="float">
            <text:p>0.426515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" calcext:value-type="float">
            <text:p>0</text:p>
          </table:table-cell>
          <table:table-cell office:value-type="float" office:value="4569" calcext:value-type="float">
            <text:p>456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3</text:p>
          </table:table-cell>
          <table:table-cell office:value-type="float" office:value="0.955578" calcext:value-type="float">
            <text:p>0.955578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4</text:p>
          </table:table-cell>
          <table:table-cell office:value-type="float" office:value="0.821577" calcext:value-type="float">
            <text:p>0.821577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" calcext:value-type="float">
            <text:p>0</text:p>
          </table:table-cell>
          <table:table-cell office:value-type="float" office:value="3903" calcext:value-type="float">
            <text:p>39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5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" calcext:value-type="float">
            <text:p>0</text:p>
          </table:table-cell>
          <table:table-cell office:value-type="float" office:value="4342" calcext:value-type="float">
            <text:p>43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59:36</text:p>
          </table:table-cell>
          <table:table-cell office:value-type="float" office:value="0.176479" calcext:value-type="float">
            <text:p>0.176479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28T16:06:58.969737306</dc:date>
    <meta:editing-duration>PT5M16S</meta:editing-duration>
    <meta:editing-cycles>1</meta:editing-cycles>
    <meta:document-statistic meta:table-count="1" meta:cell-count="50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81cm" svg:y="3.782cm" style:legend-expansion="high" chart:style-name="ch2"/>
        <chart:plot-area chart:style-name="ch3" table:cell-range-address="test164.B1:test164.D717" chart:data-source-has-labels="both" svg:x="0.32cm" svg:y="0.18cm" svg:width="11.741cm" svg:height="8.64cm">
          <chartooo:coordinate-region svg:x="1.378cm" svg:y="0.18cm" svg:width="10.683cm" svg:height="7.038cm"/>
          <chart:axis chart:dimension="x" chart:name="primary-x" chart:style-name="ch4" chartooo:axis-type="auto">
            <chartooo:date-scale/>
            <chart:categories table:cell-range-address="test164.B2:test164.B7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4.C2:test164.C717" chart:label-cell-address="test164.C1:test164.C1" chart:class="chart:bar">
            <chart:mean-value chart:style-name="ch8"/>
            <chart:regression-curve chart:style-name="ch9"/>
            <chart:data-point chart:repeated="716"/>
          </chart:series>
          <chart:series chart:style-name="ch10" chart:values-cell-range-address="test164.D2:test164.D717" chart:label-cell-address="test164.D1:test164.D1" chart:class="chart:bar">
            <chart:data-point chart:repeated="7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4.C1:test164.C1</svg:desc>
                </draw:g>
              </table:table-cell>
              <table:table-cell office:value-type="string">
                <text:p>xfertime</text:p>
                <draw:g>
                  <svg:desc>test164.D1:test16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7:41</text:p>
                <draw:g>
                  <svg:desc>test164.B2:test164.B717</svg:desc>
                </draw:g>
              </table:table-cell>
              <table:table-cell office:value-type="float" office:value="0.012667">
                <text:p>0.012667</text:p>
                <draw:g>
                  <svg:desc>test164.C2:test164.C717</svg:desc>
                </draw:g>
              </table:table-cell>
              <table:table-cell office:value-type="float" office:value="0.000199">
                <text:p>0.000199</text:p>
                <draw:g>
                  <svg:desc>test164.D2:test164.D717</svg:desc>
                </draw:g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0.066536">
                <text:p>0.066536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0.015711">
                <text:p>0.015711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0.039403">
                <text:p>0.039403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0.027661">
                <text:p>0.027661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0.011521">
                <text:p>0.011521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0.011553">
                <text:p>0.011553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0.01276">
                <text:p>0.01276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0.011815">
                <text:p>0.011815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0.012044">
                <text:p>0.012044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0.011393">
                <text:p>0.011393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0.011566">
                <text:p>0.011566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0.011543">
                <text:p>0.011543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0.011718">
                <text:p>0.011718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0.1935">
                <text:p>0.1935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0.781098">
                <text:p>0.781098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0.561854">
                <text:p>0.561854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0.295499">
                <text:p>0.295499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0.038877">
                <text:p>0.038877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0.011865">
                <text:p>0.011865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0.011701">
                <text:p>0.011701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0.011286">
                <text:p>0.01128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0.285098">
                <text:p>0.28509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0.619165">
                <text:p>0.61916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0.379552">
                <text:p>0.379552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0.085557">
                <text:p>0.08555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0.011516">
                <text:p>0.011516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0.01143">
                <text:p>0.0114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0.011794">
                <text:p>0.011794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0.01189">
                <text:p>0.01189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0.011548">
                <text:p>0.01154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0.011082">
                <text:p>0.011082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0.012123">
                <text:p>0.012123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0.011871">
                <text:p>0.011871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0.011439">
                <text:p>0.011439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0.011747">
                <text:p>0.01174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0.011887">
                <text:p>0.011887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0.015114">
                <text:p>0.015114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0.011803">
                <text:p>0.011803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0.011614">
                <text:p>0.011614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0.011122">
                <text:p>0.011122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0.01156">
                <text:p>0.01156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0.011571">
                <text:p>0.011571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0.011224">
                <text:p>0.01122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0.011862">
                <text:p>0.011862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0.012078">
                <text:p>0.01207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0.011845">
                <text:p>0.011845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0.01185">
                <text:p>0.01185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0.012409">
                <text:p>0.012409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0.016611">
                <text:p>0.016611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0.064975">
                <text:p>0.064975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0.033226">
                <text:p>0.033226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0.011587">
                <text:p>0.011587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0.012819">
                <text:p>0.012819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0.012865">
                <text:p>0.012865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0.011713">
                <text:p>0.011713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0.025247">
                <text:p>0.025247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0.047899">
                <text:p>0.047899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0.060326">
                <text:p>0.060326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0.023596">
                <text:p>0.02359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0.012976">
                <text:p>0.012976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0.012874">
                <text:p>0.01287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0.014936">
                <text:p>0.014936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0.012308">
                <text:p>0.01230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0.011659">
                <text:p>0.01165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0.01213">
                <text:p>0.0121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0.011428">
                <text:p>0.01142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0.013276">
                <text:p>0.01327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0.012042">
                <text:p>0.012042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0.012042">
                <text:p>0.012042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0.01462">
                <text:p>0.0146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0.099337">
                <text:p>0.099337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0.049582">
                <text:p>0.049582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0.016211">
                <text:p>0.016211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0.011406">
                <text:p>0.011406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0.011526">
                <text:p>0.01152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0.01198">
                <text:p>0.0119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0.012">
                <text:p>0.012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0.011473">
                <text:p>0.011473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0.012448">
                <text:p>0.012448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0.058085">
                <text:p>0.058085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0.05485">
                <text:p>0.0548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0.017746">
                <text:p>0.017746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0.013956">
                <text:p>0.013956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0.011998">
                <text:p>0.011998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0.013719">
                <text:p>0.013719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0.013784">
                <text:p>0.01378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0.02644">
                <text:p>0.02644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0.022406">
                <text:p>0.022406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0.012115">
                <text:p>0.01211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0.011731">
                <text:p>0.011731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0.012779">
                <text:p>0.012779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0.011493">
                <text:p>0.01149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0.012238">
                <text:p>0.012238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0.012755">
                <text:p>0.012755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0.015813">
                <text:p>0.015813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0.091845">
                <text:p>0.091845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0.313018">
                <text:p>0.313018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0.239749">
                <text:p>0.239749</text:p>
              </table:table-cell>
              <table:table-cell office:value-type="float" office:value="0.002618">
                <text:p>0.002618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0.168462">
                <text:p>0.168462</text:p>
              </table:table-cell>
              <table:table-cell office:value-type="float" office:value="0.004866">
                <text:p>0.004866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0.10835">
                <text:p>0.10835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0.091351">
                <text:p>0.091351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0.07054">
                <text:p>0.07054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0.112226">
                <text:p>0.11222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0.069753">
                <text:p>0.069753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0.072898">
                <text:p>0.07289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0.152023">
                <text:p>0.152023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0.115415">
                <text:p>0.115415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0.03927">
                <text:p>0.03927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0.144391">
                <text:p>0.144391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0.059256">
                <text:p>0.059256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0.02979">
                <text:p>0.02979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0.11652">
                <text:p>0.11652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0.119262">
                <text:p>0.119262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0.058365">
                <text:p>0.058365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0.104835">
                <text:p>0.104835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0.114366">
                <text:p>0.114366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0.078369">
                <text:p>0.078369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0.028858">
                <text:p>0.028858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0.062838">
                <text:p>0.062838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0.028984">
                <text:p>0.028984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0.031526">
                <text:p>0.031526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0.029077">
                <text:p>0.029077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0.029086">
                <text:p>0.029086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0.130841">
                <text:p>0.13084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0.20624">
                <text:p>0.20624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0.130437">
                <text:p>0.13043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0.063057">
                <text:p>0.063057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0.061124">
                <text:p>0.06112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0.027155">
                <text:p>0.02715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0.033686">
                <text:p>0.033686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0.057423">
                <text:p>0.057423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0.052338">
                <text:p>0.052338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0.026865">
                <text:p>0.026865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0.035437">
                <text:p>0.035437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0.031865">
                <text:p>0.031865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0.028711">
                <text:p>0.02871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0.038532">
                <text:p>0.038532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0.030125">
                <text:p>0.03012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0.05926">
                <text:p>0.05926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0.036537">
                <text:p>0.036537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0.055139">
                <text:p>0.055139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0.031098">
                <text:p>0.031098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0.03695">
                <text:p>0.03695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0.046338">
                <text:p>0.046338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0.098963">
                <text:p>0.098963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0.046048">
                <text:p>0.046048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0.032218">
                <text:p>0.032218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0.032598">
                <text:p>0.03259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0.057232">
                <text:p>0.057232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0.067935">
                <text:p>0.067935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0.063394">
                <text:p>0.06339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0.036032">
                <text:p>0.036032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0.031753">
                <text:p>0.031753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0.033547">
                <text:p>0.03354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0.051664">
                <text:p>0.051664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0.023516">
                <text:p>0.02351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0.028525">
                <text:p>0.028525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0.028837">
                <text:p>0.028837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0.321084">
                <text:p>0.321084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0.843427">
                <text:p>0.84342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0.631464">
                <text:p>0.631464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0.368026">
                <text:p>0.368026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0.086505">
                <text:p>0.086505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0.064275">
                <text:p>0.064275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0.068564">
                <text:p>0.068564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0.043388">
                <text:p>0.04338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0.029888">
                <text:p>0.02988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0.033518">
                <text:p>0.033518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0.023311">
                <text:p>0.02331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0.05834">
                <text:p>0.05834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0.072494">
                <text:p>0.072494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0.811105">
                <text:p>0.811105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0.764358">
                <text:p>0.76435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0.473418">
                <text:p>0.473418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0.203151">
                <text:p>0.20315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0.031143">
                <text:p>0.031143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0.052887">
                <text:p>0.052887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0.05493">
                <text:p>0.05493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0.026992">
                <text:p>0.026992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0.05575">
                <text:p>0.0557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0.055729">
                <text:p>0.05572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0.053215">
                <text:p>0.053215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0.263711">
                <text:p>0.263711</text:p>
              </table:table-cell>
              <table:table-cell office:value-type="float" office:value="0.002327">
                <text:p>0.002327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0.112279">
                <text:p>0.112279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0.09962">
                <text:p>0.09962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0.07659">
                <text:p>0.07659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0.058782">
                <text:p>0.058782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0.051896">
                <text:p>0.05189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0.026675">
                <text:p>0.02667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0.037894">
                <text:p>0.03789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0.037486">
                <text:p>0.03748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0.024885">
                <text:p>0.024885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0.024777">
                <text:p>0.02477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0.027293">
                <text:p>0.027293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0.027928">
                <text:p>0.02792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0.027138">
                <text:p>0.027138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0.031025">
                <text:p>0.031025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0.029278">
                <text:p>0.029278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0.025046">
                <text:p>0.02504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0.029629">
                <text:p>0.029629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0.034943">
                <text:p>0.034943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0.026725">
                <text:p>0.02672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0.027453">
                <text:p>0.027453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0.0288">
                <text:p>0.028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51:11</text:p>
              </table:table-cell>
              <table:table-cell office:value-type="float" office:value="0.047378">
                <text:p>0.047378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51:12</text:p>
              </table:table-cell>
              <table:table-cell office:value-type="float" office:value="0.086166">
                <text:p>0.086166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51:13</text:p>
              </table:table-cell>
              <table:table-cell office:value-type="float" office:value="0.076391">
                <text:p>0.07639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1:14</text:p>
              </table:table-cell>
              <table:table-cell office:value-type="float" office:value="0.041211">
                <text:p>0.041211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1:15</text:p>
              </table:table-cell>
              <table:table-cell office:value-type="float" office:value="0.067484">
                <text:p>0.067484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15:51:16</text:p>
              </table:table-cell>
              <table:table-cell office:value-type="float" office:value="0.037145">
                <text:p>0.03714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5:51:17</text:p>
              </table:table-cell>
              <table:table-cell office:value-type="float" office:value="0.078262">
                <text:p>0.07826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5:51:18</text:p>
              </table:table-cell>
              <table:table-cell office:value-type="float" office:value="0.054637">
                <text:p>0.054637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15:51:19</text:p>
              </table:table-cell>
              <table:table-cell office:value-type="float" office:value="0.105763">
                <text:p>0.105763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51:20</text:p>
              </table:table-cell>
              <table:table-cell office:value-type="float" office:value="0.072489">
                <text:p>0.072489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51:21</text:p>
              </table:table-cell>
              <table:table-cell office:value-type="float" office:value="0.03931">
                <text:p>0.03931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.082822">
                <text:p>0.082822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5:51:23</text:p>
              </table:table-cell>
              <table:table-cell office:value-type="float" office:value="0.03363">
                <text:p>0.03363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5:51:24</text:p>
              </table:table-cell>
              <table:table-cell office:value-type="float" office:value="0.034097">
                <text:p>0.03409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5:51:25</text:p>
              </table:table-cell>
              <table:table-cell office:value-type="float" office:value="0.176449">
                <text:p>0.17644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1:26</text:p>
              </table:table-cell>
              <table:table-cell office:value-type="float" office:value="0.865383">
                <text:p>0.865383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1:27</text:p>
              </table:table-cell>
              <table:table-cell office:value-type="float" office:value="0.682489">
                <text:p>0.682489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51:28</text:p>
              </table:table-cell>
              <table:table-cell office:value-type="float" office:value="0.41839">
                <text:p>0.41839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15:51:29</text:p>
              </table:table-cell>
              <table:table-cell office:value-type="float" office:value="0.122382">
                <text:p>0.122382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51:30</text:p>
              </table:table-cell>
              <table:table-cell office:value-type="float" office:value="0.062594">
                <text:p>0.06259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5:51:31</text:p>
              </table:table-cell>
              <table:table-cell office:value-type="float" office:value="0.027566">
                <text:p>0.027566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1:32</text:p>
              </table:table-cell>
              <table:table-cell office:value-type="float" office:value="0.06236">
                <text:p>0.06236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5:51:33</text:p>
              </table:table-cell>
              <table:table-cell office:value-type="float" office:value="0.033909">
                <text:p>0.03390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5:51:34</text:p>
              </table:table-cell>
              <table:table-cell office:value-type="float" office:value="0.071347">
                <text:p>0.07134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:51:35</text:p>
              </table:table-cell>
              <table:table-cell office:value-type="float" office:value="0.073086">
                <text:p>0.073086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15:51:36</text:p>
              </table:table-cell>
              <table:table-cell office:value-type="float" office:value="0.122369">
                <text:p>0.122369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15:51:37</text:p>
              </table:table-cell>
              <table:table-cell office:value-type="float" office:value="0.815133">
                <text:p>0.81513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5:51:38</text:p>
              </table:table-cell>
              <table:table-cell office:value-type="float" office:value="0.77578">
                <text:p>0.77578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5:51:39</text:p>
              </table:table-cell>
              <table:table-cell office:value-type="float" office:value="0.577705">
                <text:p>0.577705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5:51:40</text:p>
              </table:table-cell>
              <table:table-cell office:value-type="float" office:value="0.28801">
                <text:p>0.2880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5:51:41</text:p>
              </table:table-cell>
              <table:table-cell office:value-type="float" office:value="0.032362">
                <text:p>0.032362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5:51:42</text:p>
              </table:table-cell>
              <table:table-cell office:value-type="float" office:value="0.026991">
                <text:p>0.026991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0.084127">
                <text:p>0.0841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1:44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:51:45</text:p>
              </table:table-cell>
              <table:table-cell office:value-type="float" office:value="0.061888">
                <text:p>0.061888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15:51:46</text:p>
              </table:table-cell>
              <table:table-cell office:value-type="float" office:value="0.075514">
                <text:p>0.07551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:51:47</text:p>
              </table:table-cell>
              <table:table-cell office:value-type="float" office:value="0.036469">
                <text:p>0.03646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1:48</text:p>
              </table:table-cell>
              <table:table-cell office:value-type="float" office:value="0.680588">
                <text:p>0.680588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15:51:49</text:p>
              </table:table-cell>
              <table:table-cell office:value-type="float" office:value="0.47878">
                <text:p>0.47878</text:p>
              </table:table-cell>
              <table:table-cell office:value-type="float" office:value="0.006635">
                <text:p>0.006635</text:p>
              </table:table-cell>
            </table:table-row>
            <table:table-row>
              <table:table-cell office:value-type="string">
                <text:p>15:51:50</text:p>
              </table:table-cell>
              <table:table-cell office:value-type="float" office:value="0.289982">
                <text:p>0.289982</text:p>
              </table:table-cell>
              <table:table-cell office:value-type="float" office:value="0.007126">
                <text:p>0.007126</text:p>
              </table:table-cell>
            </table:table-row>
            <table:table-row>
              <table:table-cell office:value-type="string">
                <text:p>15:51:51</text:p>
              </table:table-cell>
              <table:table-cell office:value-type="float" office:value="0.414551">
                <text:p>0.414551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218542">
                <text:p>0.218542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15:51:53</text:p>
              </table:table-cell>
              <table:table-cell office:value-type="float" office:value="0.966222">
                <text:p>0.966222</text:p>
              </table:table-cell>
              <table:table-cell office:value-type="float" office:value="0.010619">
                <text:p>0.010619</text:p>
              </table:table-cell>
            </table:table-row>
            <table:table-row>
              <table:table-cell office:value-type="string">
                <text:p>15:51:54</text:p>
              </table:table-cell>
              <table:table-cell office:value-type="float" office:value="1.615386">
                <text:p>1.615386</text:p>
              </table:table-cell>
              <table:table-cell office:value-type="float" office:value="0.005706">
                <text:p>0.005706</text:p>
              </table:table-cell>
            </table:table-row>
            <table:table-row>
              <table:table-cell office:value-type="string">
                <text:p>15:51:55</text:p>
              </table:table-cell>
              <table:table-cell office:value-type="float" office:value="1.340793">
                <text:p>1.340793</text:p>
              </table:table-cell>
              <table:table-cell office:value-type="float" office:value="0.006047">
                <text:p>0.006047</text:p>
              </table:table-cell>
            </table:table-row>
            <table:table-row>
              <table:table-cell office:value-type="string">
                <text:p>15:51:56</text:p>
              </table:table-cell>
              <table:table-cell office:value-type="float" office:value="1.095855">
                <text:p>1.095855</text:p>
              </table:table-cell>
              <table:table-cell office:value-type="float" office:value="0.015422">
                <text:p>0.015422</text:p>
              </table:table-cell>
            </table:table-row>
            <table:table-row>
              <table:table-cell office:value-type="string">
                <text:p>15:51:57</text:p>
              </table:table-cell>
              <table:table-cell office:value-type="float" office:value="0.819952">
                <text:p>0.819952</text:p>
              </table:table-cell>
              <table:table-cell office:value-type="float" office:value="0.011285">
                <text:p>0.011285</text:p>
              </table:table-cell>
            </table:table-row>
            <table:table-row>
              <table:table-cell office:value-type="string">
                <text:p>15:51:58</text:p>
              </table:table-cell>
              <table:table-cell office:value-type="float" office:value="0.836408">
                <text:p>0.836408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15:51:59</text:p>
              </table:table-cell>
              <table:table-cell office:value-type="float" office:value="0.702788">
                <text:p>0.702788</text:p>
              </table:table-cell>
              <table:table-cell office:value-type="float" office:value="0.010386">
                <text:p>0.010386</text:p>
              </table:table-cell>
            </table:table-row>
            <table:table-row>
              <table:table-cell office:value-type="string">
                <text:p>15:52:00</text:p>
              </table:table-cell>
              <table:table-cell office:value-type="float" office:value="0.598429">
                <text:p>0.598429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15:52:01</text:p>
              </table:table-cell>
              <table:table-cell office:value-type="float" office:value="0.372308">
                <text:p>0.372308</text:p>
              </table:table-cell>
              <table:table-cell office:value-type="float" office:value="0.009136">
                <text:p>0.009136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0.658249">
                <text:p>0.658249</text:p>
              </table:table-cell>
              <table:table-cell office:value-type="float" office:value="0.009296">
                <text:p>0.009296</text:p>
              </table:table-cell>
            </table:table-row>
            <table:table-row>
              <table:table-cell office:value-type="string">
                <text:p>15:52:03</text:p>
              </table:table-cell>
              <table:table-cell office:value-type="float" office:value="0.462945">
                <text:p>0.462945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15:52:04</text:p>
              </table:table-cell>
              <table:table-cell office:value-type="float" office:value="0.191765">
                <text:p>0.191765</text:p>
              </table:table-cell>
              <table:table-cell office:value-type="float" office:value="0.004091">
                <text:p>0.004091</text:p>
              </table:table-cell>
            </table:table-row>
            <table:table-row>
              <table:table-cell office:value-type="string">
                <text:p>15:52:05</text:p>
              </table:table-cell>
              <table:table-cell office:value-type="float" office:value="0.082514">
                <text:p>0.082514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string">
                <text:p>15:52:06</text:p>
              </table:table-cell>
              <table:table-cell office:value-type="float" office:value="0.086091">
                <text:p>0.086091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15:52:07</text:p>
              </table:table-cell>
              <table:table-cell office:value-type="float" office:value="0.207884">
                <text:p>0.207884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15:52:08</text:p>
              </table:table-cell>
              <table:table-cell office:value-type="float" office:value="0.235468">
                <text:p>0.235468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string">
                <text:p>15:52:09</text:p>
              </table:table-cell>
              <table:table-cell office:value-type="float" office:value="0.475892">
                <text:p>0.475892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15:52:10</text:p>
              </table:table-cell>
              <table:table-cell office:value-type="float" office:value="0.948088">
                <text:p>0.948088</text:p>
              </table:table-cell>
              <table:table-cell office:value-type="float" office:value="0.010957">
                <text:p>0.010957</text:p>
              </table:table-cell>
            </table:table-row>
            <table:table-row>
              <table:table-cell office:value-type="string">
                <text:p>15:52:11</text:p>
              </table:table-cell>
              <table:table-cell office:value-type="float" office:value="0.707653">
                <text:p>0.707653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15:52:12</text:p>
              </table:table-cell>
              <table:table-cell office:value-type="float" office:value="0.465575">
                <text:p>0.465575</text:p>
              </table:table-cell>
              <table:table-cell office:value-type="float" office:value="0.005368">
                <text:p>0.005368</text:p>
              </table:table-cell>
            </table:table-row>
            <table:table-row>
              <table:table-cell office:value-type="string">
                <text:p>15:52:13</text:p>
              </table:table-cell>
              <table:table-cell office:value-type="float" office:value="0.191157">
                <text:p>0.191157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15:52:14</text:p>
              </table:table-cell>
              <table:table-cell office:value-type="float" office:value="0.114474">
                <text:p>0.11447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2:15</text:p>
              </table:table-cell>
              <table:table-cell office:value-type="float" office:value="0.138434">
                <text:p>0.138434</text:p>
              </table:table-cell>
              <table:table-cell office:value-type="float" office:value="0.003493">
                <text:p>0.003493</text:p>
              </table:table-cell>
            </table:table-row>
            <table:table-row>
              <table:table-cell office:value-type="string">
                <text:p>15:52:16</text:p>
              </table:table-cell>
              <table:table-cell office:value-type="float" office:value="0.183064">
                <text:p>0.183064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5:52:17</text:p>
              </table:table-cell>
              <table:table-cell office:value-type="float" office:value="0.065197">
                <text:p>0.065197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string">
                <text:p>15:52:18</text:p>
              </table:table-cell>
              <table:table-cell office:value-type="float" office:value="0.077823">
                <text:p>0.077823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0.143267">
                <text:p>0.143267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string">
                <text:p>15:52:20</text:p>
              </table:table-cell>
              <table:table-cell office:value-type="float" office:value="0.867704">
                <text:p>0.867704</text:p>
              </table:table-cell>
              <table:table-cell office:value-type="float" office:value="0.002443">
                <text:p>0.002443</text:p>
              </table:table-cell>
            </table:table-row>
            <table:table-row>
              <table:table-cell office:value-type="string">
                <text:p>15:52:21</text:p>
              </table:table-cell>
              <table:table-cell office:value-type="float" office:value="0.859882">
                <text:p>0.859882</text:p>
              </table:table-cell>
              <table:table-cell office:value-type="float" office:value="0.003009">
                <text:p>0.003009</text:p>
              </table:table-cell>
            </table:table-row>
            <table:table-row>
              <table:table-cell office:value-type="string">
                <text:p>15:52:22</text:p>
              </table:table-cell>
              <table:table-cell office:value-type="float" office:value="0.59179">
                <text:p>0.59179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2:23</text:p>
              </table:table-cell>
              <table:table-cell office:value-type="float" office:value="0.363287">
                <text:p>0.363287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5:52:24</text:p>
              </table:table-cell>
              <table:table-cell office:value-type="float" office:value="0.223591">
                <text:p>0.223591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5:52:25</text:p>
              </table:table-cell>
              <table:table-cell office:value-type="float" office:value="0.120537">
                <text:p>0.120537</text:p>
              </table:table-cell>
              <table:table-cell office:value-type="float" office:value="0.002414">
                <text:p>0.002414</text:p>
              </table:table-cell>
            </table:table-row>
            <table:table-row>
              <table:table-cell office:value-type="string">
                <text:p>15:52:26</text:p>
              </table:table-cell>
              <table:table-cell office:value-type="float" office:value="0.250393">
                <text:p>0.250393</text:p>
              </table:table-cell>
              <table:table-cell office:value-type="float" office:value="0.004682">
                <text:p>0.004682</text:p>
              </table:table-cell>
            </table:table-row>
            <table:table-row>
              <table:table-cell office:value-type="string">
                <text:p>15:52:27</text:p>
              </table:table-cell>
              <table:table-cell office:value-type="float" office:value="0.133967">
                <text:p>0.133967</text:p>
              </table:table-cell>
              <table:table-cell office:value-type="float" office:value="0.000298">
                <text:p>0.000298</text:p>
              </table:table-cell>
            </table:table-row>
            <table:table-row>
              <table:table-cell office:value-type="string">
                <text:p>15:52:28</text:p>
              </table:table-cell>
              <table:table-cell office:value-type="float" office:value="0.136507">
                <text:p>0.136507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15:52:29</text:p>
              </table:table-cell>
              <table:table-cell office:value-type="float" office:value="0.103274">
                <text:p>0.103274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5:52:30</text:p>
              </table:table-cell>
              <table:table-cell office:value-type="float" office:value="0.183875">
                <text:p>0.183875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15:52:31</text:p>
              </table:table-cell>
              <table:table-cell office:value-type="float" office:value="0.090252">
                <text:p>0.090252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>
                <text:p>15:52:32</text:p>
              </table:table-cell>
              <table:table-cell office:value-type="float" office:value="0.129141">
                <text:p>0.129141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15:52:33</text:p>
              </table:table-cell>
              <table:table-cell office:value-type="float" office:value="0.072972">
                <text:p>0.072972</text:p>
              </table:table-cell>
              <table:table-cell office:value-type="float" office:value="0.003567">
                <text:p>0.003567</text:p>
              </table:table-cell>
            </table:table-row>
            <table:table-row>
              <table:table-cell office:value-type="string">
                <text:p>15:52:34</text:p>
              </table:table-cell>
              <table:table-cell office:value-type="float" office:value="0.084589">
                <text:p>0.084589</text:p>
              </table:table-cell>
              <table:table-cell office:value-type="float" office:value="0.002361">
                <text:p>0.002361</text:p>
              </table:table-cell>
            </table:table-row>
            <table:table-row>
              <table:table-cell office:value-type="string">
                <text:p>15:52:35</text:p>
              </table:table-cell>
              <table:table-cell office:value-type="float" office:value="0.106211">
                <text:p>0.106211</text:p>
              </table:table-cell>
              <table:table-cell office:value-type="float" office:value="0.002375">
                <text:p>0.002375</text:p>
              </table:table-cell>
            </table:table-row>
            <table:table-row>
              <table:table-cell office:value-type="string">
                <text:p>15:52:36</text:p>
              </table:table-cell>
              <table:table-cell office:value-type="float" office:value="0.203093">
                <text:p>0.203093</text:p>
              </table:table-cell>
              <table:table-cell office:value-type="float" office:value="0.008872">
                <text:p>0.008872</text:p>
              </table:table-cell>
            </table:table-row>
            <table:table-row>
              <table:table-cell office:value-type="string">
                <text:p>15:52:37</text:p>
              </table:table-cell>
              <table:table-cell office:value-type="float" office:value="0.145798">
                <text:p>0.145798</text:p>
              </table:table-cell>
              <table:table-cell office:value-type="float" office:value="0.008071">
                <text:p>0.008071</text:p>
              </table:table-cell>
            </table:table-row>
            <table:table-row>
              <table:table-cell office:value-type="string">
                <text:p>15:52:38</text:p>
              </table:table-cell>
              <table:table-cell office:value-type="float" office:value="0.147605">
                <text:p>0.147605</text:p>
              </table:table-cell>
              <table:table-cell office:value-type="float" office:value="0.001438">
                <text:p>0.001438</text:p>
              </table:table-cell>
            </table:table-row>
            <table:table-row>
              <table:table-cell office:value-type="string">
                <text:p>15:52:39</text:p>
              </table:table-cell>
              <table:table-cell office:value-type="float" office:value="0.066155">
                <text:p>0.066155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15:52:40</text:p>
              </table:table-cell>
              <table:table-cell office:value-type="float" office:value="0.04125">
                <text:p>0.04125</text:p>
              </table:table-cell>
              <table:table-cell office:value-type="float" office:value="0.001409">
                <text:p>0.001409</text:p>
              </table:table-cell>
            </table:table-row>
            <table:table-row>
              <table:table-cell office:value-type="string">
                <text:p>15:52:41</text:p>
              </table:table-cell>
              <table:table-cell office:value-type="float" office:value="0.160201">
                <text:p>0.160201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5:52:42</text:p>
              </table:table-cell>
              <table:table-cell office:value-type="float" office:value="0.051285">
                <text:p>0.051285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0.042078">
                <text:p>0.042078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5:52:44</text:p>
              </table:table-cell>
              <table:table-cell office:value-type="float" office:value="0.041945">
                <text:p>0.041945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5:52:45</text:p>
              </table:table-cell>
              <table:table-cell office:value-type="float" office:value="0.033528">
                <text:p>0.033528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5:52:46</text:p>
              </table:table-cell>
              <table:table-cell office:value-type="float" office:value="0.102633">
                <text:p>0.102633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5:52:47</text:p>
              </table:table-cell>
              <table:table-cell office:value-type="float" office:value="0.169658">
                <text:p>0.16965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52:48</text:p>
              </table:table-cell>
              <table:table-cell office:value-type="float" office:value="0.086927">
                <text:p>0.086927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15:52:49</text:p>
              </table:table-cell>
              <table:table-cell office:value-type="float" office:value="0.053686">
                <text:p>0.05368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2:50</text:p>
              </table:table-cell>
              <table:table-cell office:value-type="float" office:value="0.071474">
                <text:p>0.071474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5:52:51</text:p>
              </table:table-cell>
              <table:table-cell office:value-type="float" office:value="0.064078">
                <text:p>0.064078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5:52:52</text:p>
              </table:table-cell>
              <table:table-cell office:value-type="float" office:value="0.065258">
                <text:p>0.06525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5:52:53</text:p>
              </table:table-cell>
              <table:table-cell office:value-type="float" office:value="0.074289">
                <text:p>0.074289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52:54</text:p>
              </table:table-cell>
              <table:table-cell office:value-type="float" office:value="0.071778">
                <text:p>0.071778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5:52:55</text:p>
              </table:table-cell>
              <table:table-cell office:value-type="float" office:value="0.050238">
                <text:p>0.050238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2:56</text:p>
              </table:table-cell>
              <table:table-cell office:value-type="float" office:value="0.034491">
                <text:p>0.034491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5:52:57</text:p>
              </table:table-cell>
              <table:table-cell office:value-type="float" office:value="0.093133">
                <text:p>0.093133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15:52:58</text:p>
              </table:table-cell>
              <table:table-cell office:value-type="float" office:value="0.043849">
                <text:p>0.043849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15:52:59</text:p>
              </table:table-cell>
              <table:table-cell office:value-type="float" office:value="0.044728">
                <text:p>0.04472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3:00</text:p>
              </table:table-cell>
              <table:table-cell office:value-type="float" office:value="0.03713">
                <text:p>0.0371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5:53:01</text:p>
              </table:table-cell>
              <table:table-cell office:value-type="float" office:value="0.069331">
                <text:p>0.06933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0.025655">
                <text:p>0.02565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5:53:03</text:p>
              </table:table-cell>
              <table:table-cell office:value-type="float" office:value="0.091123">
                <text:p>0.09112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0.08807">
                <text:p>0.08807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5:53:05</text:p>
              </table:table-cell>
              <table:table-cell office:value-type="float" office:value="0.222285">
                <text:p>0.222285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53:06</text:p>
              </table:table-cell>
              <table:table-cell office:value-type="float" office:value="0.12741">
                <text:p>0.12741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15:53:07</text:p>
              </table:table-cell>
              <table:table-cell office:value-type="float" office:value="0.101337">
                <text:p>0.101337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string">
                <text:p>15:53:08</text:p>
              </table:table-cell>
              <table:table-cell office:value-type="float" office:value="0.078489">
                <text:p>0.078489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15:53:09</text:p>
              </table:table-cell>
              <table:table-cell office:value-type="float" office:value="0.049158">
                <text:p>0.049158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15:53:10</text:p>
              </table:table-cell>
              <table:table-cell office:value-type="float" office:value="0.075013">
                <text:p>0.075013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15:53:11</text:p>
              </table:table-cell>
              <table:table-cell office:value-type="float" office:value="0.089007">
                <text:p>0.089007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53:12</text:p>
              </table:table-cell>
              <table:table-cell office:value-type="float" office:value="0.057004">
                <text:p>0.057004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5:53:13</text:p>
              </table:table-cell>
              <table:table-cell office:value-type="float" office:value="0.04046">
                <text:p>0.04046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53:14</text:p>
              </table:table-cell>
              <table:table-cell office:value-type="float" office:value="0.068592">
                <text:p>0.068592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53:15</text:p>
              </table:table-cell>
              <table:table-cell office:value-type="float" office:value="0.055907">
                <text:p>0.05590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15:53:16</text:p>
              </table:table-cell>
              <table:table-cell office:value-type="float" office:value="0.05667">
                <text:p>0.0566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53:17</text:p>
              </table:table-cell>
              <table:table-cell office:value-type="float" office:value="0.04268">
                <text:p>0.04268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53:18</text:p>
              </table:table-cell>
              <table:table-cell office:value-type="float" office:value="0.031899">
                <text:p>0.031899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5:53:19</text:p>
              </table:table-cell>
              <table:table-cell office:value-type="float" office:value="0.725658">
                <text:p>0.725658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3:20</text:p>
              </table:table-cell>
              <table:table-cell office:value-type="float" office:value="0.791832">
                <text:p>0.791832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5:53:21</text:p>
              </table:table-cell>
              <table:table-cell office:value-type="float" office:value="0.524898">
                <text:p>0.524898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15:53:22</text:p>
              </table:table-cell>
              <table:table-cell office:value-type="float" office:value="0.290077">
                <text:p>0.290077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53:23</text:p>
              </table:table-cell>
              <table:table-cell office:value-type="float" office:value="0.041431">
                <text:p>0.041431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5:53:24</text:p>
              </table:table-cell>
              <table:table-cell office:value-type="float" office:value="0.06553">
                <text:p>0.0655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0.128594">
                <text:p>0.128594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3:26</text:p>
              </table:table-cell>
              <table:table-cell office:value-type="float" office:value="0.093466">
                <text:p>0.09346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15:53:27</text:p>
              </table:table-cell>
              <table:table-cell office:value-type="float" office:value="0.08096">
                <text:p>0.08096</text:p>
              </table:table-cell>
              <table:table-cell office:value-type="float" office:value="0.001201">
                <text:p>0.001201</text:p>
              </table:table-cell>
            </table:table-row>
            <table:table-row>
              <table:table-cell office:value-type="string">
                <text:p>15:53:28</text:p>
              </table:table-cell>
              <table:table-cell office:value-type="float" office:value="0.059749">
                <text:p>0.059749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3:29</text:p>
              </table:table-cell>
              <table:table-cell office:value-type="float" office:value="0.106546">
                <text:p>0.10654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3:30</text:p>
              </table:table-cell>
              <table:table-cell office:value-type="float" office:value="0.077621">
                <text:p>0.077621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5:53:31</text:p>
              </table:table-cell>
              <table:table-cell office:value-type="float" office:value="0.04407">
                <text:p>0.04407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5:53:32</text:p>
              </table:table-cell>
              <table:table-cell office:value-type="float" office:value="0.034891">
                <text:p>0.03489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5:53:33</text:p>
              </table:table-cell>
              <table:table-cell office:value-type="float" office:value="0.059027">
                <text:p>0.05902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3:34</text:p>
              </table:table-cell>
              <table:table-cell office:value-type="float" office:value="0.038087">
                <text:p>0.038087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15:53:35</text:p>
              </table:table-cell>
              <table:table-cell office:value-type="float" office:value="0.08179">
                <text:p>0.08179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5:53:36</text:p>
              </table:table-cell>
              <table:table-cell office:value-type="float" office:value="0.095089">
                <text:p>0.095089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0.160834">
                <text:p>0.160834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string">
                <text:p>15:53:38</text:p>
              </table:table-cell>
              <table:table-cell office:value-type="float" office:value="0.094451">
                <text:p>0.094451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5:53:39</text:p>
              </table:table-cell>
              <table:table-cell office:value-type="float" office:value="0.178456">
                <text:p>0.178456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15:53:40</text:p>
              </table:table-cell>
              <table:table-cell office:value-type="float" office:value="0.06028">
                <text:p>0.0602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5:53:41</text:p>
              </table:table-cell>
              <table:table-cell office:value-type="float" office:value="0.029546">
                <text:p>0.02954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5:53:42</text:p>
              </table:table-cell>
              <table:table-cell office:value-type="float" office:value="0.03163">
                <text:p>0.03163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5:53:43</text:p>
              </table:table-cell>
              <table:table-cell office:value-type="float" office:value="0.057454">
                <text:p>0.057454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5:53:44</text:p>
              </table:table-cell>
              <table:table-cell office:value-type="float" office:value="0.03804">
                <text:p>0.0380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5:53:45</text:p>
              </table:table-cell>
              <table:table-cell office:value-type="float" office:value="0.027433">
                <text:p>0.02743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5:53:46</text:p>
              </table:table-cell>
              <table:table-cell office:value-type="float" office:value="0.02645">
                <text:p>0.02645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5:53:47</text:p>
              </table:table-cell>
              <table:table-cell office:value-type="float" office:value="0.02893">
                <text:p>0.02893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5:53:48</text:p>
              </table:table-cell>
              <table:table-cell office:value-type="float" office:value="0.033411">
                <text:p>0.033411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15:53:49</text:p>
              </table:table-cell>
              <table:table-cell office:value-type="float" office:value="0.076503">
                <text:p>0.076503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5:53:50</text:p>
              </table:table-cell>
              <table:table-cell office:value-type="float" office:value="0.128057">
                <text:p>0.12805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15:53:51</text:p>
              </table:table-cell>
              <table:table-cell office:value-type="float" office:value="0.097448">
                <text:p>0.097448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5:53:52</text:p>
              </table:table-cell>
              <table:table-cell office:value-type="float" office:value="0.21018">
                <text:p>0.21018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15:53:53</text:p>
              </table:table-cell>
              <table:table-cell office:value-type="float" office:value="0.076768">
                <text:p>0.076768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5:53:54</text:p>
              </table:table-cell>
              <table:table-cell office:value-type="float" office:value="0.030823">
                <text:p>0.03082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5:53:55</text:p>
              </table:table-cell>
              <table:table-cell office:value-type="float" office:value="0.03385">
                <text:p>0.0338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3:56</text:p>
              </table:table-cell>
              <table:table-cell office:value-type="float" office:value="0.062088">
                <text:p>0.06208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53:57</text:p>
              </table:table-cell>
              <table:table-cell office:value-type="float" office:value="0.031692">
                <text:p>0.031692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5:53:58</text:p>
              </table:table-cell>
              <table:table-cell office:value-type="float" office:value="0.02837">
                <text:p>0.02837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5:53:59</text:p>
              </table:table-cell>
              <table:table-cell office:value-type="float" office:value="0.051696">
                <text:p>0.051696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4:00</text:p>
              </table:table-cell>
              <table:table-cell office:value-type="float" office:value="0.066364">
                <text:p>0.066364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54:01</text:p>
              </table:table-cell>
              <table:table-cell office:value-type="float" office:value="0.055306">
                <text:p>0.05530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4:02</text:p>
              </table:table-cell>
              <table:table-cell office:value-type="float" office:value="0.034196">
                <text:p>0.034196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0.062621">
                <text:p>0.062621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15:54:04</text:p>
              </table:table-cell>
              <table:table-cell office:value-type="float" office:value="0.0309">
                <text:p>0.030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4:05</text:p>
              </table:table-cell>
              <table:table-cell office:value-type="float" office:value="0.045593">
                <text:p>0.045593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0.032676">
                <text:p>0.03267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54:07</text:p>
              </table:table-cell>
              <table:table-cell office:value-type="float" office:value="0.092628">
                <text:p>0.09262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:54:08</text:p>
              </table:table-cell>
              <table:table-cell office:value-type="float" office:value="0.066698">
                <text:p>0.06669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4:09</text:p>
              </table:table-cell>
              <table:table-cell office:value-type="float" office:value="0.062416">
                <text:p>0.06241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4:10</text:p>
              </table:table-cell>
              <table:table-cell office:value-type="float" office:value="0.127137">
                <text:p>0.127137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4:11</text:p>
              </table:table-cell>
              <table:table-cell office:value-type="float" office:value="0.183254">
                <text:p>0.183254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15:54:12</text:p>
              </table:table-cell>
              <table:table-cell office:value-type="float" office:value="0.158137">
                <text:p>0.158137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54:13</text:p>
              </table:table-cell>
              <table:table-cell office:value-type="float" office:value="0.072769">
                <text:p>0.072769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4:14</text:p>
              </table:table-cell>
              <table:table-cell office:value-type="float" office:value="0.039707">
                <text:p>0.039707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54:15</text:p>
              </table:table-cell>
              <table:table-cell office:value-type="float" office:value="0.051116">
                <text:p>0.051116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5:54:16</text:p>
              </table:table-cell>
              <table:table-cell office:value-type="float" office:value="0.044598">
                <text:p>0.044598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5:54:17</text:p>
              </table:table-cell>
              <table:table-cell office:value-type="float" office:value="0.06554">
                <text:p>0.06554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4:18</text:p>
              </table:table-cell>
              <table:table-cell office:value-type="float" office:value="0.051852">
                <text:p>0.051852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15:54:19</text:p>
              </table:table-cell>
              <table:table-cell office:value-type="float" office:value="0.0503">
                <text:p>0.0503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4:20</text:p>
              </table:table-cell>
              <table:table-cell office:value-type="float" office:value="0.03215">
                <text:p>0.0321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5:54:21</text:p>
              </table:table-cell>
              <table:table-cell office:value-type="float" office:value="0.030715">
                <text:p>0.03071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54:22</text:p>
              </table:table-cell>
              <table:table-cell office:value-type="float" office:value="0.032968">
                <text:p>0.03296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4:23</text:p>
              </table:table-cell>
              <table:table-cell office:value-type="float" office:value="0.049946">
                <text:p>0.049946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4:24</text:p>
              </table:table-cell>
              <table:table-cell office:value-type="float" office:value="0.08436">
                <text:p>0.0843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0.032468">
                <text:p>0.032468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4:26</text:p>
              </table:table-cell>
              <table:table-cell office:value-type="float" office:value="0.057403">
                <text:p>0.057403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15:54:27</text:p>
              </table:table-cell>
              <table:table-cell office:value-type="float" office:value="0.036564">
                <text:p>0.03656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15:54:28</text:p>
              </table:table-cell>
              <table:table-cell office:value-type="float" office:value="0.03238">
                <text:p>0.0323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4:29</text:p>
              </table:table-cell>
              <table:table-cell office:value-type="float" office:value="0.055365">
                <text:p>0.055365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4:30</text:p>
              </table:table-cell>
              <table:table-cell office:value-type="float" office:value="0.118006">
                <text:p>0.118006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15:54:31</text:p>
              </table:table-cell>
              <table:table-cell office:value-type="float" office:value="0.072197">
                <text:p>0.072197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5:54:32</text:p>
              </table:table-cell>
              <table:table-cell office:value-type="float" office:value="0.0842">
                <text:p>0.084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5:54:33</text:p>
              </table:table-cell>
              <table:table-cell office:value-type="float" office:value="0.051462">
                <text:p>0.051462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5:54:34</text:p>
              </table:table-cell>
              <table:table-cell office:value-type="float" office:value="0.121964">
                <text:p>0.12196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54:35</text:p>
              </table:table-cell>
              <table:table-cell office:value-type="float" office:value="0.109253">
                <text:p>0.109253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5:54:36</text:p>
              </table:table-cell>
              <table:table-cell office:value-type="float" office:value="0.057059">
                <text:p>0.05705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:54:37</text:p>
              </table:table-cell>
              <table:table-cell office:value-type="float" office:value="0.029516">
                <text:p>0.029516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4:38</text:p>
              </table:table-cell>
              <table:table-cell office:value-type="float" office:value="0.080057">
                <text:p>0.08005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54:39</text:p>
              </table:table-cell>
              <table:table-cell office:value-type="float" office:value="0.088005">
                <text:p>0.08800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5:54:40</text:p>
              </table:table-cell>
              <table:table-cell office:value-type="float" office:value="0.135041">
                <text:p>0.13504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5:54:41</text:p>
              </table:table-cell>
              <table:table-cell office:value-type="float" office:value="0.106478">
                <text:p>0.10647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4:42</text:p>
              </table:table-cell>
              <table:table-cell office:value-type="float" office:value="0.056881">
                <text:p>0.056881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5:54:43</text:p>
              </table:table-cell>
              <table:table-cell office:value-type="float" office:value="0.036585">
                <text:p>0.03658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5:54:44</text:p>
              </table:table-cell>
              <table:table-cell office:value-type="float" office:value="0.082025">
                <text:p>0.08202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4:45</text:p>
              </table:table-cell>
              <table:table-cell office:value-type="float" office:value="0.094178">
                <text:p>0.094178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0.065625">
                <text:p>0.06562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:54:47</text:p>
              </table:table-cell>
              <table:table-cell office:value-type="float" office:value="0.065775">
                <text:p>0.065775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4:48</text:p>
              </table:table-cell>
              <table:table-cell office:value-type="float" office:value="0.03822">
                <text:p>0.03822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5:54:49</text:p>
              </table:table-cell>
              <table:table-cell office:value-type="float" office:value="0.035664">
                <text:p>0.035664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4:50</text:p>
              </table:table-cell>
              <table:table-cell office:value-type="float" office:value="0.118907">
                <text:p>0.118907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5:54:51</text:p>
              </table:table-cell>
              <table:table-cell office:value-type="float" office:value="0.114934">
                <text:p>0.114934</text:p>
              </table:table-cell>
              <table:table-cell office:value-type="float" office:value="0.001348">
                <text:p>0.001348</text:p>
              </table:table-cell>
            </table:table-row>
            <table:table-row>
              <table:table-cell office:value-type="string">
                <text:p>15:54:52</text:p>
              </table:table-cell>
              <table:table-cell office:value-type="float" office:value="0.080066">
                <text:p>0.080066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15:54:53</text:p>
              </table:table-cell>
              <table:table-cell office:value-type="float" office:value="0.035826">
                <text:p>0.035826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4:54</text:p>
              </table:table-cell>
              <table:table-cell office:value-type="float" office:value="0.117684">
                <text:p>0.11768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15:54:55</text:p>
              </table:table-cell>
              <table:table-cell office:value-type="float" office:value="0.034136">
                <text:p>0.034136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4:56</text:p>
              </table:table-cell>
              <table:table-cell office:value-type="float" office:value="0.087114">
                <text:p>0.087114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5:54:57</text:p>
              </table:table-cell>
              <table:table-cell office:value-type="float" office:value="0.108929">
                <text:p>0.108929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15:54:58</text:p>
              </table:table-cell>
              <table:table-cell office:value-type="float" office:value="0.134894">
                <text:p>0.134894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5:54:59</text:p>
              </table:table-cell>
              <table:table-cell office:value-type="float" office:value="0.120066">
                <text:p>0.120066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5:55:00</text:p>
              </table:table-cell>
              <table:table-cell office:value-type="float" office:value="0.180435">
                <text:p>0.180435</text:p>
              </table:table-cell>
              <table:table-cell office:value-type="float" office:value="0.001273">
                <text:p>0.001273</text:p>
              </table:table-cell>
            </table:table-row>
            <table:table-row>
              <table:table-cell office:value-type="string">
                <text:p>15:55:01</text:p>
              </table:table-cell>
              <table:table-cell office:value-type="float" office:value="0.105245">
                <text:p>0.105245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:55:02</text:p>
              </table:table-cell>
              <table:table-cell office:value-type="float" office:value="0.032277">
                <text:p>0.032277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0.033112">
                <text:p>0.033112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55:04</text:p>
              </table:table-cell>
              <table:table-cell office:value-type="float" office:value="0.05691">
                <text:p>0.0569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5:05</text:p>
              </table:table-cell>
              <table:table-cell office:value-type="float" office:value="0.031217">
                <text:p>0.031217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0.030799">
                <text:p>0.030799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5:07</text:p>
              </table:table-cell>
              <table:table-cell office:value-type="float" office:value="0.110089">
                <text:p>0.110089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5:55:08</text:p>
              </table:table-cell>
              <table:table-cell office:value-type="float" office:value="0.058145">
                <text:p>0.058145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55:09</text:p>
              </table:table-cell>
              <table:table-cell office:value-type="float" office:value="0.041893">
                <text:p>0.041893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5:55:10</text:p>
              </table:table-cell>
              <table:table-cell office:value-type="float" office:value="0.040404">
                <text:p>0.04040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5:55:11</text:p>
              </table:table-cell>
              <table:table-cell office:value-type="float" office:value="0.030353">
                <text:p>0.030353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5:12</text:p>
              </table:table-cell>
              <table:table-cell office:value-type="float" office:value="0.030883">
                <text:p>0.030883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55:13</text:p>
              </table:table-cell>
              <table:table-cell office:value-type="float" office:value="0.116035">
                <text:p>0.116035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5:55:14</text:p>
              </table:table-cell>
              <table:table-cell office:value-type="float" office:value="0.055929">
                <text:p>0.055929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5:55:15</text:p>
              </table:table-cell>
              <table:table-cell office:value-type="float" office:value="0.037427">
                <text:p>0.037427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5:16</text:p>
              </table:table-cell>
              <table:table-cell office:value-type="float" office:value="0.035013">
                <text:p>0.03501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5:55:17</text:p>
              </table:table-cell>
              <table:table-cell office:value-type="float" office:value="0.060996">
                <text:p>0.06099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5:18</text:p>
              </table:table-cell>
              <table:table-cell office:value-type="float" office:value="0.046363">
                <text:p>0.046363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55:19</text:p>
              </table:table-cell>
              <table:table-cell office:value-type="float" office:value="0.11208">
                <text:p>0.112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5:20</text:p>
              </table:table-cell>
              <table:table-cell office:value-type="float" office:value="0.104818">
                <text:p>0.104818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15:55:21</text:p>
              </table:table-cell>
              <table:table-cell office:value-type="float" office:value="0.075418">
                <text:p>0.07541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5:22</text:p>
              </table:table-cell>
              <table:table-cell office:value-type="float" office:value="0.083779">
                <text:p>0.083779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55:23</text:p>
              </table:table-cell>
              <table:table-cell office:value-type="float" office:value="0.114773">
                <text:p>0.114773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5:24</text:p>
              </table:table-cell>
              <table:table-cell office:value-type="float" office:value="0.165515">
                <text:p>0.165515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5:55:25</text:p>
              </table:table-cell>
              <table:table-cell office:value-type="float" office:value="0.066245">
                <text:p>0.066245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15:55:26</text:p>
              </table:table-cell>
              <table:table-cell office:value-type="float" office:value="0.049335">
                <text:p>0.049335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15:55:27</text:p>
              </table:table-cell>
              <table:table-cell office:value-type="float" office:value="0.053409">
                <text:p>0.053409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5:55:28</text:p>
              </table:table-cell>
              <table:table-cell office:value-type="float" office:value="0.032692">
                <text:p>0.03269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5:29</text:p>
              </table:table-cell>
              <table:table-cell office:value-type="float" office:value="0.028355">
                <text:p>0.0283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0.083855">
                <text:p>0.083855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15:55:31</text:p>
              </table:table-cell>
              <table:table-cell office:value-type="float" office:value="0.160768">
                <text:p>0.160768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5:32</text:p>
              </table:table-cell>
              <table:table-cell office:value-type="float" office:value="0.263651">
                <text:p>0.263651</text:p>
              </table:table-cell>
              <table:table-cell office:value-type="float" office:value="0.001425">
                <text:p>0.001425</text:p>
              </table:table-cell>
            </table:table-row>
            <table:table-row>
              <table:table-cell office:value-type="string">
                <text:p>15:55:33</text:p>
              </table:table-cell>
              <table:table-cell office:value-type="float" office:value="0.169095">
                <text:p>0.169095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15:55:34</text:p>
              </table:table-cell>
              <table:table-cell office:value-type="float" office:value="0.16406">
                <text:p>0.16406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string">
                <text:p>15:55:35</text:p>
              </table:table-cell>
              <table:table-cell office:value-type="float" office:value="0.185457">
                <text:p>0.185457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55:36</text:p>
              </table:table-cell>
              <table:table-cell office:value-type="float" office:value="0.312063">
                <text:p>0.312063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15:55:37</text:p>
              </table:table-cell>
              <table:table-cell office:value-type="float" office:value="0.281603">
                <text:p>0.281603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string">
                <text:p>15:55:38</text:p>
              </table:table-cell>
              <table:table-cell office:value-type="float" office:value="0.25098">
                <text:p>0.2509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:55:39</text:p>
              </table:table-cell>
              <table:table-cell office:value-type="float" office:value="0.217007">
                <text:p>0.217007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5:55:40</text:p>
              </table:table-cell>
              <table:table-cell office:value-type="float" office:value="0.148836">
                <text:p>0.148836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5:41</text:p>
              </table:table-cell>
              <table:table-cell office:value-type="float" office:value="0.08479">
                <text:p>0.08479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5:55:42</text:p>
              </table:table-cell>
              <table:table-cell office:value-type="float" office:value="0.042375">
                <text:p>0.04237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5:43</text:p>
              </table:table-cell>
              <table:table-cell office:value-type="float" office:value="0.036903">
                <text:p>0.036903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5:44</text:p>
              </table:table-cell>
              <table:table-cell office:value-type="float" office:value="0.076169">
                <text:p>0.076169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5:45</text:p>
              </table:table-cell>
              <table:table-cell office:value-type="float" office:value="0.038471">
                <text:p>0.03847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5:46</text:p>
              </table:table-cell>
              <table:table-cell office:value-type="float" office:value="0.036008">
                <text:p>0.0360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5:47</text:p>
              </table:table-cell>
              <table:table-cell office:value-type="float" office:value="0.040529">
                <text:p>0.040529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5:48</text:p>
              </table:table-cell>
              <table:table-cell office:value-type="float" office:value="0.07804">
                <text:p>0.0780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5:49</text:p>
              </table:table-cell>
              <table:table-cell office:value-type="float" office:value="0.061067">
                <text:p>0.061067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5:50</text:p>
              </table:table-cell>
              <table:table-cell office:value-type="float" office:value="0.037679">
                <text:p>0.037679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55:51</text:p>
              </table:table-cell>
              <table:table-cell office:value-type="float" office:value="0.05234">
                <text:p>0.0523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5:55:52</text:p>
              </table:table-cell>
              <table:table-cell office:value-type="float" office:value="0.057962">
                <text:p>0.05796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0.041259">
                <text:p>0.04125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5:55:54</text:p>
              </table:table-cell>
              <table:table-cell office:value-type="float" office:value="0.032315">
                <text:p>0.032315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5:55:55</text:p>
              </table:table-cell>
              <table:table-cell office:value-type="float" office:value="0.059119">
                <text:p>0.05911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5:55:56</text:p>
              </table:table-cell>
              <table:table-cell office:value-type="float" office:value="0.088122">
                <text:p>0.08812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5:55:57</text:p>
              </table:table-cell>
              <table:table-cell office:value-type="float" office:value="0.042462">
                <text:p>0.042462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5:55:58</text:p>
              </table:table-cell>
              <table:table-cell office:value-type="float" office:value="0.037346">
                <text:p>0.037346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5:55:59</text:p>
              </table:table-cell>
              <table:table-cell office:value-type="float" office:value="0.029386">
                <text:p>0.029386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5:56:00</text:p>
              </table:table-cell>
              <table:table-cell office:value-type="float" office:value="0.064132">
                <text:p>0.064132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6:01</text:p>
              </table:table-cell>
              <table:table-cell office:value-type="float" office:value="0.055603">
                <text:p>0.055603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6:02</text:p>
              </table:table-cell>
              <table:table-cell office:value-type="float" office:value="0.088176">
                <text:p>0.088176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0.138721">
                <text:p>0.138721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5:56:04</text:p>
              </table:table-cell>
              <table:table-cell office:value-type="float" office:value="0.0975">
                <text:p>0.0975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5:56:05</text:p>
              </table:table-cell>
              <table:table-cell office:value-type="float" office:value="0.137643">
                <text:p>0.137643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15:56:06</text:p>
              </table:table-cell>
              <table:table-cell office:value-type="float" office:value="0.245428">
                <text:p>0.245428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0.254389">
                <text:p>0.254389</text:p>
              </table:table-cell>
              <table:table-cell office:value-type="float" office:value="0.004975">
                <text:p>0.004975</text:p>
              </table:table-cell>
            </table:table-row>
            <table:table-row>
              <table:table-cell office:value-type="string">
                <text:p>15:56:08</text:p>
              </table:table-cell>
              <table:table-cell office:value-type="float" office:value="0.22866">
                <text:p>0.22866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15:56:09</text:p>
              </table:table-cell>
              <table:table-cell office:value-type="float" office:value="0.204458">
                <text:p>0.204458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5:56:10</text:p>
              </table:table-cell>
              <table:table-cell office:value-type="float" office:value="0.200474">
                <text:p>0.20047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15:56:11</text:p>
              </table:table-cell>
              <table:table-cell office:value-type="float" office:value="0.171115">
                <text:p>0.17111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5:56:12</text:p>
              </table:table-cell>
              <table:table-cell office:value-type="float" office:value="0.205834">
                <text:p>0.20583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5:56:13</text:p>
              </table:table-cell>
              <table:table-cell office:value-type="float" office:value="0.193818">
                <text:p>0.193818</text:p>
              </table:table-cell>
              <table:table-cell office:value-type="float" office:value="0.006703">
                <text:p>0.006703</text:p>
              </table:table-cell>
            </table:table-row>
            <table:table-row>
              <table:table-cell office:value-type="string">
                <text:p>15:56:14</text:p>
              </table:table-cell>
              <table:table-cell office:value-type="float" office:value="0.368171">
                <text:p>0.368171</text:p>
              </table:table-cell>
              <table:table-cell office:value-type="float" office:value="0.007898">
                <text:p>0.007898</text:p>
              </table:table-cell>
            </table:table-row>
            <table:table-row>
              <table:table-cell office:value-type="string">
                <text:p>15:56:15</text:p>
              </table:table-cell>
              <table:table-cell office:value-type="float" office:value="0.094209">
                <text:p>0.094209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15:56:16</text:p>
              </table:table-cell>
              <table:table-cell office:value-type="float" office:value="0.138597">
                <text:p>0.138597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string">
                <text:p>15:56:17</text:p>
              </table:table-cell>
              <table:table-cell office:value-type="float" office:value="0.166301">
                <text:p>0.166301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15:56:18</text:p>
              </table:table-cell>
              <table:table-cell office:value-type="float" office:value="0.104322">
                <text:p>0.104322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6:19</text:p>
              </table:table-cell>
              <table:table-cell office:value-type="float" office:value="0.071669">
                <text:p>0.071669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15:56:20</text:p>
              </table:table-cell>
              <table:table-cell office:value-type="float" office:value="0.128045">
                <text:p>0.128045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6:21</text:p>
              </table:table-cell>
              <table:table-cell office:value-type="float" office:value="0.054414">
                <text:p>0.054414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6:22</text:p>
              </table:table-cell>
              <table:table-cell office:value-type="float" office:value="0.162047">
                <text:p>0.162047</text:p>
              </table:table-cell>
              <table:table-cell office:value-type="float" office:value="0.002499">
                <text:p>0.002499</text:p>
              </table:table-cell>
            </table:table-row>
            <table:table-row>
              <table:table-cell office:value-type="string">
                <text:p>15:56:23</text:p>
              </table:table-cell>
              <table:table-cell office:value-type="float" office:value="0.152607">
                <text:p>0.152607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15:56:24</text:p>
              </table:table-cell>
              <table:table-cell office:value-type="float" office:value="0.112421">
                <text:p>0.112421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string">
                <text:p>15:56:25</text:p>
              </table:table-cell>
              <table:table-cell office:value-type="float" office:value="0.137648">
                <text:p>0.137648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5:56:26</text:p>
              </table:table-cell>
              <table:table-cell office:value-type="float" office:value="0.152722">
                <text:p>0.15272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0.14555">
                <text:p>0.14555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15:56:28</text:p>
              </table:table-cell>
              <table:table-cell office:value-type="float" office:value="0.050063">
                <text:p>0.050063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5:56:29</text:p>
              </table:table-cell>
              <table:table-cell office:value-type="float" office:value="0.103378">
                <text:p>0.103378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15:56:30</text:p>
              </table:table-cell>
              <table:table-cell office:value-type="float" office:value="0.112931">
                <text:p>0.112931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6:31</text:p>
              </table:table-cell>
              <table:table-cell office:value-type="float" office:value="0.08278">
                <text:p>0.0827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5:56:32</text:p>
              </table:table-cell>
              <table:table-cell office:value-type="float" office:value="0.036377">
                <text:p>0.03637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56:33</text:p>
              </table:table-cell>
              <table:table-cell office:value-type="float" office:value="0.032537">
                <text:p>0.03253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5:56:34</text:p>
              </table:table-cell>
              <table:table-cell office:value-type="float" office:value="0.043066">
                <text:p>0.043066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15:56:35</text:p>
              </table:table-cell>
              <table:table-cell office:value-type="float" office:value="0.070343">
                <text:p>0.070343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6:36</text:p>
              </table:table-cell>
              <table:table-cell office:value-type="float" office:value="0.074342">
                <text:p>0.07434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5:56:37</text:p>
              </table:table-cell>
              <table:table-cell office:value-type="float" office:value="0.087639">
                <text:p>0.087639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15:56:38</text:p>
              </table:table-cell>
              <table:table-cell office:value-type="float" office:value="0.047682">
                <text:p>0.047682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6:39</text:p>
              </table:table-cell>
              <table:table-cell office:value-type="float" office:value="0.067015">
                <text:p>0.067015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56:40</text:p>
              </table:table-cell>
              <table:table-cell office:value-type="float" office:value="0.069433">
                <text:p>0.06943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:56:41</text:p>
              </table:table-cell>
              <table:table-cell office:value-type="float" office:value="0.042995">
                <text:p>0.0429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6:42</text:p>
              </table:table-cell>
              <table:table-cell office:value-type="float" office:value="0.082588">
                <text:p>0.08258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5:56:43</text:p>
              </table:table-cell>
              <table:table-cell office:value-type="float" office:value="0.030907">
                <text:p>0.03090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56:44</text:p>
              </table:table-cell>
              <table:table-cell office:value-type="float" office:value="0.057274">
                <text:p>0.057274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5:56:45</text:p>
              </table:table-cell>
              <table:table-cell office:value-type="float" office:value="0.076539">
                <text:p>0.076539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:56:46</text:p>
              </table:table-cell>
              <table:table-cell office:value-type="float" office:value="0.081226">
                <text:p>0.081226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6:47</text:p>
              </table:table-cell>
              <table:table-cell office:value-type="float" office:value="0.040322">
                <text:p>0.040322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0.042509">
                <text:p>0.042509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56:49</text:p>
              </table:table-cell>
              <table:table-cell office:value-type="float" office:value="0.093459">
                <text:p>0.093459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56:50</text:p>
              </table:table-cell>
              <table:table-cell office:value-type="float" office:value="0.038658">
                <text:p>0.038658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string">
                <text:p>15:56:51</text:p>
              </table:table-cell>
              <table:table-cell office:value-type="float" office:value="0.057492">
                <text:p>0.057492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15:56:52</text:p>
              </table:table-cell>
              <table:table-cell office:value-type="float" office:value="0.057556">
                <text:p>0.057556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5:56:53</text:p>
              </table:table-cell>
              <table:table-cell office:value-type="float" office:value="0.03433">
                <text:p>0.03433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5:56:54</text:p>
              </table:table-cell>
              <table:table-cell office:value-type="float" office:value="0.040272">
                <text:p>0.040272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:56:55</text:p>
              </table:table-cell>
              <table:table-cell office:value-type="float" office:value="0.098221">
                <text:p>0.098221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15:56:56</text:p>
              </table:table-cell>
              <table:table-cell office:value-type="float" office:value="0.041321">
                <text:p>0.041321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15:56:57</text:p>
              </table:table-cell>
              <table:table-cell office:value-type="float" office:value="0.064721">
                <text:p>0.064721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5:56:58</text:p>
              </table:table-cell>
              <table:table-cell office:value-type="float" office:value="0.03369">
                <text:p>0.03369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15:56:59</text:p>
              </table:table-cell>
              <table:table-cell office:value-type="float" office:value="0.14177">
                <text:p>0.14177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5:57:00</text:p>
              </table:table-cell>
              <table:table-cell office:value-type="float" office:value="0.416624">
                <text:p>0.416624</text:p>
              </table:table-cell>
              <table:table-cell office:value-type="float" office:value="0.000374">
                <text:p>0.000374</text:p>
              </table:table-cell>
            </table:table-row>
            <table:table-row>
              <table:table-cell office:value-type="string">
                <text:p>15:57:01</text:p>
              </table:table-cell>
              <table:table-cell office:value-type="float" office:value="0.281967">
                <text:p>0.281967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:57:02</text:p>
              </table:table-cell>
              <table:table-cell office:value-type="float" office:value="0.260942">
                <text:p>0.260942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0.162884">
                <text:p>0.162884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15:57:04</text:p>
              </table:table-cell>
              <table:table-cell office:value-type="float" office:value="0.095885">
                <text:p>0.095885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15:57:05</text:p>
              </table:table-cell>
              <table:table-cell office:value-type="float" office:value="0.035273">
                <text:p>0.03527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5:57:06</text:p>
              </table:table-cell>
              <table:table-cell office:value-type="float" office:value="0.034874">
                <text:p>0.034874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0.125025">
                <text:p>0.125025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7:08</text:p>
              </table:table-cell>
              <table:table-cell office:value-type="float" office:value="0.140249">
                <text:p>0.14024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:57:09</text:p>
              </table:table-cell>
              <table:table-cell office:value-type="float" office:value="0.041118">
                <text:p>0.04111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57:10</text:p>
              </table:table-cell>
              <table:table-cell office:value-type="float" office:value="0.06219">
                <text:p>0.0621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:57:11</text:p>
              </table:table-cell>
              <table:table-cell office:value-type="float" office:value="0.066082">
                <text:p>0.066082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15:57:12</text:p>
              </table:table-cell>
              <table:table-cell office:value-type="float" office:value="0.550155">
                <text:p>0.55015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57:13</text:p>
              </table:table-cell>
              <table:table-cell office:value-type="float" office:value="0.868208">
                <text:p>0.868208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5:57:14</text:p>
              </table:table-cell>
              <table:table-cell office:value-type="float" office:value="0.672523">
                <text:p>0.672523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string">
                <text:p>15:57:15</text:p>
              </table:table-cell>
              <table:table-cell office:value-type="float" office:value="0.419888">
                <text:p>0.41988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7:16</text:p>
              </table:table-cell>
              <table:table-cell office:value-type="float" office:value="0.138601">
                <text:p>0.138601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15:57:17</text:p>
              </table:table-cell>
              <table:table-cell office:value-type="float" office:value="0.143663">
                <text:p>0.143663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15:57:18</text:p>
              </table:table-cell>
              <table:table-cell office:value-type="float" office:value="0.159179">
                <text:p>0.159179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5:57:19</text:p>
              </table:table-cell>
              <table:table-cell office:value-type="float" office:value="0.398171">
                <text:p>0.398171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15:57:20</text:p>
              </table:table-cell>
              <table:table-cell office:value-type="float" office:value="0.293015">
                <text:p>0.293015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string">
                <text:p>15:57:21</text:p>
              </table:table-cell>
              <table:table-cell office:value-type="float" office:value="0.139561">
                <text:p>0.139561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15:57:22</text:p>
              </table:table-cell>
              <table:table-cell office:value-type="float" office:value="0.116471">
                <text:p>0.11647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5:57:23</text:p>
              </table:table-cell>
              <table:table-cell office:value-type="float" office:value="0.077157">
                <text:p>0.077157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57:24</text:p>
              </table:table-cell>
              <table:table-cell office:value-type="float" office:value="0.03315">
                <text:p>0.03315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7:25</text:p>
              </table:table-cell>
              <table:table-cell office:value-type="float" office:value="0.041917">
                <text:p>0.04191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15:57:26</text:p>
              </table:table-cell>
              <table:table-cell office:value-type="float" office:value="0.043104">
                <text:p>0.04310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7:27</text:p>
              </table:table-cell>
              <table:table-cell office:value-type="float" office:value="0.069888">
                <text:p>0.069888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5:57:28</text:p>
              </table:table-cell>
              <table:table-cell office:value-type="float" office:value="0.037393">
                <text:p>0.037393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5:57:29</text:p>
              </table:table-cell>
              <table:table-cell office:value-type="float" office:value="0.786009">
                <text:p>0.786009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5:57:30</text:p>
              </table:table-cell>
              <table:table-cell office:value-type="float" office:value="1.077044">
                <text:p>1.077044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5:57:31</text:p>
              </table:table-cell>
              <table:table-cell office:value-type="float" office:value="1.808215">
                <text:p>1.808215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7:32</text:p>
              </table:table-cell>
              <table:table-cell office:value-type="float" office:value="1.360198">
                <text:p>1.360198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15:57:33</text:p>
              </table:table-cell>
              <table:table-cell office:value-type="float" office:value="0.877116">
                <text:p>0.877116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57:34</text:p>
              </table:table-cell>
              <table:table-cell office:value-type="float" office:value="0.233083">
                <text:p>0.233083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15:57:35</text:p>
              </table:table-cell>
              <table:table-cell office:value-type="float" office:value="0.082025">
                <text:p>0.082025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15:57:36</text:p>
              </table:table-cell>
              <table:table-cell office:value-type="float" office:value="0.031435">
                <text:p>0.031435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5:57:37</text:p>
              </table:table-cell>
              <table:table-cell office:value-type="float" office:value="0.028661">
                <text:p>0.028661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7:38</text:p>
              </table:table-cell>
              <table:table-cell office:value-type="float" office:value="0.04546">
                <text:p>0.04546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15:57:39</text:p>
              </table:table-cell>
              <table:table-cell office:value-type="float" office:value="0.032776">
                <text:p>0.03277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0.070928">
                <text:p>0.070928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15:57:41</text:p>
              </table:table-cell>
              <table:table-cell office:value-type="float" office:value="0.766674">
                <text:p>0.76667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5:57:42</text:p>
              </table:table-cell>
              <table:table-cell office:value-type="float" office:value="0.861728">
                <text:p>0.861728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5:57:43</text:p>
              </table:table-cell>
              <table:table-cell office:value-type="float" office:value="0.59142">
                <text:p>0.59142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5:57:44</text:p>
              </table:table-cell>
              <table:table-cell office:value-type="float" office:value="0.281726">
                <text:p>0.28172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5:57:45</text:p>
              </table:table-cell>
              <table:table-cell office:value-type="float" office:value="0.310497">
                <text:p>0.310497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15:57:46</text:p>
              </table:table-cell>
              <table:table-cell office:value-type="float" office:value="0.88349">
                <text:p>0.8834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57:47</text:p>
              </table:table-cell>
              <table:table-cell office:value-type="float" office:value="0.766606">
                <text:p>0.766606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0.428696">
                <text:p>0.428696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57:49</text:p>
              </table:table-cell>
              <table:table-cell office:value-type="float" office:value="0.264557">
                <text:p>0.264557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15:57:50</text:p>
              </table:table-cell>
              <table:table-cell office:value-type="float" office:value="0.16425">
                <text:p>0.16425</text:p>
              </table:table-cell>
              <table:table-cell office:value-type="float" office:value="0.001345">
                <text:p>0.001345</text:p>
              </table:table-cell>
            </table:table-row>
            <table:table-row>
              <table:table-cell office:value-type="string">
                <text:p>15:57:51</text:p>
              </table:table-cell>
              <table:table-cell office:value-type="float" office:value="0.496224">
                <text:p>0.496224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5:57:52</text:p>
              </table:table-cell>
              <table:table-cell office:value-type="float" office:value="0.974741">
                <text:p>0.974741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15:57:53</text:p>
              </table:table-cell>
              <table:table-cell office:value-type="float" office:value="0.818458">
                <text:p>0.818458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15:57:54</text:p>
              </table:table-cell>
              <table:table-cell office:value-type="float" office:value="0.521446">
                <text:p>0.521446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5:57:55</text:p>
              </table:table-cell>
              <table:table-cell office:value-type="float" office:value="0.405401">
                <text:p>0.405401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5:57:56</text:p>
              </table:table-cell>
              <table:table-cell office:value-type="float" office:value="0.371506">
                <text:p>0.371506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15:57:57</text:p>
              </table:table-cell>
              <table:table-cell office:value-type="float" office:value="0.226702">
                <text:p>0.226702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15:57:58</text:p>
              </table:table-cell>
              <table:table-cell office:value-type="float" office:value="0.13947">
                <text:p>0.13947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15:57:59</text:p>
              </table:table-cell>
              <table:table-cell office:value-type="float" office:value="0.164228">
                <text:p>0.16422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58:00</text:p>
              </table:table-cell>
              <table:table-cell office:value-type="float" office:value="0.18832">
                <text:p>0.18832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5:58:01</text:p>
              </table:table-cell>
              <table:table-cell office:value-type="float" office:value="0.094665">
                <text:p>0.09466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8:02</text:p>
              </table:table-cell>
              <table:table-cell office:value-type="float" office:value="0.030246">
                <text:p>0.03024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5:58:04</text:p>
              </table:table-cell>
              <table:table-cell office:value-type="float" office:value="0.031076">
                <text:p>0.031076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15:58:05</text:p>
              </table:table-cell>
              <table:table-cell office:value-type="float" office:value="0.065536">
                <text:p>0.065536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15:58:06</text:p>
              </table:table-cell>
              <table:table-cell office:value-type="float" office:value="0.039839">
                <text:p>0.03983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0.051677">
                <text:p>0.051677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5:58:08</text:p>
              </table:table-cell>
              <table:table-cell office:value-type="float" office:value="0.038441">
                <text:p>0.038441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0.049553">
                <text:p>0.049553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8:10</text:p>
              </table:table-cell>
              <table:table-cell office:value-type="float" office:value="0.089313">
                <text:p>0.08931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5:58:11</text:p>
              </table:table-cell>
              <table:table-cell office:value-type="float" office:value="0.047263">
                <text:p>0.047263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58:12</text:p>
              </table:table-cell>
              <table:table-cell office:value-type="float" office:value="0.092405">
                <text:p>0.092405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15:58:13</text:p>
              </table:table-cell>
              <table:table-cell office:value-type="float" office:value="0.130315">
                <text:p>0.13031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15:58:14</text:p>
              </table:table-cell>
              <table:table-cell office:value-type="float" office:value="0.079702">
                <text:p>0.079702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5:58:15</text:p>
              </table:table-cell>
              <table:table-cell office:value-type="float" office:value="0.072792">
                <text:p>0.072792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5:58:16</text:p>
              </table:table-cell>
              <table:table-cell office:value-type="float" office:value="0.082158">
                <text:p>0.08215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8:17</text:p>
              </table:table-cell>
              <table:table-cell office:value-type="float" office:value="0.03259">
                <text:p>0.03259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5:58:18</text:p>
              </table:table-cell>
              <table:table-cell office:value-type="float" office:value="0.032731">
                <text:p>0.03273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5:58:19</text:p>
              </table:table-cell>
              <table:table-cell office:value-type="float" office:value="0.383536">
                <text:p>0.38353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5:58:20</text:p>
              </table:table-cell>
              <table:table-cell office:value-type="float" office:value="0.866994">
                <text:p>0.866994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5:58:21</text:p>
              </table:table-cell>
              <table:table-cell office:value-type="float" office:value="0.637155">
                <text:p>0.637155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8:22</text:p>
              </table:table-cell>
              <table:table-cell office:value-type="float" office:value="0.378922">
                <text:p>0.378922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5:58:23</text:p>
              </table:table-cell>
              <table:table-cell office:value-type="float" office:value="0.167611">
                <text:p>0.167611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8:24</text:p>
              </table:table-cell>
              <table:table-cell office:value-type="float" office:value="0.065075">
                <text:p>0.065075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5:58:25</text:p>
              </table:table-cell>
              <table:table-cell office:value-type="float" office:value="0.057051">
                <text:p>0.05705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5:58:26</text:p>
              </table:table-cell>
              <table:table-cell office:value-type="float" office:value="0.034814">
                <text:p>0.03481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5:58:27</text:p>
              </table:table-cell>
              <table:table-cell office:value-type="float" office:value="0.045351">
                <text:p>0.045351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5:58:28</text:p>
              </table:table-cell>
              <table:table-cell office:value-type="float" office:value="0.152515">
                <text:p>0.152515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0.228695">
                <text:p>0.228695</text:p>
              </table:table-cell>
              <table:table-cell office:value-type="float" office:value="0.002409">
                <text:p>0.002409</text:p>
              </table:table-cell>
            </table:table-row>
            <table:table-row>
              <table:table-cell office:value-type="string">
                <text:p>15:58:30</text:p>
              </table:table-cell>
              <table:table-cell office:value-type="float" office:value="0.111123">
                <text:p>0.111123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15:58:31</text:p>
              </table:table-cell>
              <table:table-cell office:value-type="float" office:value="0.097269">
                <text:p>0.097269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string">
                <text:p>15:58:32</text:p>
              </table:table-cell>
              <table:table-cell office:value-type="float" office:value="0.188334">
                <text:p>0.188334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5:58:33</text:p>
              </table:table-cell>
              <table:table-cell office:value-type="float" office:value="0.91883">
                <text:p>0.91883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15:58:34</text:p>
              </table:table-cell>
              <table:table-cell office:value-type="float" office:value="0.779449">
                <text:p>0.779449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58:35</text:p>
              </table:table-cell>
              <table:table-cell office:value-type="float" office:value="1.289794">
                <text:p>1.28979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5:58:36</text:p>
              </table:table-cell>
              <table:table-cell office:value-type="float" office:value="0.943495">
                <text:p>0.9434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8:37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8:38</text:p>
              </table:table-cell>
              <table:table-cell office:value-type="float" office:value="0.281506">
                <text:p>0.281506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8:39</text:p>
              </table:table-cell>
              <table:table-cell office:value-type="float" office:value="0.103727">
                <text:p>0.103727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string">
                <text:p>15:58:40</text:p>
              </table:table-cell>
              <table:table-cell office:value-type="float" office:value="0.078271">
                <text:p>0.078271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5:58:41</text:p>
              </table:table-cell>
              <table:table-cell office:value-type="float" office:value="0.038982">
                <text:p>0.038982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58:42</text:p>
              </table:table-cell>
              <table:table-cell office:value-type="float" office:value="0.067831">
                <text:p>0.067831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15:58:43</text:p>
              </table:table-cell>
              <table:table-cell office:value-type="float" office:value="0.13008">
                <text:p>0.130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8:44</text:p>
              </table:table-cell>
              <table:table-cell office:value-type="float" office:value="0.173786">
                <text:p>0.17378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5:58:45</text:p>
              </table:table-cell>
              <table:table-cell office:value-type="float" office:value="0.113087">
                <text:p>0.113087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:58:46</text:p>
              </table:table-cell>
              <table:table-cell office:value-type="float" office:value="0.073713">
                <text:p>0.073713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5:58:47</text:p>
              </table:table-cell>
              <table:table-cell office:value-type="float" office:value="0.096744">
                <text:p>0.096744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5:58:48</text:p>
              </table:table-cell>
              <table:table-cell office:value-type="float" office:value="0.081339">
                <text:p>0.081339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15:58:49</text:p>
              </table:table-cell>
              <table:table-cell office:value-type="float" office:value="0.087445">
                <text:p>0.087445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15:58:50</text:p>
              </table:table-cell>
              <table:table-cell office:value-type="float" office:value="0.11061">
                <text:p>0.11061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0.048061">
                <text:p>0.04806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5:58:52</text:p>
              </table:table-cell>
              <table:table-cell office:value-type="float" office:value="0.036061">
                <text:p>0.036061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15:58:53</text:p>
              </table:table-cell>
              <table:table-cell office:value-type="float" office:value="0.034191">
                <text:p>0.03419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5:58:54</text:p>
              </table:table-cell>
              <table:table-cell office:value-type="float" office:value="0.051431">
                <text:p>0.05143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5:58:55</text:p>
              </table:table-cell>
              <table:table-cell office:value-type="float" office:value="0.122285">
                <text:p>0.122285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5:58:56</text:p>
              </table:table-cell>
              <table:table-cell office:value-type="float" office:value="0.039454">
                <text:p>0.039454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5:58:57</text:p>
              </table:table-cell>
              <table:table-cell office:value-type="float" office:value="0.105105">
                <text:p>0.105105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15:58:58</text:p>
              </table:table-cell>
              <table:table-cell office:value-type="float" office:value="0.088703">
                <text:p>0.088703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15:58:59</text:p>
              </table:table-cell>
              <table:table-cell office:value-type="float" office:value="0.138549">
                <text:p>0.138549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0.210895">
                <text:p>0.210895</text:p>
              </table:table-cell>
              <table:table-cell office:value-type="float" office:value="0.001514">
                <text:p>0.001514</text:p>
              </table:table-cell>
            </table:table-row>
            <table:table-row>
              <table:table-cell office:value-type="string">
                <text:p>15:59:01</text:p>
              </table:table-cell>
              <table:table-cell office:value-type="float" office:value="0.172414">
                <text:p>0.172414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15:59:02</text:p>
              </table:table-cell>
              <table:table-cell office:value-type="float" office:value="0.173228">
                <text:p>0.173228</text:p>
              </table:table-cell>
              <table:table-cell office:value-type="float" office:value="0.000346">
                <text:p>0.000346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0.11476">
                <text:p>0.1147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5:59:04</text:p>
              </table:table-cell>
              <table:table-cell office:value-type="float" office:value="0.086427">
                <text:p>0.0864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5:59:05</text:p>
              </table:table-cell>
              <table:table-cell office:value-type="float" office:value="0.045775">
                <text:p>0.04577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:59:06</text:p>
              </table:table-cell>
              <table:table-cell office:value-type="float" office:value="0.037317">
                <text:p>0.037317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0.061417">
                <text:p>0.061417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:59:08</text:p>
              </table:table-cell>
              <table:table-cell office:value-type="float" office:value="0.082154">
                <text:p>0.082154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:59:09</text:p>
              </table:table-cell>
              <table:table-cell office:value-type="float" office:value="0.071659">
                <text:p>0.071659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15:59:10</text:p>
              </table:table-cell>
              <table:table-cell office:value-type="float" office:value="0.145741">
                <text:p>0.14574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5:59:11</text:p>
              </table:table-cell>
              <table:table-cell office:value-type="float" office:value="0.141847">
                <text:p>0.141847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15:59:12</text:p>
              </table:table-cell>
              <table:table-cell office:value-type="float" office:value="0.106731">
                <text:p>0.106731</text:p>
              </table:table-cell>
              <table:table-cell office:value-type="float" office:value="0.002422">
                <text:p>0.002422</text:p>
              </table:table-cell>
            </table:table-row>
            <table:table-row>
              <table:table-cell office:value-type="string">
                <text:p>15:59:13</text:p>
              </table:table-cell>
              <table:table-cell office:value-type="float" office:value="0.057199">
                <text:p>0.057199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5:59:14</text:p>
              </table:table-cell>
              <table:table-cell office:value-type="float" office:value="0.075269">
                <text:p>0.075269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15:59:15</text:p>
              </table:table-cell>
              <table:table-cell office:value-type="float" office:value="0.065785">
                <text:p>0.06578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5:59:16</text:p>
              </table:table-cell>
              <table:table-cell office:value-type="float" office:value="0.101182">
                <text:p>0.101182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5:59:17</text:p>
              </table:table-cell>
              <table:table-cell office:value-type="float" office:value="0.06995">
                <text:p>0.069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5:59:18</text:p>
              </table:table-cell>
              <table:table-cell office:value-type="float" office:value="0.935513">
                <text:p>0.935513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5:59:19</text:p>
              </table:table-cell>
              <table:table-cell office:value-type="float" office:value="0.790067">
                <text:p>0.790067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59:20</text:p>
              </table:table-cell>
              <table:table-cell office:value-type="float" office:value="0.642155">
                <text:p>0.642155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15:59:21</text:p>
              </table:table-cell>
              <table:table-cell office:value-type="float" office:value="0.290687">
                <text:p>0.29068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5:59:22</text:p>
              </table:table-cell>
              <table:table-cell office:value-type="float" office:value="0.154692">
                <text:p>0.154692</text:p>
              </table:table-cell>
              <table:table-cell office:value-type="float" office:value="0.001506">
                <text:p>0.001506</text:p>
              </table:table-cell>
            </table:table-row>
            <table:table-row>
              <table:table-cell office:value-type="string">
                <text:p>15:59:23</text:p>
              </table:table-cell>
              <table:table-cell office:value-type="float" office:value="0.34811">
                <text:p>0.34811</text:p>
              </table:table-cell>
              <table:table-cell office:value-type="float" office:value="0.001433">
                <text:p>0.001433</text:p>
              </table:table-cell>
            </table:table-row>
            <table:table-row>
              <table:table-cell office:value-type="string">
                <text:p>15:59:24</text:p>
              </table:table-cell>
              <table:table-cell office:value-type="float" office:value="2.396207">
                <text:p>2.396207</text:p>
              </table:table-cell>
              <table:table-cell office:value-type="float" office:value="0.010799">
                <text:p>0.010799</text:p>
              </table:table-cell>
            </table:table-row>
            <table:table-row>
              <table:table-cell office:value-type="string">
                <text:p>15:59:25</text:p>
              </table:table-cell>
              <table:table-cell office:value-type="float" office:value="0.913202">
                <text:p>0.913202</text:p>
              </table:table-cell>
              <table:table-cell office:value-type="float" office:value="0.028451">
                <text:p>0.028451</text:p>
              </table:table-cell>
            </table:table-row>
            <table:table-row>
              <table:table-cell office:value-type="string">
                <text:p>15:59:26</text:p>
              </table:table-cell>
              <table:table-cell office:value-type="float" office:value="0.943933">
                <text:p>0.943933</text:p>
              </table:table-cell>
              <table:table-cell office:value-type="float" office:value="0.014641">
                <text:p>0.014641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0.701523">
                <text:p>0.701523</text:p>
              </table:table-cell>
              <table:table-cell office:value-type="float" office:value="0.013543">
                <text:p>0.013543</text:p>
              </table:table-cell>
            </table:table-row>
            <table:table-row>
              <table:table-cell office:value-type="string">
                <text:p>15:59:28</text:p>
              </table:table-cell>
              <table:table-cell office:value-type="float" office:value="0.625923">
                <text:p>0.625923</text:p>
              </table:table-cell>
              <table:table-cell office:value-type="float" office:value="0.008114">
                <text:p>0.008114</text:p>
              </table:table-cell>
            </table:table-row>
            <table:table-row>
              <table:table-cell office:value-type="string">
                <text:p>15:59:29</text:p>
              </table:table-cell>
              <table:table-cell office:value-type="float" office:value="0.70318">
                <text:p>0.70318</text:p>
              </table:table-cell>
              <table:table-cell office:value-type="float" office:value="0.014209">
                <text:p>0.014209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0.604984">
                <text:p>0.604984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15:59:31</text:p>
              </table:table-cell>
              <table:table-cell office:value-type="float" office:value="0.375237">
                <text:p>0.375237</text:p>
              </table:table-cell>
              <table:table-cell office:value-type="float" office:value="0.005238">
                <text:p>0.005238</text:p>
              </table:table-cell>
            </table:table-row>
            <table:table-row>
              <table:table-cell office:value-type="string">
                <text:p>15:59:32</text:p>
              </table:table-cell>
              <table:table-cell office:value-type="float" office:value="0.426515">
                <text:p>0.426515</text:p>
              </table:table-cell>
              <table:table-cell office:value-type="float" office:value="0.004857">
                <text:p>0.004857</text:p>
              </table:table-cell>
            </table:table-row>
            <table:table-row>
              <table:table-cell office:value-type="string">
                <text:p>15:59:33</text:p>
              </table:table-cell>
              <table:table-cell office:value-type="float" office:value="0.955578">
                <text:p>0.955578</text:p>
              </table:table-cell>
              <table:table-cell office:value-type="float" office:value="0.000405">
                <text:p>0.000405</text:p>
              </table:table-cell>
            </table:table-row>
            <table:table-row>
              <table:table-cell office:value-type="string">
                <text:p>15:59:34</text:p>
              </table:table-cell>
              <table:table-cell office:value-type="float" office:value="0.821577">
                <text:p>0.821577</text:p>
              </table:table-cell>
              <table:table-cell office:value-type="float" office:value="0.001873">
                <text:p>0.001873</text:p>
              </table:table-cell>
            </table:table-row>
            <table:table-row>
              <table:table-cell office:value-type="string">
                <text:p>15:59:35</text:p>
              </table:table-cell>
              <table:table-cell office:value-type="float" office:value="0.4672">
                <text:p>0.4672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15:59:36</text:p>
              </table:table-cell>
              <table:table-cell office:value-type="float" office:value="0.176479">
                <text:p>0.176479</text:p>
              </table:table-cell>
              <table:table-cell office:value-type="float" office:value="0.001784">
                <text:p>0.001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164.B2:test164.B717 test164.F1:test164.F717" chart:data-source-has-labels="both" svg:x="0.32cm" svg:y="0.18cm" svg:width="13.758cm" svg:height="8.64cm">
          <chartooo:coordinate-region svg:x="1.379cm" svg:y="0.18cm" svg:width="12.699cm" svg:height="7.038cm"/>
          <chart:axis chart:dimension="x" chart:name="primary-x" chart:style-name="ch4" chartooo:axis-type="auto">
            <chartooo:date-scale/>
            <chart:categories table:cell-range-address="test164.B2:test164.B7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4.F2:test164.F717" chart:label-cell-address="test164.F1:test164.F1" chart:class="chart:bar">
            <chart:data-point chart:repeated="7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4.F1:test16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7:41</text:p>
                <draw:g>
                  <svg:desc>test164.B2:test164.B717</svg:desc>
                </draw:g>
              </table:table-cell>
              <table:table-cell office:value-type="float" office:value="3187">
                <text:p>3187</text:p>
                <draw:g>
                  <svg:desc>test164.F2:test164.F717</svg:desc>
                </draw:g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5:51:11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15:51:12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15:51:1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5:51:14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5:51:15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15:51:16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15:51:17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5:51:18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15:51:19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15:51:20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15:51:21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5:51:23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15:51:2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5:51:25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15:51:26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15:51:27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15:51:28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string">
                <text:p>15:51:29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5:51:30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5:51:3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5:51:3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5:51:33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5:51:34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15:51:3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5:51:36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5:51:3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5:51:3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5:51:3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5:51:40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5:51:41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15:51:42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15:51:44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15:51:45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5:51:46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15:51:47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5:51:48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15:51:4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:51:50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5:51:51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5:51:53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5:51:54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5:51:55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15:51:56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5:51:57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15:51:58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15:51:59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>15:52:00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15:52:01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15:52:03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15:52:04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15:52:05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5:52:0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5:52:07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15:52:08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15:52:0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15:52: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:52:11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string">
                <text:p>15:52:12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5:52:1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5:52:14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15:52:15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15:52:16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15:52:17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15:52:18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15:52: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15:52:21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5:52:22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5:52:23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5:52:24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string">
                <text:p>15:52:25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5:52:26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15:52:27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5:52:2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15:52:29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15:52:30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15:52:31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15:52:32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15:52:33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5:52:34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string">
                <text:p>15:52:35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15:52:36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15:52:37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5:52:38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5:52:39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15:52:40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15:52:4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15:52:42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15:52:44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15:52:45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15:52:46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15:52:47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15:52:48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5:52:49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15:52:50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15:52:51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5:52:52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15:52:53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15:52:54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>
                <text:p>15:52:55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string">
                <text:p>15:52:5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15:52:57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15:52:58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string">
                <text:p>15:52:59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15:53:00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5:53:01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15:53:03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15:53:05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5:53:06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15:53:07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15:53:08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5:53:09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5:53:1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15:53: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15:53:12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15:53:13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5:53:14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15:53:15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15:53:1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15:53:17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15:53:18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5:53:1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5:53:20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15:53:21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5:53:22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15:53:23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15:53:24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5:53:26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15:53:27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15:53:28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15:53:2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15:53:3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15:53:31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15:53:32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15:53:33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15:53:34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15:53:35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15:53:36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15:53:38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15:53:39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5:53:40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15:53:41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15:53:42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15:53:43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5:53:4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5:53:4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5:53:46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15:53:47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5:53:48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15:53:49</text:p>
              </table:table-cell>
              <table:table-cell office:value-type="float" office:value="5692">
                <text:p>5692</text:p>
              </table:table-cell>
            </table:table-row>
            <table:table-row>
              <table:table-cell office:value-type="string">
                <text:p>15:53:50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15:53:51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15:53:52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5:53:53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15:53:54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5:53:55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15:53:56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5:53:57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5:53:58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15:53:59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5:54:00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15:54:0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15:54:02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15:54:0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5:54:05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15:54:07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15:54:08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15:54:09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15:54:10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15:54:11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15:54:12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15:54:13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string">
                <text:p>15:54:14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5:54:15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5:54:16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5:54:17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15:54:18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15:54:19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15:54:20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15:54:2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5:54:22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15:54:23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5:54:24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15:54:26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15:54:27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5:54:28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15:54:29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15:54:30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15:54:31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15:54:32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5:54:33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15:54:34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15:54:35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15:54:36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15:54:37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>
                <text:p>15:54:3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15:54:39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15:54:40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15:54:41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5:54:42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15:54:43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5:54:44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5:54:45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15:54:47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15:54:48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>15:54:4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15:54:50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15:54:51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15:54:52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15:54:53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15:54:54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15:54:55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5:54:5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15:54:57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15:54:58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15:54:59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5:55:00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15:55:01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15:55:02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5:55:04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5:55:05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5:55:07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5:55:08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15:55:09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15:55:10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15:55:11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5:55:12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15:55:13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15:55:1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:55:15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5:55:16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5:55:17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5:55:18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15:55:19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15:55:20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15:55:21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5:55:22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string">
                <text:p>15:55:23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5:55:24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15:55:25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15:55:26</text:p>
              </table:table-cell>
              <table:table-cell office:value-type="float" office:value="5137">
                <text:p>5137</text:p>
              </table:table-cell>
            </table:table-row>
            <table:table-row>
              <table:table-cell office:value-type="string">
                <text:p>15:55:27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15:55:28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15:55:29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15:55:31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5:55:32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5:55:3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15:55:34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5:55:35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15:55:36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5:55:37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15:55:38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15:55:39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15:55:4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5:55:4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:55:42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5:55:43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5:55:44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15:55:45</text:p>
              </table:table-cell>
              <table:table-cell office:value-type="float" office:value="5277">
                <text:p>5277</text:p>
              </table:table-cell>
            </table:table-row>
            <table:table-row>
              <table:table-cell office:value-type="string">
                <text:p>15:55:46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15:55:47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5:55:4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5:55:49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15:55:50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5:55:5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5:55:5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5:55:54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15:55:5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15:55:56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15:55:57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5:55:58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5:55:59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15:56:00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15:56:01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15:56:02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15:56:04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15:56:0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5:56:0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15:56:08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15:56:09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5:56:10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15:56:11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string">
                <text:p>15:56:12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15:56:13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15:56:14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5:56:15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5:56:16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15:56:17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5:56:18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15:56:19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15:56:20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15:56:21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15:56:22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15:56:23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5:56:24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5:56:25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15:56:26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5:56:28</text:p>
              </table:table-cell>
              <table:table-cell office:value-type="float" office:value="6574">
                <text:p>6574</text:p>
              </table:table-cell>
            </table:table-row>
            <table:table-row>
              <table:table-cell office:value-type="string">
                <text:p>15:56:29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string">
                <text:p>15:56:30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>
                <text:p>15:56:31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5:56:32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15:56:33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15:56:34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:56:35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5:56:36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5:56:37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5:56:38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15:56:39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15:56:40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5:56:41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5:56:42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5:56:43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15:56:44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15:56:45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15:56:46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15:56:47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15:56:49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15:56:5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5:56:51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5:56:52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15:56:53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15:56:5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5:56:5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5:56:56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>15:56:57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15:56:58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15:56:59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5:57:00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15:57:01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15:57:0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5:57:04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5:57:0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5:57:06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15:57:08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15:57:09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15:57:10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5:57:11</text:p>
              </table:table-cell>
              <table:table-cell office:value-type="float" office:value="7523">
                <text:p>7523</text:p>
              </table:table-cell>
            </table:table-row>
            <table:table-row>
              <table:table-cell office:value-type="string">
                <text:p>15:57:1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15:57:13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15:57:14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15:57:15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5:57:16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5:57:17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15:57:18</text:p>
              </table:table-cell>
              <table:table-cell office:value-type="float" office:value="8463">
                <text:p>8463</text:p>
              </table:table-cell>
            </table:table-row>
            <table:table-row>
              <table:table-cell office:value-type="string">
                <text:p>15:57:19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15:57:20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15:57:21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15:57:22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5:57:23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>15:57:24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5:57:25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5:57:26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15:57:27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15:57:28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5:57:29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15:57:30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15:57:31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15:57:32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15:57:33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15:57:34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5:57:35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5:57:36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15:57:37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5:57:3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5:57:39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5:57:41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5:57:42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5:57:4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:57:44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5:57:4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15:57:46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5:57:47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5:57:49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5:57:50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15:57:51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15:57:52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15:57:53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15:57:54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5:57:55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15:57:56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15:57:57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15:57:58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15:57:59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>15:58:00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15:58:01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5:58:02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5:58:04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5:58:0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5:58:06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5:58:08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5:58:10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5:58:1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5:58:12</text:p>
              </table:table-cell>
              <table:table-cell office:value-type="float" office:value="5543">
                <text:p>5543</text:p>
              </table:table-cell>
            </table:table-row>
            <table:table-row>
              <table:table-cell office:value-type="string">
                <text:p>15:58:13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15:58:14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15:58:15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string">
                <text:p>15:58:16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15:58:17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15:58:1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15:58:19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5:58: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5:58:21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15:58:22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15:58:23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5:58:24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15:58:25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15:58:26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15:58:27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5:58:28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string">
                <text:p>15:58:30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5:58:31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15:58:32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15:58:33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15:58:34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15:58:35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15:58:36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15:58:37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5:58:38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15:58:39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5:58:4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5:58:41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15:58:42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5:58:43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15:58:44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15:58:45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15:58:46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15:58:47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15:58:48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5:58:49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15:58:5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5:58:52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15:58:53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15:58:54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15:58:55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15:58:56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15:58:57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15:58:58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15:58:59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15:59:01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15:59:02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5:59:04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15:59:05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5:59:06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15:59:08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15:59:09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5:59:10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5:59:11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5:59:12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15:59:13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15:59:14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15:59:1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5:59:16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5:59:17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5:59:18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5:59:19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15:59:20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15:59:21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string">
                <text:p>15:59:22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5:59:23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15:59:24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>15:59:2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5:59:26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15:59:28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15:59:29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15:59:31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15:59:32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15:59:33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5:59:34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5:59:35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5:59:36</text:p>
              </table:table-cell>
              <table:table-cell office:value-type="float" office:value="3835">
                <text:p>3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6cm" svg:height="9cm" xlink:href=".." xlink:type="simple" chart:class="chart:bar" chart:style-name="ch1">
        <chart:legend chart:legend-position="end" svg:x="14.192cm" svg:y="4.227cm" style:legend-expansion="high" chart:style-name="ch2"/>
        <chart:plot-area chart:style-name="ch3" table:cell-range-address="test164.B2:test164.B717 test164.G1:test164.G717" chart:data-source-has-labels="both" svg:x="0.336cm" svg:y="0.18cm" svg:width="13.52cm" svg:height="8.64cm">
          <chartooo:coordinate-region svg:x="1.395cm" svg:y="0.18cm" svg:width="12.461cm" svg:height="7.037cm"/>
          <chart:axis chart:dimension="x" chart:name="primary-x" chart:style-name="ch4" chartooo:axis-type="auto">
            <chartooo:date-scale/>
            <chart:categories table:cell-range-address="test164.B2:test164.B7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4.G2:test164.G717" chart:label-cell-address="test164.G1:test164.G1" chart:class="chart:bar">
            <chart:data-point chart:repeated="7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4.G1:test16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7:41</text:p>
                <draw:g>
                  <svg:desc>test164.B2:test164.B717</svg:desc>
                </draw:g>
              </table:table-cell>
              <table:table-cell office:value-type="float" office:value="3">
                <text:p>3</text:p>
                <draw:g>
                  <svg:desc>test164.G2:test164.G717</svg:desc>
                </draw:g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1:2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1: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1: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1: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1: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:51: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:51: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:51: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1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1: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:51: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:51: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:51: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1:4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1: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1: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1: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1:4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:51: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51:5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51: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:51: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:51: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:51: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:51: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:51: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:51: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:52: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:52:0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:52: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:52: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52:0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52:0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:52: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2: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2: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:52: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:52: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:52: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:52: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:52: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2: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2: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2: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2: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:52: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:52: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:52: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:52: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:52: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2: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2: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52:2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:52: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2:3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52: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2: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2: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2: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2: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2: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2: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2:3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:52:4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2: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2:4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2: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2: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2:5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2: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2: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2: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2: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3:0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53: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:53: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1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3: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3: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:53: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:53: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:53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3: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:53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:53: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:53: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3: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3: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3: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3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3: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5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3: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3: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3: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3: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3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3: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0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0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0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4: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:54:1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:54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2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2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4: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3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4: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:54:4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4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4: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4: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4: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5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4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4: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4: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5: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5: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5: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5: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5: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5: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5: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5:2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5: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2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2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2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2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:55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5: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3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5: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:55: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5: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5:3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:55: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5:4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5: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5: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5: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5: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5: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6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6: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6: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6: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6: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6: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:56: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6:1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6: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6: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6: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2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6:2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6: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2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6:2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2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3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4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6: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6: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6:5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6:5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7: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57: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:57: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:57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7: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7: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7: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7: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1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:57: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:57: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57: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:57: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:57: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7: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:57: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:57: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:57: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:57:2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7: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7: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7:2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2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7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:57: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:57: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57: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:57: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57:3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:57: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7: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7: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:57: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:57: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:57:4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7: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:57: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:57: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:57: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7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7: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57: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57: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57: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:57:5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7: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:57: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57:5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8: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58: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8: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0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0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8: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1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58: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:58: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:58:2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:58:2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8: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2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8:2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8: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3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8: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8: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:58: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:58: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:58: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:58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:58: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:58: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8: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8: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58:4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:58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8: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5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8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8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8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8: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5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8: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8: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9: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9:0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9: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59: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9: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9: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9: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9: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9: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9: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9: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9:1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:59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9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59: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59: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59: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:59: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:59: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:59: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59: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:59:2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:59: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:59: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:59: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:59: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59:3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:59:3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:59: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:59: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:59: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:59:36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64.G1:test164.G717 test164.C1:test164.D717" chart:data-source-has-labels="row" svg:x="0.32cm" svg:y="0.18cm" svg:width="13.361cm" svg:height="8.64cm">
          <chartooo:coordinate-region svg:x="1.047cm" svg:y="0.353cm" svg:width="12.35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64.C2:test164.C717" chart:label-cell-address="test164.C1:test164.C1" chart:class="chart:scatter">
            <chart:domain table:cell-range-address="test164.G2:test164.G717"/>
            <chart:data-point chart:repeated="716"/>
          </chart:series>
          <chart:series chart:style-name="ch7" chart:values-cell-range-address="test164.D2:test164.D717" chart:label-cell-address="test164.D1:test164.D1" chart:class="chart:scatter">
            <chart:data-point chart:repeated="7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4.C1:test164.C1</svg:desc>
                </draw:g>
              </table:table-cell>
              <table:table-cell office:value-type="string">
                <text:p>xfertime</text:p>
                <draw:g>
                  <svg:desc>test164.D1:test16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164.G2:test164.G717</svg:desc>
                </draw:g>
              </table:table-cell>
              <table:table-cell office:value-type="float" office:value="0.012667">
                <text:p>0.012667</text:p>
                <draw:g>
                  <svg:desc>test164.C2:test164.C717</svg:desc>
                </draw:g>
              </table:table-cell>
              <table:table-cell office:value-type="float" office:value="0.000199">
                <text:p>0.000199</text:p>
                <draw:g>
                  <svg:desc>test164.D2:test164.D7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66536">
                <text:p>0.066536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15711">
                <text:p>0.015711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39403">
                <text:p>0.039403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27661">
                <text:p>0.027661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.011521">
                <text:p>0.011521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1553">
                <text:p>0.011553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276">
                <text:p>0.01276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1815">
                <text:p>0.011815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2044">
                <text:p>0.012044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011393">
                <text:p>0.011393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11566">
                <text:p>0.011566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1543">
                <text:p>0.011543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1718">
                <text:p>0.011718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1935">
                <text:p>0.1935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0.781098">
                <text:p>0.781098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0.561854">
                <text:p>0.561854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">
                <text:p>106</text:p>
              </table:table-cell>
              <table:table-cell office:value-type="float" office:value="0.295499">
                <text:p>0.295499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0.038877">
                <text:p>0.038877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11865">
                <text:p>0.011865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0.011701">
                <text:p>0.011701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  <table:table-cell office:value-type="float" office:value="0.011286">
                <text:p>0.01128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0.285098">
                <text:p>0.28509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">
                <text:p>181</text:p>
              </table:table-cell>
              <table:table-cell office:value-type="float" office:value="0.619165">
                <text:p>0.61916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0.379552">
                <text:p>0.379552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">
                <text:p>162</text:p>
              </table:table-cell>
              <table:table-cell office:value-type="float" office:value="0.085557">
                <text:p>0.08555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">
                <text:p>199</text:p>
              </table:table-cell>
              <table:table-cell office:value-type="float" office:value="0.011516">
                <text:p>0.011516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0.01143">
                <text:p>0.0114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0.011794">
                <text:p>0.011794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">
                <text:p>199</text:p>
              </table:table-cell>
              <table:table-cell office:value-type="float" office:value="0.01189">
                <text:p>0.01189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0.011548">
                <text:p>0.01154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0.011082">
                <text:p>0.011082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0.012123">
                <text:p>0.012123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">
                <text:p>199</text:p>
              </table:table-cell>
              <table:table-cell office:value-type="float" office:value="0.011871">
                <text:p>0.011871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0.011439">
                <text:p>0.011439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0.011747">
                <text:p>0.01174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0.011887">
                <text:p>0.011887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  <table:table-cell office:value-type="float" office:value="0.015114">
                <text:p>0.015114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">
                <text:p>199</text:p>
              </table:table-cell>
              <table:table-cell office:value-type="float" office:value="0.011803">
                <text:p>0.011803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0.011614">
                <text:p>0.011614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">
                <text:p>199</text:p>
              </table:table-cell>
              <table:table-cell office:value-type="float" office:value="0.011122">
                <text:p>0.011122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  <table:table-cell office:value-type="float" office:value="0.01156">
                <text:p>0.01156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  <table:table-cell office:value-type="float" office:value="0.011571">
                <text:p>0.011571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">
                <text:p>199</text:p>
              </table:table-cell>
              <table:table-cell office:value-type="float" office:value="0.011224">
                <text:p>0.01122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">
                <text:p>199</text:p>
              </table:table-cell>
              <table:table-cell office:value-type="float" office:value="0.011862">
                <text:p>0.011862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">
                <text:p>199</text:p>
              </table:table-cell>
              <table:table-cell office:value-type="float" office:value="0.012078">
                <text:p>0.01207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">
                <text:p>199</text:p>
              </table:table-cell>
              <table:table-cell office:value-type="float" office:value="0.011845">
                <text:p>0.011845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0.01185">
                <text:p>0.01185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0.012409">
                <text:p>0.012409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0.016611">
                <text:p>0.016611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0.064975">
                <text:p>0.064975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  <table:table-cell office:value-type="float" office:value="0.033226">
                <text:p>0.033226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">
                <text:p>199</text:p>
              </table:table-cell>
              <table:table-cell office:value-type="float" office:value="0.011587">
                <text:p>0.011587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.012819">
                <text:p>0.012819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">
                <text:p>199</text:p>
              </table:table-cell>
              <table:table-cell office:value-type="float" office:value="0.012865">
                <text:p>0.012865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">
                <text:p>199</text:p>
              </table:table-cell>
              <table:table-cell office:value-type="float" office:value="0.011713">
                <text:p>0.011713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0.025247">
                <text:p>0.025247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">
                <text:p>199</text:p>
              </table:table-cell>
              <table:table-cell office:value-type="float" office:value="0.047899">
                <text:p>0.047899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">
                <text:p>199</text:p>
              </table:table-cell>
              <table:table-cell office:value-type="float" office:value="0.060326">
                <text:p>0.060326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">
                <text:p>199</text:p>
              </table:table-cell>
              <table:table-cell office:value-type="float" office:value="0.023596">
                <text:p>0.02359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">
                <text:p>199</text:p>
              </table:table-cell>
              <table:table-cell office:value-type="float" office:value="0.012976">
                <text:p>0.012976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  <table:table-cell office:value-type="float" office:value="0.012874">
                <text:p>0.01287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">
                <text:p>199</text:p>
              </table:table-cell>
              <table:table-cell office:value-type="float" office:value="0.014936">
                <text:p>0.014936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0.012308">
                <text:p>0.01230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">
                <text:p>199</text:p>
              </table:table-cell>
              <table:table-cell office:value-type="float" office:value="0.011659">
                <text:p>0.01165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0.01213">
                <text:p>0.0121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">
                <text:p>199</text:p>
              </table:table-cell>
              <table:table-cell office:value-type="float" office:value="0.011428">
                <text:p>0.01142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  <table:table-cell office:value-type="float" office:value="0.013276">
                <text:p>0.01327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">
                <text:p>199</text:p>
              </table:table-cell>
              <table:table-cell office:value-type="float" office:value="0.012042">
                <text:p>0.012042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">
                <text:p>199</text:p>
              </table:table-cell>
              <table:table-cell office:value-type="float" office:value="0.012042">
                <text:p>0.012042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">
                <text:p>199</text:p>
              </table:table-cell>
              <table:table-cell office:value-type="float" office:value="0.01462">
                <text:p>0.0146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">
                <text:p>199</text:p>
              </table:table-cell>
              <table:table-cell office:value-type="float" office:value="0.099337">
                <text:p>0.099337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">
                <text:p>199</text:p>
              </table:table-cell>
              <table:table-cell office:value-type="float" office:value="0.049582">
                <text:p>0.049582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">
                <text:p>199</text:p>
              </table:table-cell>
              <table:table-cell office:value-type="float" office:value="0.016211">
                <text:p>0.016211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">
                <text:p>199</text:p>
              </table:table-cell>
              <table:table-cell office:value-type="float" office:value="0.011406">
                <text:p>0.011406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">
                <text:p>199</text:p>
              </table:table-cell>
              <table:table-cell office:value-type="float" office:value="0.011526">
                <text:p>0.01152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0.01198">
                <text:p>0.0119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">
                <text:p>199</text:p>
              </table:table-cell>
              <table:table-cell office:value-type="float" office:value="0.012">
                <text:p>0.012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">
                <text:p>199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">
                <text:p>199</text:p>
              </table:table-cell>
              <table:table-cell office:value-type="float" office:value="0.011473">
                <text:p>0.011473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">
                <text:p>199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">
                <text:p>199</text:p>
              </table:table-cell>
              <table:table-cell office:value-type="float" office:value="0.012448">
                <text:p>0.012448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">
                <text:p>199</text:p>
              </table:table-cell>
              <table:table-cell office:value-type="float" office:value="0.058085">
                <text:p>0.058085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">
                <text:p>199</text:p>
              </table:table-cell>
              <table:table-cell office:value-type="float" office:value="0.05485">
                <text:p>0.0548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">
                <text:p>199</text:p>
              </table:table-cell>
              <table:table-cell office:value-type="float" office:value="0.017746">
                <text:p>0.017746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  <table:table-cell office:value-type="float" office:value="0.013956">
                <text:p>0.013956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0.011998">
                <text:p>0.011998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0.013719">
                <text:p>0.013719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0.013784">
                <text:p>0.01378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  <table:table-cell office:value-type="float" office:value="0.02644">
                <text:p>0.02644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0.022406">
                <text:p>0.022406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0.012115">
                <text:p>0.01211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0.011731">
                <text:p>0.011731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  <table:table-cell office:value-type="float" office:value="0.012779">
                <text:p>0.012779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0.011493">
                <text:p>0.01149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.012238">
                <text:p>0.012238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2755">
                <text:p>0.012755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">
                <text:p>199</text:p>
              </table:table-cell>
              <table:table-cell office:value-type="float" office:value="0.015813">
                <text:p>0.015813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">
                <text:p>199</text:p>
              </table:table-cell>
              <table:table-cell office:value-type="float" office:value="0.091845">
                <text:p>0.091845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7">
                <text:p>197</text:p>
              </table:table-cell>
              <table:table-cell office:value-type="float" office:value="0.313018">
                <text:p>0.313018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9">
                <text:p>189</text:p>
              </table:table-cell>
              <table:table-cell office:value-type="float" office:value="0.239749">
                <text:p>0.239749</text:p>
              </table:table-cell>
              <table:table-cell office:value-type="float" office:value="0.002618">
                <text:p>0.0026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3">
                <text:p>193</text:p>
              </table:table-cell>
              <table:table-cell office:value-type="float" office:value="0.168462">
                <text:p>0.168462</text:p>
              </table:table-cell>
              <table:table-cell office:value-type="float" office:value="0.004866">
                <text:p>0.0048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0.10835">
                <text:p>0.10835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">
                <text:p>191</text:p>
              </table:table-cell>
              <table:table-cell office:value-type="float" office:value="0.091351">
                <text:p>0.091351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6">
                <text:p>196</text:p>
              </table:table-cell>
              <table:table-cell office:value-type="float" office:value="0.07054">
                <text:p>0.07054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6">
                <text:p>196</text:p>
              </table:table-cell>
              <table:table-cell office:value-type="float" office:value="0.112226">
                <text:p>0.11222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5">
                <text:p>195</text:p>
              </table:table-cell>
              <table:table-cell office:value-type="float" office:value="0.069753">
                <text:p>0.069753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8">
                <text:p>198</text:p>
              </table:table-cell>
              <table:table-cell office:value-type="float" office:value="0.072898">
                <text:p>0.07289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7">
                <text:p>197</text:p>
              </table:table-cell>
              <table:table-cell office:value-type="float" office:value="0.152023">
                <text:p>0.152023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">
                <text:p>195</text:p>
              </table:table-cell>
              <table:table-cell office:value-type="float" office:value="0.115415">
                <text:p>0.115415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3">
                <text:p>193</text:p>
              </table:table-cell>
              <table:table-cell office:value-type="float" office:value="0.03927">
                <text:p>0.03927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3">
                <text:p>193</text:p>
              </table:table-cell>
              <table:table-cell office:value-type="float" office:value="0.144391">
                <text:p>0.144391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">
                <text:p>191</text:p>
              </table:table-cell>
              <table:table-cell office:value-type="float" office:value="0.059256">
                <text:p>0.059256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5">
                <text:p>195</text:p>
              </table:table-cell>
              <table:table-cell office:value-type="float" office:value="0.02979">
                <text:p>0.02979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0.11652">
                <text:p>0.11652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5">
                <text:p>195</text:p>
              </table:table-cell>
              <table:table-cell office:value-type="float" office:value="0.119262">
                <text:p>0.119262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">
                <text:p>195</text:p>
              </table:table-cell>
              <table:table-cell office:value-type="float" office:value="0.058365">
                <text:p>0.058365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0.104835">
                <text:p>0.104835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">
                <text:p>193</text:p>
              </table:table-cell>
              <table:table-cell office:value-type="float" office:value="0.114366">
                <text:p>0.114366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7">
                <text:p>197</text:p>
              </table:table-cell>
              <table:table-cell office:value-type="float" office:value="0.078369">
                <text:p>0.078369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8">
                <text:p>198</text:p>
              </table:table-cell>
              <table:table-cell office:value-type="float" office:value="0.028858">
                <text:p>0.028858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  <table:table-cell office:value-type="float" office:value="0.062838">
                <text:p>0.062838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8">
                <text:p>198</text:p>
              </table:table-cell>
              <table:table-cell office:value-type="float" office:value="0.028984">
                <text:p>0.028984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8">
                <text:p>198</text:p>
              </table:table-cell>
              <table:table-cell office:value-type="float" office:value="0.031526">
                <text:p>0.031526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">
                <text:p>198</text:p>
              </table:table-cell>
              <table:table-cell office:value-type="float" office:value="0.029077">
                <text:p>0.029077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8">
                <text:p>198</text:p>
              </table:table-cell>
              <table:table-cell office:value-type="float" office:value="0.029086">
                <text:p>0.029086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">
                <text:p>199</text:p>
              </table:table-cell>
              <table:table-cell office:value-type="float" office:value="0.130841">
                <text:p>0.13084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3">
                <text:p>193</text:p>
              </table:table-cell>
              <table:table-cell office:value-type="float" office:value="0.20624">
                <text:p>0.20624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">
                <text:p>202</text:p>
              </table:table-cell>
              <table:table-cell office:value-type="float" office:value="0.130437">
                <text:p>0.13043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">
                <text:p>196</text:p>
              </table:table-cell>
              <table:table-cell office:value-type="float" office:value="0.063057">
                <text:p>0.063057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7">
                <text:p>197</text:p>
              </table:table-cell>
              <table:table-cell office:value-type="float" office:value="0.061124">
                <text:p>0.06112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8">
                <text:p>198</text:p>
              </table:table-cell>
              <table:table-cell office:value-type="float" office:value="0.027155">
                <text:p>0.02715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8">
                <text:p>198</text:p>
              </table:table-cell>
              <table:table-cell office:value-type="float" office:value="0.033686">
                <text:p>0.033686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">
                <text:p>199</text:p>
              </table:table-cell>
              <table:table-cell office:value-type="float" office:value="0.057423">
                <text:p>0.057423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">
                <text:p>199</text:p>
              </table:table-cell>
              <table:table-cell office:value-type="float" office:value="0.052338">
                <text:p>0.052338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  <table:table-cell office:value-type="float" office:value="0.026865">
                <text:p>0.026865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">
                <text:p>199</text:p>
              </table:table-cell>
              <table:table-cell office:value-type="float" office:value="0.035437">
                <text:p>0.035437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">
                <text:p>199</text:p>
              </table:table-cell>
              <table:table-cell office:value-type="float" office:value="0.031865">
                <text:p>0.031865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  <table:table-cell office:value-type="float" office:value="0.028711">
                <text:p>0.02871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">
                <text:p>199</text:p>
              </table:table-cell>
              <table:table-cell office:value-type="float" office:value="0.038532">
                <text:p>0.038532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">
                <text:p>199</text:p>
              </table:table-cell>
              <table:table-cell office:value-type="float" office:value="0.030125">
                <text:p>0.03012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">
                <text:p>199</text:p>
              </table:table-cell>
              <table:table-cell office:value-type="float" office:value="0.05926">
                <text:p>0.05926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">
                <text:p>198</text:p>
              </table:table-cell>
              <table:table-cell office:value-type="float" office:value="0.036537">
                <text:p>0.036537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8">
                <text:p>198</text:p>
              </table:table-cell>
              <table:table-cell office:value-type="float" office:value="0.055139">
                <text:p>0.055139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">
                <text:p>197</text:p>
              </table:table-cell>
              <table:table-cell office:value-type="float" office:value="0.031098">
                <text:p>0.031098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0.03695">
                <text:p>0.03695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7">
                <text:p>197</text:p>
              </table:table-cell>
              <table:table-cell office:value-type="float" office:value="0.046338">
                <text:p>0.046338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">
                <text:p>197</text:p>
              </table:table-cell>
              <table:table-cell office:value-type="float" office:value="0.098963">
                <text:p>0.098963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">
                <text:p>201</text:p>
              </table:table-cell>
              <table:table-cell office:value-type="float" office:value="0.046048">
                <text:p>0.046048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0.032218">
                <text:p>0.032218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">
                <text:p>199</text:p>
              </table:table-cell>
              <table:table-cell office:value-type="float" office:value="0.032598">
                <text:p>0.03259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">
                <text:p>199</text:p>
              </table:table-cell>
              <table:table-cell office:value-type="float" office:value="0.057232">
                <text:p>0.057232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">
                <text:p>198</text:p>
              </table:table-cell>
              <table:table-cell office:value-type="float" office:value="0.067935">
                <text:p>0.067935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">
                <text:p>198</text:p>
              </table:table-cell>
              <table:table-cell office:value-type="float" office:value="0.063394">
                <text:p>0.06339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">
                <text:p>198</text:p>
              </table:table-cell>
              <table:table-cell office:value-type="float" office:value="0.036032">
                <text:p>0.036032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8">
                <text:p>198</text:p>
              </table:table-cell>
              <table:table-cell office:value-type="float" office:value="0.031753">
                <text:p>0.031753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0.033547">
                <text:p>0.03354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0.051664">
                <text:p>0.051664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">
                <text:p>199</text:p>
              </table:table-cell>
              <table:table-cell office:value-type="float" office:value="0.023516">
                <text:p>0.02351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">
                <text:p>198</text:p>
              </table:table-cell>
              <table:table-cell office:value-type="float" office:value="0.028525">
                <text:p>0.028525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0.028837">
                <text:p>0.028837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">
                <text:p>200</text:p>
              </table:table-cell>
              <table:table-cell office:value-type="float" office:value="0.321084">
                <text:p>0.321084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0.843427">
                <text:p>0.84342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5">
                <text:p>135</text:p>
              </table:table-cell>
              <table:table-cell office:value-type="float" office:value="0.631464">
                <text:p>0.631464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">
                <text:p>118</text:p>
              </table:table-cell>
              <table:table-cell office:value-type="float" office:value="0.368026">
                <text:p>0.368026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0.086505">
                <text:p>0.086505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">
                <text:p>202</text:p>
              </table:table-cell>
              <table:table-cell office:value-type="float" office:value="0.064275">
                <text:p>0.064275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0.068564">
                <text:p>0.068564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0.043388">
                <text:p>0.04338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9">
                <text:p>199</text:p>
              </table:table-cell>
              <table:table-cell office:value-type="float" office:value="0.029888">
                <text:p>0.02988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">
                <text:p>199</text:p>
              </table:table-cell>
              <table:table-cell office:value-type="float" office:value="0.033518">
                <text:p>0.033518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0.023311">
                <text:p>0.02331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">
                <text:p>199</text:p>
              </table:table-cell>
              <table:table-cell office:value-type="float" office:value="0.05834">
                <text:p>0.05834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">
                <text:p>199</text:p>
              </table:table-cell>
              <table:table-cell office:value-type="float" office:value="0.072494">
                <text:p>0.072494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0.811105">
                <text:p>0.811105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1">
                <text:p>151</text:p>
              </table:table-cell>
              <table:table-cell office:value-type="float" office:value="0.764358">
                <text:p>0.76435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">
                <text:p>112</text:p>
              </table:table-cell>
              <table:table-cell office:value-type="float" office:value="0.473418">
                <text:p>0.473418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0.203151">
                <text:p>0.20315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">
                <text:p>200</text:p>
              </table:table-cell>
              <table:table-cell office:value-type="float" office:value="0.031143">
                <text:p>0.031143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0.052887">
                <text:p>0.052887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0.05493">
                <text:p>0.05493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0.026992">
                <text:p>0.026992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">
                <text:p>197</text:p>
              </table:table-cell>
              <table:table-cell office:value-type="float" office:value="0.05575">
                <text:p>0.0557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0.055729">
                <text:p>0.05572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0.053215">
                <text:p>0.053215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0.263711">
                <text:p>0.263711</text:p>
              </table:table-cell>
              <table:table-cell office:value-type="float" office:value="0.002327">
                <text:p>0.0023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112279">
                <text:p>0.112279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9962">
                <text:p>0.09962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7659">
                <text:p>0.07659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0.058782">
                <text:p>0.058782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1">
                <text:p>191</text:p>
              </table:table-cell>
              <table:table-cell office:value-type="float" office:value="0.051896">
                <text:p>0.05189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">
                <text:p>201</text:p>
              </table:table-cell>
              <table:table-cell office:value-type="float" office:value="0.026675">
                <text:p>0.02667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0.037894">
                <text:p>0.03789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0.037486">
                <text:p>0.03748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24885">
                <text:p>0.024885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24777">
                <text:p>0.02477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27293">
                <text:p>0.027293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.027928">
                <text:p>0.02792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0.027138">
                <text:p>0.027138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0.031025">
                <text:p>0.031025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0.029278">
                <text:p>0.029278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9">
                <text:p>199</text:p>
              </table:table-cell>
              <table:table-cell office:value-type="float" office:value="0.025046">
                <text:p>0.02504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0.029629">
                <text:p>0.029629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">
                <text:p>199</text:p>
              </table:table-cell>
              <table:table-cell office:value-type="float" office:value="0.034943">
                <text:p>0.034943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  <table:table-cell office:value-type="float" office:value="0.026725">
                <text:p>0.02672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0.027453">
                <text:p>0.027453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0.0288">
                <text:p>0.028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">
                <text:p>199</text:p>
              </table:table-cell>
              <table:table-cell office:value-type="float" office:value="0.047378">
                <text:p>0.047378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">
                <text:p>199</text:p>
              </table:table-cell>
              <table:table-cell office:value-type="float" office:value="0.086166">
                <text:p>0.086166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9">
                <text:p>199</text:p>
              </table:table-cell>
              <table:table-cell office:value-type="float" office:value="0.076391">
                <text:p>0.07639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0.041211">
                <text:p>0.041211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0.067484">
                <text:p>0.067484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">
                <text:p>199</text:p>
              </table:table-cell>
              <table:table-cell office:value-type="float" office:value="0.037145">
                <text:p>0.03714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  <table:table-cell office:value-type="float" office:value="0.078262">
                <text:p>0.07826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">
                <text:p>198</text:p>
              </table:table-cell>
              <table:table-cell office:value-type="float" office:value="0.054637">
                <text:p>0.054637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105763">
                <text:p>0.105763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">
                <text:p>196</text:p>
              </table:table-cell>
              <table:table-cell office:value-type="float" office:value="0.072489">
                <text:p>0.072489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">
                <text:p>195</text:p>
              </table:table-cell>
              <table:table-cell office:value-type="float" office:value="0.03931">
                <text:p>0.03931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">
                <text:p>196</text:p>
              </table:table-cell>
              <table:table-cell office:value-type="float" office:value="0.082822">
                <text:p>0.082822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5">
                <text:p>195</text:p>
              </table:table-cell>
              <table:table-cell office:value-type="float" office:value="0.03363">
                <text:p>0.03363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7">
                <text:p>197</text:p>
              </table:table-cell>
              <table:table-cell office:value-type="float" office:value="0.034097">
                <text:p>0.03409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0.176449">
                <text:p>0.17644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">
                <text:p>190</text:p>
              </table:table-cell>
              <table:table-cell office:value-type="float" office:value="0.865383">
                <text:p>0.865383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2">
                <text:p>142</text:p>
              </table:table-cell>
              <table:table-cell office:value-type="float" office:value="0.682489">
                <text:p>0.682489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">
                <text:p>115</text:p>
              </table:table-cell>
              <table:table-cell office:value-type="float" office:value="0.41839">
                <text:p>0.41839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">
                <text:p>147</text:p>
              </table:table-cell>
              <table:table-cell office:value-type="float" office:value="0.122382">
                <text:p>0.122382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0.062594">
                <text:p>0.06259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8">
                <text:p>198</text:p>
              </table:table-cell>
              <table:table-cell office:value-type="float" office:value="0.027566">
                <text:p>0.027566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8">
                <text:p>198</text:p>
              </table:table-cell>
              <table:table-cell office:value-type="float" office:value="0.06236">
                <text:p>0.06236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7">
                <text:p>197</text:p>
              </table:table-cell>
              <table:table-cell office:value-type="float" office:value="0.033909">
                <text:p>0.03390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">
                <text:p>197</text:p>
              </table:table-cell>
              <table:table-cell office:value-type="float" office:value="0.071347">
                <text:p>0.07134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7">
                <text:p>197</text:p>
              </table:table-cell>
              <table:table-cell office:value-type="float" office:value="0.073086">
                <text:p>0.073086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7">
                <text:p>197</text:p>
              </table:table-cell>
              <table:table-cell office:value-type="float" office:value="0.122369">
                <text:p>0.122369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4">
                <text:p>194</text:p>
              </table:table-cell>
              <table:table-cell office:value-type="float" office:value="0.815133">
                <text:p>0.81513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0.77578">
                <text:p>0.77578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0">
                <text:p>110</text:p>
              </table:table-cell>
              <table:table-cell office:value-type="float" office:value="0.577705">
                <text:p>0.577705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">
                <text:p>125</text:p>
              </table:table-cell>
              <table:table-cell office:value-type="float" office:value="0.28801">
                <text:p>0.2880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2">
                <text:p>202</text:p>
              </table:table-cell>
              <table:table-cell office:value-type="float" office:value="0.032362">
                <text:p>0.032362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8">
                <text:p>198</text:p>
              </table:table-cell>
              <table:table-cell office:value-type="float" office:value="0.026991">
                <text:p>0.026991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">
                <text:p>198</text:p>
              </table:table-cell>
              <table:table-cell office:value-type="float" office:value="0.084127">
                <text:p>0.0841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7">
                <text:p>197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">
                <text:p>197</text:p>
              </table:table-cell>
              <table:table-cell office:value-type="float" office:value="0.061888">
                <text:p>0.061888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7">
                <text:p>197</text:p>
              </table:table-cell>
              <table:table-cell office:value-type="float" office:value="0.075514">
                <text:p>0.07551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">
                <text:p>196</text:p>
              </table:table-cell>
              <table:table-cell office:value-type="float" office:value="0.036469">
                <text:p>0.03646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">
                <text:p>196</text:p>
              </table:table-cell>
              <table:table-cell office:value-type="float" office:value="0.680588">
                <text:p>0.680588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3">
                <text:p>163</text:p>
              </table:table-cell>
              <table:table-cell office:value-type="float" office:value="0.47878">
                <text:p>0.47878</text:p>
              </table:table-cell>
              <table:table-cell office:value-type="float" office:value="0.006635">
                <text:p>0.0066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5">
                <text:p>175</text:p>
              </table:table-cell>
              <table:table-cell office:value-type="float" office:value="0.289982">
                <text:p>0.289982</text:p>
              </table:table-cell>
              <table:table-cell office:value-type="float" office:value="0.007126">
                <text:p>0.0071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5">
                <text:p>185</text:p>
              </table:table-cell>
              <table:table-cell office:value-type="float" office:value="0.414551">
                <text:p>0.414551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5">
                <text:p>185</text:p>
              </table:table-cell>
              <table:table-cell office:value-type="float" office:value="0.218542">
                <text:p>0.218542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4">
                <text:p>184</text:p>
              </table:table-cell>
              <table:table-cell office:value-type="float" office:value="0.966222">
                <text:p>0.966222</text:p>
              </table:table-cell>
              <table:table-cell office:value-type="float" office:value="0.010619">
                <text:p>0.0106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3">
                <text:p>153</text:p>
              </table:table-cell>
              <table:table-cell office:value-type="float" office:value="1.615386">
                <text:p>1.615386</text:p>
              </table:table-cell>
              <table:table-cell office:value-type="float" office:value="0.005706">
                <text:p>0.0057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2">
                <text:p>112</text:p>
              </table:table-cell>
              <table:table-cell office:value-type="float" office:value="1.340793">
                <text:p>1.340793</text:p>
              </table:table-cell>
              <table:table-cell office:value-type="float" office:value="0.006047">
                <text:p>0.006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8">
                <text:p>98</text:p>
              </table:table-cell>
              <table:table-cell office:value-type="float" office:value="1.095855">
                <text:p>1.095855</text:p>
              </table:table-cell>
              <table:table-cell office:value-type="float" office:value="0.015422">
                <text:p>0.0154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">
                <text:p>101</text:p>
              </table:table-cell>
              <table:table-cell office:value-type="float" office:value="0.819952">
                <text:p>0.819952</text:p>
              </table:table-cell>
              <table:table-cell office:value-type="float" office:value="0.011285">
                <text:p>0.0112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">
                <text:p>157</text:p>
              </table:table-cell>
              <table:table-cell office:value-type="float" office:value="0.836408">
                <text:p>0.836408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">
                <text:p>170</text:p>
              </table:table-cell>
              <table:table-cell office:value-type="float" office:value="0.702788">
                <text:p>0.702788</text:p>
              </table:table-cell>
              <table:table-cell office:value-type="float" office:value="0.010386">
                <text:p>0.0103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">
                <text:p>157</text:p>
              </table:table-cell>
              <table:table-cell office:value-type="float" office:value="0.598429">
                <text:p>0.598429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2">
                <text:p>172</text:p>
              </table:table-cell>
              <table:table-cell office:value-type="float" office:value="0.372308">
                <text:p>0.372308</text:p>
              </table:table-cell>
              <table:table-cell office:value-type="float" office:value="0.009136">
                <text:p>0.009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4">
                <text:p>164</text:p>
              </table:table-cell>
              <table:table-cell office:value-type="float" office:value="0.658249">
                <text:p>0.658249</text:p>
              </table:table-cell>
              <table:table-cell office:value-type="float" office:value="0.009296">
                <text:p>0.009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">
                <text:p>163</text:p>
              </table:table-cell>
              <table:table-cell office:value-type="float" office:value="0.462945">
                <text:p>0.462945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5">
                <text:p>175</text:p>
              </table:table-cell>
              <table:table-cell office:value-type="float" office:value="0.191765">
                <text:p>0.191765</text:p>
              </table:table-cell>
              <table:table-cell office:value-type="float" office:value="0.004091">
                <text:p>0.004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5">
                <text:p>185</text:p>
              </table:table-cell>
              <table:table-cell office:value-type="float" office:value="0.082514">
                <text:p>0.082514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4">
                <text:p>184</text:p>
              </table:table-cell>
              <table:table-cell office:value-type="float" office:value="0.086091">
                <text:p>0.086091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3">
                <text:p>193</text:p>
              </table:table-cell>
              <table:table-cell office:value-type="float" office:value="0.207884">
                <text:p>0.207884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2">
                <text:p>192</text:p>
              </table:table-cell>
              <table:table-cell office:value-type="float" office:value="0.235468">
                <text:p>0.235468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">
                <text:p>198</text:p>
              </table:table-cell>
              <table:table-cell office:value-type="float" office:value="0.475892">
                <text:p>0.475892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1">
                <text:p>171</text:p>
              </table:table-cell>
              <table:table-cell office:value-type="float" office:value="0.948088">
                <text:p>0.948088</text:p>
              </table:table-cell>
              <table:table-cell office:value-type="float" office:value="0.010957">
                <text:p>0.010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6">
                <text:p>126</text:p>
              </table:table-cell>
              <table:table-cell office:value-type="float" office:value="0.707653">
                <text:p>0.707653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">
                <text:p>120</text:p>
              </table:table-cell>
              <table:table-cell office:value-type="float" office:value="0.465575">
                <text:p>0.465575</text:p>
              </table:table-cell>
              <table:table-cell office:value-type="float" office:value="0.005368">
                <text:p>0.0053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4">
                <text:p>144</text:p>
              </table:table-cell>
              <table:table-cell office:value-type="float" office:value="0.191157">
                <text:p>0.191157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">
                <text:p>201</text:p>
              </table:table-cell>
              <table:table-cell office:value-type="float" office:value="0.114474">
                <text:p>0.11447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">
                <text:p>195</text:p>
              </table:table-cell>
              <table:table-cell office:value-type="float" office:value="0.138434">
                <text:p>0.138434</text:p>
              </table:table-cell>
              <table:table-cell office:value-type="float" office:value="0.003493">
                <text:p>0.0034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1">
                <text:p>191</text:p>
              </table:table-cell>
              <table:table-cell office:value-type="float" office:value="0.183064">
                <text:p>0.183064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2">
                <text:p>192</text:p>
              </table:table-cell>
              <table:table-cell office:value-type="float" office:value="0.065197">
                <text:p>0.065197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0.077823">
                <text:p>0.077823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5">
                <text:p>195</text:p>
              </table:table-cell>
              <table:table-cell office:value-type="float" office:value="0.143267">
                <text:p>0.143267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6">
                <text:p>196</text:p>
              </table:table-cell>
              <table:table-cell office:value-type="float" office:value="0.867704">
                <text:p>0.867704</text:p>
              </table:table-cell>
              <table:table-cell office:value-type="float" office:value="0.002443">
                <text:p>0.0024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5">
                <text:p>155</text:p>
              </table:table-cell>
              <table:table-cell office:value-type="float" office:value="0.859882">
                <text:p>0.859882</text:p>
              </table:table-cell>
              <table:table-cell office:value-type="float" office:value="0.003009">
                <text:p>0.003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">
                <text:p>116</text:p>
              </table:table-cell>
              <table:table-cell office:value-type="float" office:value="0.59179">
                <text:p>0.59179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1">
                <text:p>111</text:p>
              </table:table-cell>
              <table:table-cell office:value-type="float" office:value="0.363287">
                <text:p>0.363287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0">
                <text:p>180</text:p>
              </table:table-cell>
              <table:table-cell office:value-type="float" office:value="0.223591">
                <text:p>0.223591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1">
                <text:p>201</text:p>
              </table:table-cell>
              <table:table-cell office:value-type="float" office:value="0.120537">
                <text:p>0.120537</text:p>
              </table:table-cell>
              <table:table-cell office:value-type="float" office:value="0.002414">
                <text:p>0.002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3">
                <text:p>193</text:p>
              </table:table-cell>
              <table:table-cell office:value-type="float" office:value="0.250393">
                <text:p>0.250393</text:p>
              </table:table-cell>
              <table:table-cell office:value-type="float" office:value="0.004682">
                <text:p>0.004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0">
                <text:p>190</text:p>
              </table:table-cell>
              <table:table-cell office:value-type="float" office:value="0.133967">
                <text:p>0.133967</text:p>
              </table:table-cell>
              <table:table-cell office:value-type="float" office:value="0.000298">
                <text:p>0.000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5">
                <text:p>185</text:p>
              </table:table-cell>
              <table:table-cell office:value-type="float" office:value="0.136507">
                <text:p>0.136507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">
                <text:p>186</text:p>
              </table:table-cell>
              <table:table-cell office:value-type="float" office:value="0.103274">
                <text:p>0.103274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9">
                <text:p>189</text:p>
              </table:table-cell>
              <table:table-cell office:value-type="float" office:value="0.183875">
                <text:p>0.183875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5">
                <text:p>185</text:p>
              </table:table-cell>
              <table:table-cell office:value-type="float" office:value="0.090252">
                <text:p>0.090252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0">
                <text:p>190</text:p>
              </table:table-cell>
              <table:table-cell office:value-type="float" office:value="0.129141">
                <text:p>0.129141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">
                <text:p>192</text:p>
              </table:table-cell>
              <table:table-cell office:value-type="float" office:value="0.072972">
                <text:p>0.072972</text:p>
              </table:table-cell>
              <table:table-cell office:value-type="float" office:value="0.003567">
                <text:p>0.0035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2">
                <text:p>192</text:p>
              </table:table-cell>
              <table:table-cell office:value-type="float" office:value="0.084589">
                <text:p>0.084589</text:p>
              </table:table-cell>
              <table:table-cell office:value-type="float" office:value="0.002361">
                <text:p>0.0023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">
                <text:p>195</text:p>
              </table:table-cell>
              <table:table-cell office:value-type="float" office:value="0.106211">
                <text:p>0.106211</text:p>
              </table:table-cell>
              <table:table-cell office:value-type="float" office:value="0.002375">
                <text:p>0.002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3">
                <text:p>193</text:p>
              </table:table-cell>
              <table:table-cell office:value-type="float" office:value="0.203093">
                <text:p>0.203093</text:p>
              </table:table-cell>
              <table:table-cell office:value-type="float" office:value="0.008872">
                <text:p>0.0088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">
                <text:p>190</text:p>
              </table:table-cell>
              <table:table-cell office:value-type="float" office:value="0.145798">
                <text:p>0.145798</text:p>
              </table:table-cell>
              <table:table-cell office:value-type="float" office:value="0.008071">
                <text:p>0.008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9">
                <text:p>189</text:p>
              </table:table-cell>
              <table:table-cell office:value-type="float" office:value="0.147605">
                <text:p>0.147605</text:p>
              </table:table-cell>
              <table:table-cell office:value-type="float" office:value="0.001438">
                <text:p>0.0014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6">
                <text:p>186</text:p>
              </table:table-cell>
              <table:table-cell office:value-type="float" office:value="0.066155">
                <text:p>0.066155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0.001409">
                <text:p>0.001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3">
                <text:p>193</text:p>
              </table:table-cell>
              <table:table-cell office:value-type="float" office:value="0.160201">
                <text:p>0.160201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4">
                <text:p>194</text:p>
              </table:table-cell>
              <table:table-cell office:value-type="float" office:value="0.051285">
                <text:p>0.051285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7">
                <text:p>197</text:p>
              </table:table-cell>
              <table:table-cell office:value-type="float" office:value="0.042078">
                <text:p>0.042078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6">
                <text:p>196</text:p>
              </table:table-cell>
              <table:table-cell office:value-type="float" office:value="0.041945">
                <text:p>0.041945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6">
                <text:p>196</text:p>
              </table:table-cell>
              <table:table-cell office:value-type="float" office:value="0.033528">
                <text:p>0.033528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9">
                <text:p>199</text:p>
              </table:table-cell>
              <table:table-cell office:value-type="float" office:value="0.102633">
                <text:p>0.102633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8">
                <text:p>198</text:p>
              </table:table-cell>
              <table:table-cell office:value-type="float" office:value="0.169658">
                <text:p>0.16965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6">
                <text:p>196</text:p>
              </table:table-cell>
              <table:table-cell office:value-type="float" office:value="0.086927">
                <text:p>0.086927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6">
                <text:p>196</text:p>
              </table:table-cell>
              <table:table-cell office:value-type="float" office:value="0.053686">
                <text:p>0.05368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6">
                <text:p>196</text:p>
              </table:table-cell>
              <table:table-cell office:value-type="float" office:value="0.071474">
                <text:p>0.071474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5">
                <text:p>195</text:p>
              </table:table-cell>
              <table:table-cell office:value-type="float" office:value="0.064078">
                <text:p>0.064078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8">
                <text:p>198</text:p>
              </table:table-cell>
              <table:table-cell office:value-type="float" office:value="0.065258">
                <text:p>0.06525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8">
                <text:p>198</text:p>
              </table:table-cell>
              <table:table-cell office:value-type="float" office:value="0.074289">
                <text:p>0.074289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6">
                <text:p>196</text:p>
              </table:table-cell>
              <table:table-cell office:value-type="float" office:value="0.071778">
                <text:p>0.071778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7">
                <text:p>197</text:p>
              </table:table-cell>
              <table:table-cell office:value-type="float" office:value="0.050238">
                <text:p>0.050238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7">
                <text:p>197</text:p>
              </table:table-cell>
              <table:table-cell office:value-type="float" office:value="0.034491">
                <text:p>0.034491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8">
                <text:p>198</text:p>
              </table:table-cell>
              <table:table-cell office:value-type="float" office:value="0.093133">
                <text:p>0.093133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8">
                <text:p>198</text:p>
              </table:table-cell>
              <table:table-cell office:value-type="float" office:value="0.043849">
                <text:p>0.043849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8">
                <text:p>198</text:p>
              </table:table-cell>
              <table:table-cell office:value-type="float" office:value="0.044728">
                <text:p>0.04472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8">
                <text:p>198</text:p>
              </table:table-cell>
              <table:table-cell office:value-type="float" office:value="0.03713">
                <text:p>0.0371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8">
                <text:p>198</text:p>
              </table:table-cell>
              <table:table-cell office:value-type="float" office:value="0.069331">
                <text:p>0.06933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7">
                <text:p>197</text:p>
              </table:table-cell>
              <table:table-cell office:value-type="float" office:value="0.025655">
                <text:p>0.02565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">
                <text:p>199</text:p>
              </table:table-cell>
              <table:table-cell office:value-type="float" office:value="0.091123">
                <text:p>0.09112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">
                <text:p>198</text:p>
              </table:table-cell>
              <table:table-cell office:value-type="float" office:value="0.08807">
                <text:p>0.08807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.222285">
                <text:p>0.222285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">
                <text:p>179</text:p>
              </table:table-cell>
              <table:table-cell office:value-type="float" office:value="0.12741">
                <text:p>0.12741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8">
                <text:p>208</text:p>
              </table:table-cell>
              <table:table-cell office:value-type="float" office:value="0.101337">
                <text:p>0.101337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8">
                <text:p>198</text:p>
              </table:table-cell>
              <table:table-cell office:value-type="float" office:value="0.078489">
                <text:p>0.078489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8">
                <text:p>198</text:p>
              </table:table-cell>
              <table:table-cell office:value-type="float" office:value="0.049158">
                <text:p>0.049158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9">
                <text:p>199</text:p>
              </table:table-cell>
              <table:table-cell office:value-type="float" office:value="0.075013">
                <text:p>0.075013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8">
                <text:p>198</text:p>
              </table:table-cell>
              <table:table-cell office:value-type="float" office:value="0.089007">
                <text:p>0.089007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7">
                <text:p>197</text:p>
              </table:table-cell>
              <table:table-cell office:value-type="float" office:value="0.057004">
                <text:p>0.057004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7">
                <text:p>197</text:p>
              </table:table-cell>
              <table:table-cell office:value-type="float" office:value="0.04046">
                <text:p>0.04046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">
                <text:p>197</text:p>
              </table:table-cell>
              <table:table-cell office:value-type="float" office:value="0.068592">
                <text:p>0.068592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7">
                <text:p>197</text:p>
              </table:table-cell>
              <table:table-cell office:value-type="float" office:value="0.055907">
                <text:p>0.05590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">
                <text:p>200</text:p>
              </table:table-cell>
              <table:table-cell office:value-type="float" office:value="0.05667">
                <text:p>0.0566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8">
                <text:p>198</text:p>
              </table:table-cell>
              <table:table-cell office:value-type="float" office:value="0.04268">
                <text:p>0.04268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8">
                <text:p>198</text:p>
              </table:table-cell>
              <table:table-cell office:value-type="float" office:value="0.031899">
                <text:p>0.031899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">
                <text:p>200</text:p>
              </table:table-cell>
              <table:table-cell office:value-type="float" office:value="0.725658">
                <text:p>0.725658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">
                <text:p>157</text:p>
              </table:table-cell>
              <table:table-cell office:value-type="float" office:value="0.791832">
                <text:p>0.791832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7">
                <text:p>117</text:p>
              </table:table-cell>
              <table:table-cell office:value-type="float" office:value="0.524898">
                <text:p>0.524898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8">
                <text:p>118</text:p>
              </table:table-cell>
              <table:table-cell office:value-type="float" office:value="0.290077">
                <text:p>0.290077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9">
                <text:p>199</text:p>
              </table:table-cell>
              <table:table-cell office:value-type="float" office:value="0.041431">
                <text:p>0.041431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">
                <text:p>200</text:p>
              </table:table-cell>
              <table:table-cell office:value-type="float" office:value="0.06553">
                <text:p>0.0655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9">
                <text:p>199</text:p>
              </table:table-cell>
              <table:table-cell office:value-type="float" office:value="0.128594">
                <text:p>0.128594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1">
                <text:p>191</text:p>
              </table:table-cell>
              <table:table-cell office:value-type="float" office:value="0.093466">
                <text:p>0.09346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6">
                <text:p>206</text:p>
              </table:table-cell>
              <table:table-cell office:value-type="float" office:value="0.08096">
                <text:p>0.08096</text:p>
              </table:table-cell>
              <table:table-cell office:value-type="float" office:value="0.001201">
                <text:p>0.001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9">
                <text:p>199</text:p>
              </table:table-cell>
              <table:table-cell office:value-type="float" office:value="0.059749">
                <text:p>0.059749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9">
                <text:p>199</text:p>
              </table:table-cell>
              <table:table-cell office:value-type="float" office:value="0.106546">
                <text:p>0.10654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0.077621">
                <text:p>0.077621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8">
                <text:p>198</text:p>
              </table:table-cell>
              <table:table-cell office:value-type="float" office:value="0.04407">
                <text:p>0.04407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8">
                <text:p>198</text:p>
              </table:table-cell>
              <table:table-cell office:value-type="float" office:value="0.034891">
                <text:p>0.03489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8">
                <text:p>198</text:p>
              </table:table-cell>
              <table:table-cell office:value-type="float" office:value="0.059027">
                <text:p>0.05902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8">
                <text:p>198</text:p>
              </table:table-cell>
              <table:table-cell office:value-type="float" office:value="0.038087">
                <text:p>0.038087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8">
                <text:p>198</text:p>
              </table:table-cell>
              <table:table-cell office:value-type="float" office:value="0.08179">
                <text:p>0.08179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">
                <text:p>197</text:p>
              </table:table-cell>
              <table:table-cell office:value-type="float" office:value="0.095089">
                <text:p>0.095089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">
                <text:p>197</text:p>
              </table:table-cell>
              <table:table-cell office:value-type="float" office:value="0.160834">
                <text:p>0.160834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4">
                <text:p>184</text:p>
              </table:table-cell>
              <table:table-cell office:value-type="float" office:value="0.094451">
                <text:p>0.094451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7">
                <text:p>207</text:p>
              </table:table-cell>
              <table:table-cell office:value-type="float" office:value="0.178456">
                <text:p>0.178456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0.06028">
                <text:p>0.0602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5">
                <text:p>195</text:p>
              </table:table-cell>
              <table:table-cell office:value-type="float" office:value="0.029546">
                <text:p>0.02954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">
                <text:p>195</text:p>
              </table:table-cell>
              <table:table-cell office:value-type="float" office:value="0.03163">
                <text:p>0.03163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5">
                <text:p>195</text:p>
              </table:table-cell>
              <table:table-cell office:value-type="float" office:value="0.057454">
                <text:p>0.057454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8">
                <text:p>198</text:p>
              </table:table-cell>
              <table:table-cell office:value-type="float" office:value="0.03804">
                <text:p>0.0380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8">
                <text:p>198</text:p>
              </table:table-cell>
              <table:table-cell office:value-type="float" office:value="0.027433">
                <text:p>0.02743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">
                <text:p>200</text:p>
              </table:table-cell>
              <table:table-cell office:value-type="float" office:value="0.02645">
                <text:p>0.02645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9">
                <text:p>199</text:p>
              </table:table-cell>
              <table:table-cell office:value-type="float" office:value="0.02893">
                <text:p>0.02893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9">
                <text:p>199</text:p>
              </table:table-cell>
              <table:table-cell office:value-type="float" office:value="0.033411">
                <text:p>0.033411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9">
                <text:p>199</text:p>
              </table:table-cell>
              <table:table-cell office:value-type="float" office:value="0.076503">
                <text:p>0.076503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8">
                <text:p>198</text:p>
              </table:table-cell>
              <table:table-cell office:value-type="float" office:value="0.128057">
                <text:p>0.12805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">
                <text:p>197</text:p>
              </table:table-cell>
              <table:table-cell office:value-type="float" office:value="0.097448">
                <text:p>0.097448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7">
                <text:p>197</text:p>
              </table:table-cell>
              <table:table-cell office:value-type="float" office:value="0.21018">
                <text:p>0.21018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4">
                <text:p>194</text:p>
              </table:table-cell>
              <table:table-cell office:value-type="float" office:value="0.076768">
                <text:p>0.076768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6">
                <text:p>196</text:p>
              </table:table-cell>
              <table:table-cell office:value-type="float" office:value="0.030823">
                <text:p>0.03082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">
                <text:p>195</text:p>
              </table:table-cell>
              <table:table-cell office:value-type="float" office:value="0.03385">
                <text:p>0.0338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7">
                <text:p>197</text:p>
              </table:table-cell>
              <table:table-cell office:value-type="float" office:value="0.062088">
                <text:p>0.06208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6">
                <text:p>196</text:p>
              </table:table-cell>
              <table:table-cell office:value-type="float" office:value="0.031692">
                <text:p>0.031692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9">
                <text:p>199</text:p>
              </table:table-cell>
              <table:table-cell office:value-type="float" office:value="0.02837">
                <text:p>0.02837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8">
                <text:p>198</text:p>
              </table:table-cell>
              <table:table-cell office:value-type="float" office:value="0.051696">
                <text:p>0.051696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8">
                <text:p>198</text:p>
              </table:table-cell>
              <table:table-cell office:value-type="float" office:value="0.066364">
                <text:p>0.066364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8">
                <text:p>198</text:p>
              </table:table-cell>
              <table:table-cell office:value-type="float" office:value="0.055306">
                <text:p>0.05530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7">
                <text:p>197</text:p>
              </table:table-cell>
              <table:table-cell office:value-type="float" office:value="0.034196">
                <text:p>0.034196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7">
                <text:p>197</text:p>
              </table:table-cell>
              <table:table-cell office:value-type="float" office:value="0.062621">
                <text:p>0.062621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6">
                <text:p>196</text:p>
              </table:table-cell>
              <table:table-cell office:value-type="float" office:value="0.0309">
                <text:p>0.030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">
                <text:p>197</text:p>
              </table:table-cell>
              <table:table-cell office:value-type="float" office:value="0.045593">
                <text:p>0.045593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8">
                <text:p>198</text:p>
              </table:table-cell>
              <table:table-cell office:value-type="float" office:value="0.032676">
                <text:p>0.03267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8">
                <text:p>198</text:p>
              </table:table-cell>
              <table:table-cell office:value-type="float" office:value="0.092628">
                <text:p>0.09262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7">
                <text:p>197</text:p>
              </table:table-cell>
              <table:table-cell office:value-type="float" office:value="0.066698">
                <text:p>0.06669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6">
                <text:p>196</text:p>
              </table:table-cell>
              <table:table-cell office:value-type="float" office:value="0.062416">
                <text:p>0.06241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">
                <text:p>195</text:p>
              </table:table-cell>
              <table:table-cell office:value-type="float" office:value="0.127137">
                <text:p>0.127137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">
                <text:p>189</text:p>
              </table:table-cell>
              <table:table-cell office:value-type="float" office:value="0.183254">
                <text:p>0.183254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7">
                <text:p>187</text:p>
              </table:table-cell>
              <table:table-cell office:value-type="float" office:value="0.158137">
                <text:p>0.158137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8">
                <text:p>208</text:p>
              </table:table-cell>
              <table:table-cell office:value-type="float" office:value="0.072769">
                <text:p>0.072769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9">
                <text:p>199</text:p>
              </table:table-cell>
              <table:table-cell office:value-type="float" office:value="0.039707">
                <text:p>0.039707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9">
                <text:p>199</text:p>
              </table:table-cell>
              <table:table-cell office:value-type="float" office:value="0.051116">
                <text:p>0.051116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9">
                <text:p>199</text:p>
              </table:table-cell>
              <table:table-cell office:value-type="float" office:value="0.044598">
                <text:p>0.044598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">
                <text:p>199</text:p>
              </table:table-cell>
              <table:table-cell office:value-type="float" office:value="0.06554">
                <text:p>0.06554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">
                <text:p>198</text:p>
              </table:table-cell>
              <table:table-cell office:value-type="float" office:value="0.051852">
                <text:p>0.051852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8">
                <text:p>198</text:p>
              </table:table-cell>
              <table:table-cell office:value-type="float" office:value="0.0503">
                <text:p>0.0503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8">
                <text:p>198</text:p>
              </table:table-cell>
              <table:table-cell office:value-type="float" office:value="0.03215">
                <text:p>0.0321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8">
                <text:p>198</text:p>
              </table:table-cell>
              <table:table-cell office:value-type="float" office:value="0.030715">
                <text:p>0.03071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9">
                <text:p>199</text:p>
              </table:table-cell>
              <table:table-cell office:value-type="float" office:value="0.032968">
                <text:p>0.03296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">
                <text:p>199</text:p>
              </table:table-cell>
              <table:table-cell office:value-type="float" office:value="0.049946">
                <text:p>0.049946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9">
                <text:p>199</text:p>
              </table:table-cell>
              <table:table-cell office:value-type="float" office:value="0.08436">
                <text:p>0.0843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8">
                <text:p>198</text:p>
              </table:table-cell>
              <table:table-cell office:value-type="float" office:value="0.032468">
                <text:p>0.032468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8">
                <text:p>198</text:p>
              </table:table-cell>
              <table:table-cell office:value-type="float" office:value="0.057403">
                <text:p>0.057403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7">
                <text:p>197</text:p>
              </table:table-cell>
              <table:table-cell office:value-type="float" office:value="0.036564">
                <text:p>0.03656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">
                <text:p>197</text:p>
              </table:table-cell>
              <table:table-cell office:value-type="float" office:value="0.03238">
                <text:p>0.03238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8">
                <text:p>198</text:p>
              </table:table-cell>
              <table:table-cell office:value-type="float" office:value="0.055365">
                <text:p>0.055365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8">
                <text:p>198</text:p>
              </table:table-cell>
              <table:table-cell office:value-type="float" office:value="0.118006">
                <text:p>0.118006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">
                <text:p>199</text:p>
              </table:table-cell>
              <table:table-cell office:value-type="float" office:value="0.072197">
                <text:p>0.072197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9">
                <text:p>199</text:p>
              </table:table-cell>
              <table:table-cell office:value-type="float" office:value="0.0842">
                <text:p>0.084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7">
                <text:p>197</text:p>
              </table:table-cell>
              <table:table-cell office:value-type="float" office:value="0.051462">
                <text:p>0.051462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6">
                <text:p>196</text:p>
              </table:table-cell>
              <table:table-cell office:value-type="float" office:value="0.121964">
                <text:p>0.12196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6">
                <text:p>196</text:p>
              </table:table-cell>
              <table:table-cell office:value-type="float" office:value="0.109253">
                <text:p>0.109253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6">
                <text:p>196</text:p>
              </table:table-cell>
              <table:table-cell office:value-type="float" office:value="0.057059">
                <text:p>0.05705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">
                <text:p>196</text:p>
              </table:table-cell>
              <table:table-cell office:value-type="float" office:value="0.029516">
                <text:p>0.029516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">
                <text:p>198</text:p>
              </table:table-cell>
              <table:table-cell office:value-type="float" office:value="0.080057">
                <text:p>0.08005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2">
                <text:p>192</text:p>
              </table:table-cell>
              <table:table-cell office:value-type="float" office:value="0.088005">
                <text:p>0.08800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5">
                <text:p>205</text:p>
              </table:table-cell>
              <table:table-cell office:value-type="float" office:value="0.135041">
                <text:p>0.13504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8">
                <text:p>198</text:p>
              </table:table-cell>
              <table:table-cell office:value-type="float" office:value="0.106478">
                <text:p>0.10647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5">
                <text:p>195</text:p>
              </table:table-cell>
              <table:table-cell office:value-type="float" office:value="0.056881">
                <text:p>0.056881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4">
                <text:p>194</text:p>
              </table:table-cell>
              <table:table-cell office:value-type="float" office:value="0.036585">
                <text:p>0.03658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4">
                <text:p>194</text:p>
              </table:table-cell>
              <table:table-cell office:value-type="float" office:value="0.082025">
                <text:p>0.08202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4">
                <text:p>194</text:p>
              </table:table-cell>
              <table:table-cell office:value-type="float" office:value="0.094178">
                <text:p>0.094178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6">
                <text:p>196</text:p>
              </table:table-cell>
              <table:table-cell office:value-type="float" office:value="0.065625">
                <text:p>0.06562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5">
                <text:p>195</text:p>
              </table:table-cell>
              <table:table-cell office:value-type="float" office:value="0.065775">
                <text:p>0.065775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6">
                <text:p>196</text:p>
              </table:table-cell>
              <table:table-cell office:value-type="float" office:value="0.03822">
                <text:p>0.03822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5">
                <text:p>195</text:p>
              </table:table-cell>
              <table:table-cell office:value-type="float" office:value="0.035664">
                <text:p>0.035664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8">
                <text:p>1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5">
                <text:p>195</text:p>
              </table:table-cell>
              <table:table-cell office:value-type="float" office:value="0.114934">
                <text:p>0.114934</text:p>
              </table:table-cell>
              <table:table-cell office:value-type="float" office:value="0.001348">
                <text:p>0.0013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6">
                <text:p>196</text:p>
              </table:table-cell>
              <table:table-cell office:value-type="float" office:value="0.080066">
                <text:p>0.080066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5">
                <text:p>195</text:p>
              </table:table-cell>
              <table:table-cell office:value-type="float" office:value="0.035826">
                <text:p>0.035826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5">
                <text:p>195</text:p>
              </table:table-cell>
              <table:table-cell office:value-type="float" office:value="0.117684">
                <text:p>0.11768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">
                <text:p>195</text:p>
              </table:table-cell>
              <table:table-cell office:value-type="float" office:value="0.034136">
                <text:p>0.034136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9">
                <text:p>199</text:p>
              </table:table-cell>
              <table:table-cell office:value-type="float" office:value="0.087114">
                <text:p>0.087114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6">
                <text:p>196</text:p>
              </table:table-cell>
              <table:table-cell office:value-type="float" office:value="0.108929">
                <text:p>0.108929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6">
                <text:p>196</text:p>
              </table:table-cell>
              <table:table-cell office:value-type="float" office:value="0.134894">
                <text:p>0.134894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1">
                <text:p>191</text:p>
              </table:table-cell>
              <table:table-cell office:value-type="float" office:value="0.120066">
                <text:p>0.120066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0.180435">
                <text:p>0.180435</text:p>
              </table:table-cell>
              <table:table-cell office:value-type="float" office:value="0.001273">
                <text:p>0.0012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3">
                <text:p>193</text:p>
              </table:table-cell>
              <table:table-cell office:value-type="float" office:value="0.105245">
                <text:p>0.105245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">
                <text:p>193</text:p>
              </table:table-cell>
              <table:table-cell office:value-type="float" office:value="0.032277">
                <text:p>0.032277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3">
                <text:p>193</text:p>
              </table:table-cell>
              <table:table-cell office:value-type="float" office:value="0.033112">
                <text:p>0.033112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0.05691">
                <text:p>0.0569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5">
                <text:p>195</text:p>
              </table:table-cell>
              <table:table-cell office:value-type="float" office:value="0.031217">
                <text:p>0.031217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8">
                <text:p>198</text:p>
              </table:table-cell>
              <table:table-cell office:value-type="float" office:value="0.030799">
                <text:p>0.030799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9">
                <text:p>199</text:p>
              </table:table-cell>
              <table:table-cell office:value-type="float" office:value="0.110089">
                <text:p>0.110089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5">
                <text:p>195</text:p>
              </table:table-cell>
              <table:table-cell office:value-type="float" office:value="0.058145">
                <text:p>0.058145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5">
                <text:p>195</text:p>
              </table:table-cell>
              <table:table-cell office:value-type="float" office:value="0.041893">
                <text:p>0.041893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5">
                <text:p>195</text:p>
              </table:table-cell>
              <table:table-cell office:value-type="float" office:value="0.040404">
                <text:p>0.04040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5">
                <text:p>195</text:p>
              </table:table-cell>
              <table:table-cell office:value-type="float" office:value="0.030353">
                <text:p>0.030353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7">
                <text:p>197</text:p>
              </table:table-cell>
              <table:table-cell office:value-type="float" office:value="0.030883">
                <text:p>0.030883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">
                <text:p>200</text:p>
              </table:table-cell>
              <table:table-cell office:value-type="float" office:value="0.116035">
                <text:p>0.116035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">
                <text:p>196</text:p>
              </table:table-cell>
              <table:table-cell office:value-type="float" office:value="0.055929">
                <text:p>0.055929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5">
                <text:p>195</text:p>
              </table:table-cell>
              <table:table-cell office:value-type="float" office:value="0.037427">
                <text:p>0.037427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5">
                <text:p>195</text:p>
              </table:table-cell>
              <table:table-cell office:value-type="float" office:value="0.035013">
                <text:p>0.03501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5">
                <text:p>195</text:p>
              </table:table-cell>
              <table:table-cell office:value-type="float" office:value="0.060996">
                <text:p>0.060996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7">
                <text:p>197</text:p>
              </table:table-cell>
              <table:table-cell office:value-type="float" office:value="0.046363">
                <text:p>0.046363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8">
                <text:p>198</text:p>
              </table:table-cell>
              <table:table-cell office:value-type="float" office:value="0.11208">
                <text:p>0.112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6">
                <text:p>196</text:p>
              </table:table-cell>
              <table:table-cell office:value-type="float" office:value="0.104818">
                <text:p>0.104818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8">
                <text:p>198</text:p>
              </table:table-cell>
              <table:table-cell office:value-type="float" office:value="0.075418">
                <text:p>0.07541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7">
                <text:p>197</text:p>
              </table:table-cell>
              <table:table-cell office:value-type="float" office:value="0.083779">
                <text:p>0.083779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3">
                <text:p>193</text:p>
              </table:table-cell>
              <table:table-cell office:value-type="float" office:value="0.114773">
                <text:p>0.114773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2">
                <text:p>202</text:p>
              </table:table-cell>
              <table:table-cell office:value-type="float" office:value="0.165515">
                <text:p>0.165515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5">
                <text:p>195</text:p>
              </table:table-cell>
              <table:table-cell office:value-type="float" office:value="0.066245">
                <text:p>0.066245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5">
                <text:p>195</text:p>
              </table:table-cell>
              <table:table-cell office:value-type="float" office:value="0.049335">
                <text:p>0.049335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5">
                <text:p>195</text:p>
              </table:table-cell>
              <table:table-cell office:value-type="float" office:value="0.053409">
                <text:p>0.053409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5">
                <text:p>195</text:p>
              </table:table-cell>
              <table:table-cell office:value-type="float" office:value="0.032692">
                <text:p>0.03269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6">
                <text:p>196</text:p>
              </table:table-cell>
              <table:table-cell office:value-type="float" office:value="0.028355">
                <text:p>0.0283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1">
                <text:p>201</text:p>
              </table:table-cell>
              <table:table-cell office:value-type="float" office:value="0.083855">
                <text:p>0.083855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8">
                <text:p>198</text:p>
              </table:table-cell>
              <table:table-cell office:value-type="float" office:value="0.160768">
                <text:p>0.160768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5">
                <text:p>195</text:p>
              </table:table-cell>
              <table:table-cell office:value-type="float" office:value="0.263651">
                <text:p>0.263651</text:p>
              </table:table-cell>
              <table:table-cell office:value-type="float" office:value="0.001425">
                <text:p>0.0014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3">
                <text:p>193</text:p>
              </table:table-cell>
              <table:table-cell office:value-type="float" office:value="0.169095">
                <text:p>0.169095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7">
                <text:p>197</text:p>
              </table:table-cell>
              <table:table-cell office:value-type="float" office:value="0.16406">
                <text:p>0.16406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2">
                <text:p>192</text:p>
              </table:table-cell>
              <table:table-cell office:value-type="float" office:value="0.185457">
                <text:p>0.185457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3">
                <text:p>183</text:p>
              </table:table-cell>
              <table:table-cell office:value-type="float" office:value="0.312063">
                <text:p>0.312063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9">
                <text:p>189</text:p>
              </table:table-cell>
              <table:table-cell office:value-type="float" office:value="0.281603">
                <text:p>0.281603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1">
                <text:p>191</text:p>
              </table:table-cell>
              <table:table-cell office:value-type="float" office:value="0.25098">
                <text:p>0.2509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7">
                <text:p>187</text:p>
              </table:table-cell>
              <table:table-cell office:value-type="float" office:value="0.217007">
                <text:p>0.217007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7">
                <text:p>197</text:p>
              </table:table-cell>
              <table:table-cell office:value-type="float" office:value="0.148836">
                <text:p>0.148836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5">
                <text:p>195</text:p>
              </table:table-cell>
              <table:table-cell office:value-type="float" office:value="0.08479">
                <text:p>0.08479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4">
                <text:p>194</text:p>
              </table:table-cell>
              <table:table-cell office:value-type="float" office:value="0.042375">
                <text:p>0.04237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6">
                <text:p>196</text:p>
              </table:table-cell>
              <table:table-cell office:value-type="float" office:value="0.036903">
                <text:p>0.036903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6">
                <text:p>196</text:p>
              </table:table-cell>
              <table:table-cell office:value-type="float" office:value="0.076169">
                <text:p>0.076169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7">
                <text:p>197</text:p>
              </table:table-cell>
              <table:table-cell office:value-type="float" office:value="0.038471">
                <text:p>0.03847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7">
                <text:p>197</text:p>
              </table:table-cell>
              <table:table-cell office:value-type="float" office:value="0.036008">
                <text:p>0.0360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">
                <text:p>199</text:p>
              </table:table-cell>
              <table:table-cell office:value-type="float" office:value="0.040529">
                <text:p>0.040529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8">
                <text:p>198</text:p>
              </table:table-cell>
              <table:table-cell office:value-type="float" office:value="0.07804">
                <text:p>0.0780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8">
                <text:p>198</text:p>
              </table:table-cell>
              <table:table-cell office:value-type="float" office:value="0.061067">
                <text:p>0.061067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7">
                <text:p>197</text:p>
              </table:table-cell>
              <table:table-cell office:value-type="float" office:value="0.037679">
                <text:p>0.037679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7">
                <text:p>197</text:p>
              </table:table-cell>
              <table:table-cell office:value-type="float" office:value="0.05234">
                <text:p>0.0523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">
                <text:p>196</text:p>
              </table:table-cell>
              <table:table-cell office:value-type="float" office:value="0.057962">
                <text:p>0.05796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">
                <text:p>196</text:p>
              </table:table-cell>
              <table:table-cell office:value-type="float" office:value="0.041259">
                <text:p>0.04125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">
                <text:p>197</text:p>
              </table:table-cell>
              <table:table-cell office:value-type="float" office:value="0.032315">
                <text:p>0.032315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">
                <text:p>197</text:p>
              </table:table-cell>
              <table:table-cell office:value-type="float" office:value="0.059119">
                <text:p>0.05911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7">
                <text:p>197</text:p>
              </table:table-cell>
              <table:table-cell office:value-type="float" office:value="0.088122">
                <text:p>0.08812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6">
                <text:p>196</text:p>
              </table:table-cell>
              <table:table-cell office:value-type="float" office:value="0.042462">
                <text:p>0.042462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6">
                <text:p>196</text:p>
              </table:table-cell>
              <table:table-cell office:value-type="float" office:value="0.037346">
                <text:p>0.037346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6">
                <text:p>196</text:p>
              </table:table-cell>
              <table:table-cell office:value-type="float" office:value="0.029386">
                <text:p>0.029386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7">
                <text:p>197</text:p>
              </table:table-cell>
              <table:table-cell office:value-type="float" office:value="0.064132">
                <text:p>0.064132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055603">
                <text:p>0.055603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8">
                <text:p>198</text:p>
              </table:table-cell>
              <table:table-cell office:value-type="float" office:value="0.088176">
                <text:p>0.088176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7">
                <text:p>197</text:p>
              </table:table-cell>
              <table:table-cell office:value-type="float" office:value="0.138721">
                <text:p>0.138721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6">
                <text:p>196</text:p>
              </table:table-cell>
              <table:table-cell office:value-type="float" office:value="0.0975">
                <text:p>0.0975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7">
                <text:p>197</text:p>
              </table:table-cell>
              <table:table-cell office:value-type="float" office:value="0.137643">
                <text:p>0.137643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4">
                <text:p>194</text:p>
              </table:table-cell>
              <table:table-cell office:value-type="float" office:value="0.245428">
                <text:p>0.245428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1">
                <text:p>191</text:p>
              </table:table-cell>
              <table:table-cell office:value-type="float" office:value="0.254389">
                <text:p>0.254389</text:p>
              </table:table-cell>
              <table:table-cell office:value-type="float" office:value="0.004975">
                <text:p>0.0049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9">
                <text:p>199</text:p>
              </table:table-cell>
              <table:table-cell office:value-type="float" office:value="0.22866">
                <text:p>0.22866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2">
                <text:p>192</text:p>
              </table:table-cell>
              <table:table-cell office:value-type="float" office:value="0.204458">
                <text:p>0.204458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3">
                <text:p>193</text:p>
              </table:table-cell>
              <table:table-cell office:value-type="float" office:value="0.200474">
                <text:p>0.20047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0">
                <text:p>190</text:p>
              </table:table-cell>
              <table:table-cell office:value-type="float" office:value="0.171115">
                <text:p>0.17111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6">
                <text:p>196</text:p>
              </table:table-cell>
              <table:table-cell office:value-type="float" office:value="0.205834">
                <text:p>0.20583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5">
                <text:p>195</text:p>
              </table:table-cell>
              <table:table-cell office:value-type="float" office:value="0.193818">
                <text:p>0.193818</text:p>
              </table:table-cell>
              <table:table-cell office:value-type="float" office:value="0.006703">
                <text:p>0.0067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3">
                <text:p>193</text:p>
              </table:table-cell>
              <table:table-cell office:value-type="float" office:value="0.368171">
                <text:p>0.368171</text:p>
              </table:table-cell>
              <table:table-cell office:value-type="float" office:value="0.007898">
                <text:p>0.0078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8">
                <text:p>188</text:p>
              </table:table-cell>
              <table:table-cell office:value-type="float" office:value="0.094209">
                <text:p>0.094209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9">
                <text:p>189</text:p>
              </table:table-cell>
              <table:table-cell office:value-type="float" office:value="0.138597">
                <text:p>0.138597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1">
                <text:p>191</text:p>
              </table:table-cell>
              <table:table-cell office:value-type="float" office:value="0.166301">
                <text:p>0.166301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0">
                <text:p>190</text:p>
              </table:table-cell>
              <table:table-cell office:value-type="float" office:value="0.104322">
                <text:p>0.104322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4">
                <text:p>194</text:p>
              </table:table-cell>
              <table:table-cell office:value-type="float" office:value="0.071669">
                <text:p>0.071669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8">
                <text:p>198</text:p>
              </table:table-cell>
              <table:table-cell office:value-type="float" office:value="0.128045">
                <text:p>0.128045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4">
                <text:p>194</text:p>
              </table:table-cell>
              <table:table-cell office:value-type="float" office:value="0.054414">
                <text:p>0.054414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6">
                <text:p>196</text:p>
              </table:table-cell>
              <table:table-cell office:value-type="float" office:value="0.162047">
                <text:p>0.162047</text:p>
              </table:table-cell>
              <table:table-cell office:value-type="float" office:value="0.002499">
                <text:p>0.0024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7">
                <text:p>197</text:p>
              </table:table-cell>
              <table:table-cell office:value-type="float" office:value="0.152607">
                <text:p>0.152607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4">
                <text:p>194</text:p>
              </table:table-cell>
              <table:table-cell office:value-type="float" office:value="0.112421">
                <text:p>0.112421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5">
                <text:p>195</text:p>
              </table:table-cell>
              <table:table-cell office:value-type="float" office:value="0.137648">
                <text:p>0.137648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2">
                <text:p>192</text:p>
              </table:table-cell>
              <table:table-cell office:value-type="float" office:value="0.152722">
                <text:p>0.15272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0">
                <text:p>200</text:p>
              </table:table-cell>
              <table:table-cell office:value-type="float" office:value="0.14555">
                <text:p>0.14555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7">
                <text:p>197</text:p>
              </table:table-cell>
              <table:table-cell office:value-type="float" office:value="0.050063">
                <text:p>0.050063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7">
                <text:p>197</text:p>
              </table:table-cell>
              <table:table-cell office:value-type="float" office:value="0.103378">
                <text:p>0.103378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6">
                <text:p>196</text:p>
              </table:table-cell>
              <table:table-cell office:value-type="float" office:value="0.112931">
                <text:p>0.112931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5">
                <text:p>195</text:p>
              </table:table-cell>
              <table:table-cell office:value-type="float" office:value="0.08278">
                <text:p>0.0827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">
                <text:p>198</text:p>
              </table:table-cell>
              <table:table-cell office:value-type="float" office:value="0.036377">
                <text:p>0.036377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7">
                <text:p>197</text:p>
              </table:table-cell>
              <table:table-cell office:value-type="float" office:value="0.032537">
                <text:p>0.03253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8">
                <text:p>198</text:p>
              </table:table-cell>
              <table:table-cell office:value-type="float" office:value="0.043066">
                <text:p>0.043066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8">
                <text:p>198</text:p>
              </table:table-cell>
              <table:table-cell office:value-type="float" office:value="0.070343">
                <text:p>0.070343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8">
                <text:p>198</text:p>
              </table:table-cell>
              <table:table-cell office:value-type="float" office:value="0.074342">
                <text:p>0.07434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7">
                <text:p>197</text:p>
              </table:table-cell>
              <table:table-cell office:value-type="float" office:value="0.087639">
                <text:p>0.087639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6">
                <text:p>196</text:p>
              </table:table-cell>
              <table:table-cell office:value-type="float" office:value="0.047682">
                <text:p>0.047682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6">
                <text:p>196</text:p>
              </table:table-cell>
              <table:table-cell office:value-type="float" office:value="0.067015">
                <text:p>0.067015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6">
                <text:p>196</text:p>
              </table:table-cell>
              <table:table-cell office:value-type="float" office:value="0.069433">
                <text:p>0.06943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5">
                <text:p>195</text:p>
              </table:table-cell>
              <table:table-cell office:value-type="float" office:value="0.042995">
                <text:p>0.0429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7">
                <text:p>197</text:p>
              </table:table-cell>
              <table:table-cell office:value-type="float" office:value="0.082588">
                <text:p>0.08258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6">
                <text:p>196</text:p>
              </table:table-cell>
              <table:table-cell office:value-type="float" office:value="0.030907">
                <text:p>0.03090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6">
                <text:p>196</text:p>
              </table:table-cell>
              <table:table-cell office:value-type="float" office:value="0.057274">
                <text:p>0.057274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6">
                <text:p>196</text:p>
              </table:table-cell>
              <table:table-cell office:value-type="float" office:value="0.076539">
                <text:p>0.076539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5">
                <text:p>195</text:p>
              </table:table-cell>
              <table:table-cell office:value-type="float" office:value="0.081226">
                <text:p>0.081226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4">
                <text:p>194</text:p>
              </table:table-cell>
              <table:table-cell office:value-type="float" office:value="0.040322">
                <text:p>0.040322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6">
                <text:p>196</text:p>
              </table:table-cell>
              <table:table-cell office:value-type="float" office:value="0.042509">
                <text:p>0.042509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6">
                <text:p>196</text:p>
              </table:table-cell>
              <table:table-cell office:value-type="float" office:value="0.093459">
                <text:p>0.093459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5">
                <text:p>195</text:p>
              </table:table-cell>
              <table:table-cell office:value-type="float" office:value="0.038658">
                <text:p>0.038658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7">
                <text:p>197</text:p>
              </table:table-cell>
              <table:table-cell office:value-type="float" office:value="0.057492">
                <text:p>0.057492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6">
                <text:p>196</text:p>
              </table:table-cell>
              <table:table-cell office:value-type="float" office:value="0.057556">
                <text:p>0.057556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5">
                <text:p>195</text:p>
              </table:table-cell>
              <table:table-cell office:value-type="float" office:value="0.03433">
                <text:p>0.03433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7">
                <text:p>197</text:p>
              </table:table-cell>
              <table:table-cell office:value-type="float" office:value="0.040272">
                <text:p>0.040272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7">
                <text:p>197</text:p>
              </table:table-cell>
              <table:table-cell office:value-type="float" office:value="0.098221">
                <text:p>0.098221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7">
                <text:p>197</text:p>
              </table:table-cell>
              <table:table-cell office:value-type="float" office:value="0.041321">
                <text:p>0.041321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8">
                <text:p>198</text:p>
              </table:table-cell>
              <table:table-cell office:value-type="float" office:value="0.064721">
                <text:p>0.064721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7">
                <text:p>197</text:p>
              </table:table-cell>
              <table:table-cell office:value-type="float" office:value="0.03369">
                <text:p>0.03369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7">
                <text:p>197</text:p>
              </table:table-cell>
              <table:table-cell office:value-type="float" office:value="0.14177">
                <text:p>0.14177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2">
                <text:p>192</text:p>
              </table:table-cell>
              <table:table-cell office:value-type="float" office:value="0.416624">
                <text:p>0.416624</text:p>
              </table:table-cell>
              <table:table-cell office:value-type="float" office:value="0.000374">
                <text:p>0.0003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5">
                <text:p>175</text:p>
              </table:table-cell>
              <table:table-cell office:value-type="float" office:value="0.281967">
                <text:p>0.281967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2">
                <text:p>162</text:p>
              </table:table-cell>
              <table:table-cell office:value-type="float" office:value="0.260942">
                <text:p>0.260942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162884">
                <text:p>0.162884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0">
                <text:p>230</text:p>
              </table:table-cell>
              <table:table-cell office:value-type="float" office:value="0.095885">
                <text:p>0.095885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9">
                <text:p>199</text:p>
              </table:table-cell>
              <table:table-cell office:value-type="float" office:value="0.035273">
                <text:p>0.03527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7">
                <text:p>197</text:p>
              </table:table-cell>
              <table:table-cell office:value-type="float" office:value="0.034874">
                <text:p>0.034874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7">
                <text:p>197</text:p>
              </table:table-cell>
              <table:table-cell office:value-type="float" office:value="0.125025">
                <text:p>0.125025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5">
                <text:p>195</text:p>
              </table:table-cell>
              <table:table-cell office:value-type="float" office:value="0.140249">
                <text:p>0.14024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4">
                <text:p>194</text:p>
              </table:table-cell>
              <table:table-cell office:value-type="float" office:value="0.041118">
                <text:p>0.04111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4">
                <text:p>194</text:p>
              </table:table-cell>
              <table:table-cell office:value-type="float" office:value="0.06219">
                <text:p>0.0621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3">
                <text:p>193</text:p>
              </table:table-cell>
              <table:table-cell office:value-type="float" office:value="0.066082">
                <text:p>0.066082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7">
                <text:p>197</text:p>
              </table:table-cell>
              <table:table-cell office:value-type="float" office:value="0.550155">
                <text:p>0.55015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6">
                <text:p>166</text:p>
              </table:table-cell>
              <table:table-cell office:value-type="float" office:value="0.868208">
                <text:p>0.868208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4">
                <text:p>124</text:p>
              </table:table-cell>
              <table:table-cell office:value-type="float" office:value="0.672523">
                <text:p>0.672523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9">
                <text:p>119</text:p>
              </table:table-cell>
              <table:table-cell office:value-type="float" office:value="0.419888">
                <text:p>0.41988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5">
                <text:p>155</text:p>
              </table:table-cell>
              <table:table-cell office:value-type="float" office:value="0.138601">
                <text:p>0.138601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6">
                <text:p>206</text:p>
              </table:table-cell>
              <table:table-cell office:value-type="float" office:value="0.143663">
                <text:p>0.143663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0">
                <text:p>200</text:p>
              </table:table-cell>
              <table:table-cell office:value-type="float" office:value="0.159179">
                <text:p>0.159179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7">
                <text:p>187</text:p>
              </table:table-cell>
              <table:table-cell office:value-type="float" office:value="0.398171">
                <text:p>0.398171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0">
                <text:p>190</text:p>
              </table:table-cell>
              <table:table-cell office:value-type="float" office:value="0.293015">
                <text:p>0.293015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7">
                <text:p>187</text:p>
              </table:table-cell>
              <table:table-cell office:value-type="float" office:value="0.139561">
                <text:p>0.139561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5">
                <text:p>205</text:p>
              </table:table-cell>
              <table:table-cell office:value-type="float" office:value="0.116471">
                <text:p>0.11647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6">
                <text:p>196</text:p>
              </table:table-cell>
              <table:table-cell office:value-type="float" office:value="0.077157">
                <text:p>0.077157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5">
                <text:p>195</text:p>
              </table:table-cell>
              <table:table-cell office:value-type="float" office:value="0.03315">
                <text:p>0.03315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5">
                <text:p>195</text:p>
              </table:table-cell>
              <table:table-cell office:value-type="float" office:value="0.041917">
                <text:p>0.04191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9">
                <text:p>199</text:p>
              </table:table-cell>
              <table:table-cell office:value-type="float" office:value="0.043104">
                <text:p>0.04310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8">
                <text:p>198</text:p>
              </table:table-cell>
              <table:table-cell office:value-type="float" office:value="0.069888">
                <text:p>0.069888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7">
                <text:p>197</text:p>
              </table:table-cell>
              <table:table-cell office:value-type="float" office:value="0.037393">
                <text:p>0.037393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7">
                <text:p>197</text:p>
              </table:table-cell>
              <table:table-cell office:value-type="float" office:value="0.786009">
                <text:p>0.786009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8">
                <text:p>148</text:p>
              </table:table-cell>
              <table:table-cell office:value-type="float" office:value="1.077044">
                <text:p>1.077044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6">
                <text:p>96</text:p>
              </table:table-cell>
              <table:table-cell office:value-type="float" office:value="1.808215">
                <text:p>1.808215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">
                <text:p>99</text:p>
              </table:table-cell>
              <table:table-cell office:value-type="float" office:value="1.360198">
                <text:p>1.360198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">
                <text:p>101</text:p>
              </table:table-cell>
              <table:table-cell office:value-type="float" office:value="0.877116">
                <text:p>0.877116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9">
                <text:p>119</text:p>
              </table:table-cell>
              <table:table-cell office:value-type="float" office:value="0.233083">
                <text:p>0.233083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4">
                <text:p>204</text:p>
              </table:table-cell>
              <table:table-cell office:value-type="float" office:value="0.082025">
                <text:p>0.082025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5">
                <text:p>195</text:p>
              </table:table-cell>
              <table:table-cell office:value-type="float" office:value="0.031435">
                <text:p>0.031435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5">
                <text:p>195</text:p>
              </table:table-cell>
              <table:table-cell office:value-type="float" office:value="0.028661">
                <text:p>0.028661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5">
                <text:p>195</text:p>
              </table:table-cell>
              <table:table-cell office:value-type="float" office:value="0.04546">
                <text:p>0.04546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6">
                <text:p>196</text:p>
              </table:table-cell>
              <table:table-cell office:value-type="float" office:value="0.032776">
                <text:p>0.03277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8">
                <text:p>198</text:p>
              </table:table-cell>
              <table:table-cell office:value-type="float" office:value="0.070928">
                <text:p>0.070928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">
                <text:p>200</text:p>
              </table:table-cell>
              <table:table-cell office:value-type="float" office:value="0.766674">
                <text:p>0.76667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5">
                <text:p>155</text:p>
              </table:table-cell>
              <table:table-cell office:value-type="float" office:value="0.861728">
                <text:p>0.861728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6">
                <text:p>116</text:p>
              </table:table-cell>
              <table:table-cell office:value-type="float" office:value="0.59142">
                <text:p>0.59142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6">
                <text:p>116</text:p>
              </table:table-cell>
              <table:table-cell office:value-type="float" office:value="0.281726">
                <text:p>0.28172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">
                <text:p>193</text:p>
              </table:table-cell>
              <table:table-cell office:value-type="float" office:value="0.310497">
                <text:p>0.310497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1">
                <text:p>181</text:p>
              </table:table-cell>
              <table:table-cell office:value-type="float" office:value="0.88349">
                <text:p>0.8834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4">
                <text:p>134</text:p>
              </table:table-cell>
              <table:table-cell office:value-type="float" office:value="0.766606">
                <text:p>0.766606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6">
                <text:p>116</text:p>
              </table:table-cell>
              <table:table-cell office:value-type="float" office:value="0.428696">
                <text:p>0.428696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">
                <text:p>137</text:p>
              </table:table-cell>
              <table:table-cell office:value-type="float" office:value="0.264557">
                <text:p>0.264557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">
                <text:p>195</text:p>
              </table:table-cell>
              <table:table-cell office:value-type="float" office:value="0.16425">
                <text:p>0.16425</text:p>
              </table:table-cell>
              <table:table-cell office:value-type="float" office:value="0.001345">
                <text:p>0.0013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9">
                <text:p>199</text:p>
              </table:table-cell>
              <table:table-cell office:value-type="float" office:value="0.496224">
                <text:p>0.496224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5">
                <text:p>175</text:p>
              </table:table-cell>
              <table:table-cell office:value-type="float" office:value="0.974741">
                <text:p>0.974741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9">
                <text:p>129</text:p>
              </table:table-cell>
              <table:table-cell office:value-type="float" office:value="0.818458">
                <text:p>0.818458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9">
                <text:p>119</text:p>
              </table:table-cell>
              <table:table-cell office:value-type="float" office:value="0.521446">
                <text:p>0.521446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3">
                <text:p>133</text:p>
              </table:table-cell>
              <table:table-cell office:value-type="float" office:value="0.405401">
                <text:p>0.405401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4">
                <text:p>194</text:p>
              </table:table-cell>
              <table:table-cell office:value-type="float" office:value="0.371506">
                <text:p>0.371506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6">
                <text:p>186</text:p>
              </table:table-cell>
              <table:table-cell office:value-type="float" office:value="0.226702">
                <text:p>0.226702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9">
                <text:p>179</text:p>
              </table:table-cell>
              <table:table-cell office:value-type="float" office:value="0.13947">
                <text:p>0.13947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3">
                <text:p>193</text:p>
              </table:table-cell>
              <table:table-cell office:value-type="float" office:value="0.164228">
                <text:p>0.16422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9">
                <text:p>189</text:p>
              </table:table-cell>
              <table:table-cell office:value-type="float" office:value="0.18832">
                <text:p>0.18832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3">
                <text:p>193</text:p>
              </table:table-cell>
              <table:table-cell office:value-type="float" office:value="0.094665">
                <text:p>0.09466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0">
                <text:p>200</text:p>
              </table:table-cell>
              <table:table-cell office:value-type="float" office:value="0.030246">
                <text:p>0.03024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7">
                <text:p>197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6">
                <text:p>196</text:p>
              </table:table-cell>
              <table:table-cell office:value-type="float" office:value="0.031076">
                <text:p>0.031076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8">
                <text:p>198</text:p>
              </table:table-cell>
              <table:table-cell office:value-type="float" office:value="0.065536">
                <text:p>0.065536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8">
                <text:p>198</text:p>
              </table:table-cell>
              <table:table-cell office:value-type="float" office:value="0.039839">
                <text:p>0.03983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8">
                <text:p>198</text:p>
              </table:table-cell>
              <table:table-cell office:value-type="float" office:value="0.051677">
                <text:p>0.051677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8">
                <text:p>198</text:p>
              </table:table-cell>
              <table:table-cell office:value-type="float" office:value="0.038441">
                <text:p>0.038441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8">
                <text:p>198</text:p>
              </table:table-cell>
              <table:table-cell office:value-type="float" office:value="0.049553">
                <text:p>0.049553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9">
                <text:p>199</text:p>
              </table:table-cell>
              <table:table-cell office:value-type="float" office:value="0.089313">
                <text:p>0.08931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8">
                <text:p>198</text:p>
              </table:table-cell>
              <table:table-cell office:value-type="float" office:value="0.047263">
                <text:p>0.047263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8">
                <text:p>198</text:p>
              </table:table-cell>
              <table:table-cell office:value-type="float" office:value="0.092405">
                <text:p>0.092405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8">
                <text:p>198</text:p>
              </table:table-cell>
              <table:table-cell office:value-type="float" office:value="0.130315">
                <text:p>0.13031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6">
                <text:p>196</text:p>
              </table:table-cell>
              <table:table-cell office:value-type="float" office:value="0.079702">
                <text:p>0.079702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7">
                <text:p>197</text:p>
              </table:table-cell>
              <table:table-cell office:value-type="float" office:value="0.072792">
                <text:p>0.072792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7">
                <text:p>197</text:p>
              </table:table-cell>
              <table:table-cell office:value-type="float" office:value="0.082158">
                <text:p>0.08215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6">
                <text:p>196</text:p>
              </table:table-cell>
              <table:table-cell office:value-type="float" office:value="0.03259">
                <text:p>0.03259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8">
                <text:p>198</text:p>
              </table:table-cell>
              <table:table-cell office:value-type="float" office:value="0.032731">
                <text:p>0.03273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8">
                <text:p>198</text:p>
              </table:table-cell>
              <table:table-cell office:value-type="float" office:value="0.383536">
                <text:p>0.38353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5">
                <text:p>175</text:p>
              </table:table-cell>
              <table:table-cell office:value-type="float" office:value="0.866994">
                <text:p>0.866994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2">
                <text:p>132</text:p>
              </table:table-cell>
              <table:table-cell office:value-type="float" office:value="0.637155">
                <text:p>0.637155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2">
                <text:p>122</text:p>
              </table:table-cell>
              <table:table-cell office:value-type="float" office:value="0.378922">
                <text:p>0.378922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8">
                <text:p>158</text:p>
              </table:table-cell>
              <table:table-cell office:value-type="float" office:value="0.167611">
                <text:p>0.167611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2">
                <text:p>202</text:p>
              </table:table-cell>
              <table:table-cell office:value-type="float" office:value="0.065075">
                <text:p>0.065075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6">
                <text:p>196</text:p>
              </table:table-cell>
              <table:table-cell office:value-type="float" office:value="0.057051">
                <text:p>0.05705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5">
                <text:p>195</text:p>
              </table:table-cell>
              <table:table-cell office:value-type="float" office:value="0.034814">
                <text:p>0.034814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5">
                <text:p>195</text:p>
              </table:table-cell>
              <table:table-cell office:value-type="float" office:value="0.045351">
                <text:p>0.045351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6">
                <text:p>196</text:p>
              </table:table-cell>
              <table:table-cell office:value-type="float" office:value="0.152515">
                <text:p>0.152515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6">
                <text:p>196</text:p>
              </table:table-cell>
              <table:table-cell office:value-type="float" office:value="0.228695">
                <text:p>0.228695</text:p>
              </table:table-cell>
              <table:table-cell office:value-type="float" office:value="0.002409">
                <text:p>0.0024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6">
                <text:p>196</text:p>
              </table:table-cell>
              <table:table-cell office:value-type="float" office:value="0.111123">
                <text:p>0.111123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2">
                <text:p>192</text:p>
              </table:table-cell>
              <table:table-cell office:value-type="float" office:value="0.097269">
                <text:p>0.097269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2">
                <text:p>192</text:p>
              </table:table-cell>
              <table:table-cell office:value-type="float" office:value="0.188334">
                <text:p>0.188334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6">
                <text:p>186</text:p>
              </table:table-cell>
              <table:table-cell office:value-type="float" office:value="0.91883">
                <text:p>0.91883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  <table:table-cell office:value-type="float" office:value="0.779449">
                <text:p>0.779449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5">
                <text:p>115</text:p>
              </table:table-cell>
              <table:table-cell office:value-type="float" office:value="1.289794">
                <text:p>1.28979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">
                <text:p>106</text:p>
              </table:table-cell>
              <table:table-cell office:value-type="float" office:value="0.943495">
                <text:p>0.9434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8">
                <text:p>148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6">
                <text:p>126</text:p>
              </table:table-cell>
              <table:table-cell office:value-type="float" office:value="0.281506">
                <text:p>0.281506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6">
                <text:p>196</text:p>
              </table:table-cell>
              <table:table-cell office:value-type="float" office:value="0.103727">
                <text:p>0.103727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2">
                <text:p>202</text:p>
              </table:table-cell>
              <table:table-cell office:value-type="float" office:value="0.078271">
                <text:p>0.078271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6">
                <text:p>196</text:p>
              </table:table-cell>
              <table:table-cell office:value-type="float" office:value="0.038982">
                <text:p>0.038982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6">
                <text:p>196</text:p>
              </table:table-cell>
              <table:table-cell office:value-type="float" office:value="0.067831">
                <text:p>0.067831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5">
                <text:p>195</text:p>
              </table:table-cell>
              <table:table-cell office:value-type="float" office:value="0.13008">
                <text:p>0.1300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2">
                <text:p>192</text:p>
              </table:table-cell>
              <table:table-cell office:value-type="float" office:value="0.173786">
                <text:p>0.17378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">
                <text:p>202</text:p>
              </table:table-cell>
              <table:table-cell office:value-type="float" office:value="0.113087">
                <text:p>0.113087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9">
                <text:p>199</text:p>
              </table:table-cell>
              <table:table-cell office:value-type="float" office:value="0.073713">
                <text:p>0.073713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8">
                <text:p>198</text:p>
              </table:table-cell>
              <table:table-cell office:value-type="float" office:value="0.096744">
                <text:p>0.096744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7">
                <text:p>197</text:p>
              </table:table-cell>
              <table:table-cell office:value-type="float" office:value="0.081339">
                <text:p>0.081339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6">
                <text:p>196</text:p>
              </table:table-cell>
              <table:table-cell office:value-type="float" office:value="0.087445">
                <text:p>0.087445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6">
                <text:p>196</text:p>
              </table:table-cell>
              <table:table-cell office:value-type="float" office:value="0.11061">
                <text:p>0.11061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7">
                <text:p>197</text:p>
              </table:table-cell>
              <table:table-cell office:value-type="float" office:value="0.048061">
                <text:p>0.04806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8">
                <text:p>198</text:p>
              </table:table-cell>
              <table:table-cell office:value-type="float" office:value="0.036061">
                <text:p>0.036061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9">
                <text:p>199</text:p>
              </table:table-cell>
              <table:table-cell office:value-type="float" office:value="0.034191">
                <text:p>0.03419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9">
                <text:p>199</text:p>
              </table:table-cell>
              <table:table-cell office:value-type="float" office:value="0.051431">
                <text:p>0.05143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9">
                <text:p>199</text:p>
              </table:table-cell>
              <table:table-cell office:value-type="float" office:value="0.122285">
                <text:p>0.122285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7">
                <text:p>197</text:p>
              </table:table-cell>
              <table:table-cell office:value-type="float" office:value="0.039454">
                <text:p>0.039454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7">
                <text:p>197</text:p>
              </table:table-cell>
              <table:table-cell office:value-type="float" office:value="0.105105">
                <text:p>0.105105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6">
                <text:p>196</text:p>
              </table:table-cell>
              <table:table-cell office:value-type="float" office:value="0.088703">
                <text:p>0.088703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5">
                <text:p>195</text:p>
              </table:table-cell>
              <table:table-cell office:value-type="float" office:value="0.138549">
                <text:p>0.138549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5">
                <text:p>195</text:p>
              </table:table-cell>
              <table:table-cell office:value-type="float" office:value="0.210895">
                <text:p>0.210895</text:p>
              </table:table-cell>
              <table:table-cell office:value-type="float" office:value="0.001514">
                <text:p>0.0015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5">
                <text:p>195</text:p>
              </table:table-cell>
              <table:table-cell office:value-type="float" office:value="0.172414">
                <text:p>0.172414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5">
                <text:p>195</text:p>
              </table:table-cell>
              <table:table-cell office:value-type="float" office:value="0.173228">
                <text:p>0.173228</text:p>
              </table:table-cell>
              <table:table-cell office:value-type="float" office:value="0.000346">
                <text:p>0.0003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4">
                <text:p>194</text:p>
              </table:table-cell>
              <table:table-cell office:value-type="float" office:value="0.11476">
                <text:p>0.1147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3">
                <text:p>193</text:p>
              </table:table-cell>
              <table:table-cell office:value-type="float" office:value="0.086427">
                <text:p>0.0864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6">
                <text:p>196</text:p>
              </table:table-cell>
              <table:table-cell office:value-type="float" office:value="0.045775">
                <text:p>0.04577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6">
                <text:p>196</text:p>
              </table:table-cell>
              <table:table-cell office:value-type="float" office:value="0.037317">
                <text:p>0.037317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7">
                <text:p>197</text:p>
              </table:table-cell>
              <table:table-cell office:value-type="float" office:value="0.061417">
                <text:p>0.061417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8">
                <text:p>198</text:p>
              </table:table-cell>
              <table:table-cell office:value-type="float" office:value="0.082154">
                <text:p>0.082154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8">
                <text:p>198</text:p>
              </table:table-cell>
              <table:table-cell office:value-type="float" office:value="0.071659">
                <text:p>0.071659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7">
                <text:p>197</text:p>
              </table:table-cell>
              <table:table-cell office:value-type="float" office:value="0.145741">
                <text:p>0.14574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6">
                <text:p>196</text:p>
              </table:table-cell>
              <table:table-cell office:value-type="float" office:value="0.141847">
                <text:p>0.141847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7">
                <text:p>197</text:p>
              </table:table-cell>
              <table:table-cell office:value-type="float" office:value="0.106731">
                <text:p>0.106731</text:p>
              </table:table-cell>
              <table:table-cell office:value-type="float" office:value="0.002422">
                <text:p>0.0024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8">
                <text:p>198</text:p>
              </table:table-cell>
              <table:table-cell office:value-type="float" office:value="0.057199">
                <text:p>0.057199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8">
                <text:p>198</text:p>
              </table:table-cell>
              <table:table-cell office:value-type="float" office:value="0.075269">
                <text:p>0.075269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9">
                <text:p>199</text:p>
              </table:table-cell>
              <table:table-cell office:value-type="float" office:value="0.065785">
                <text:p>0.06578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9">
                <text:p>199</text:p>
              </table:table-cell>
              <table:table-cell office:value-type="float" office:value="0.101182">
                <text:p>0.101182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7">
                <text:p>197</text:p>
              </table:table-cell>
              <table:table-cell office:value-type="float" office:value="0.06995">
                <text:p>0.06995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6">
                <text:p>196</text:p>
              </table:table-cell>
              <table:table-cell office:value-type="float" office:value="0.935513">
                <text:p>0.935513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">
                <text:p>146</text:p>
              </table:table-cell>
              <table:table-cell office:value-type="float" office:value="0.790067">
                <text:p>0.790067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0">
                <text:p>110</text:p>
              </table:table-cell>
              <table:table-cell office:value-type="float" office:value="0.642155">
                <text:p>0.642155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2">
                <text:p>122</text:p>
              </table:table-cell>
              <table:table-cell office:value-type="float" office:value="0.290687">
                <text:p>0.29068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4">
                <text:p>194</text:p>
              </table:table-cell>
              <table:table-cell office:value-type="float" office:value="0.154692">
                <text:p>0.154692</text:p>
              </table:table-cell>
              <table:table-cell office:value-type="float" office:value="0.001506">
                <text:p>0.0015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">
                <text:p>204</text:p>
              </table:table-cell>
              <table:table-cell office:value-type="float" office:value="0.34811">
                <text:p>0.34811</text:p>
              </table:table-cell>
              <table:table-cell office:value-type="float" office:value="0.001433">
                <text:p>0.0014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3">
                <text:p>183</text:p>
              </table:table-cell>
              <table:table-cell office:value-type="float" office:value="2.396207">
                <text:p>2.396207</text:p>
              </table:table-cell>
              <table:table-cell office:value-type="float" office:value="0.010799">
                <text:p>0.0107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  <table:table-cell office:value-type="float" office:value="0.913202">
                <text:p>0.913202</text:p>
              </table:table-cell>
              <table:table-cell office:value-type="float" office:value="0.028451">
                <text:p>0.0284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6">
                <text:p>116</text:p>
              </table:table-cell>
              <table:table-cell office:value-type="float" office:value="0.943933">
                <text:p>0.943933</text:p>
              </table:table-cell>
              <table:table-cell office:value-type="float" office:value="0.014641">
                <text:p>0.0146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2">
                <text:p>112</text:p>
              </table:table-cell>
              <table:table-cell office:value-type="float" office:value="0.701523">
                <text:p>0.701523</text:p>
              </table:table-cell>
              <table:table-cell office:value-type="float" office:value="0.013543">
                <text:p>0.0135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5">
                <text:p>135</text:p>
              </table:table-cell>
              <table:table-cell office:value-type="float" office:value="0.625923">
                <text:p>0.625923</text:p>
              </table:table-cell>
              <table:table-cell office:value-type="float" office:value="0.008114">
                <text:p>0.0081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4">
                <text:p>164</text:p>
              </table:table-cell>
              <table:table-cell office:value-type="float" office:value="0.70318">
                <text:p>0.70318</text:p>
              </table:table-cell>
              <table:table-cell office:value-type="float" office:value="0.014209">
                <text:p>0.0142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">
                <text:p>159</text:p>
              </table:table-cell>
              <table:table-cell office:value-type="float" office:value="0.604984">
                <text:p>0.604984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3">
                <text:p>173</text:p>
              </table:table-cell>
              <table:table-cell office:value-type="float" office:value="0.375237">
                <text:p>0.375237</text:p>
              </table:table-cell>
              <table:table-cell office:value-type="float" office:value="0.005238">
                <text:p>0.0052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1">
                <text:p>191</text:p>
              </table:table-cell>
              <table:table-cell office:value-type="float" office:value="0.426515">
                <text:p>0.426515</text:p>
              </table:table-cell>
              <table:table-cell office:value-type="float" office:value="0.004857">
                <text:p>0.0048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8">
                <text:p>178</text:p>
              </table:table-cell>
              <table:table-cell office:value-type="float" office:value="0.955578">
                <text:p>0.955578</text:p>
              </table:table-cell>
              <table:table-cell office:value-type="float" office:value="0.000405">
                <text:p>0.0004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">
                <text:p>143</text:p>
              </table:table-cell>
              <table:table-cell office:value-type="float" office:value="0.821577">
                <text:p>0.821577</text:p>
              </table:table-cell>
              <table:table-cell office:value-type="float" office:value="0.001873">
                <text:p>0.0018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0">
                <text:p>110</text:p>
              </table:table-cell>
              <table:table-cell office:value-type="float" office:value="0.4672">
                <text:p>0.4672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176479">
                <text:p>0.176479</text:p>
              </table:table-cell>
              <table:table-cell office:value-type="float" office:value="0.001784">
                <text:p>0.001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